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76.57mm"/>
    </style:style>
    <style:style style:name="co40" style:family="table-column">
      <style:table-column-properties fo:break-before="auto" style:column-width="23.76mm"/>
    </style:style>
    <style:style style:name="co41" style:family="table-column">
      <style:table-column-properties fo:break-before="auto" style:column-width="34.55mm"/>
    </style:style>
    <style:style style:name="co42" style:family="table-column">
      <style:table-column-properties fo:break-before="auto" style:column-width="56.39mm"/>
    </style:style>
    <style:style style:name="co43" style:family="table-column">
      <style:table-column-properties fo:break-before="auto" style:column-width="15.47mm"/>
    </style:style>
    <style:style style:name="co44" style:family="table-column">
      <style:table-column-properties fo:break-before="auto" style:column-width="45.61mm"/>
    </style:style>
    <style:style style:name="co45" style:family="table-column">
      <style:table-column-properties fo:break-before="auto" style:column-width="17.41mm"/>
    </style:style>
    <style:style style:name="co46" style:family="table-column">
      <style:table-column-properties fo:break-before="auto" style:column-width="12.98mm"/>
    </style:style>
    <style:style style:name="co47" style:family="table-column">
      <style:table-column-properties fo:break-before="auto" style:column-width="21.5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0.13mm"/>
    </style:style>
    <style:style style:name="co50" style:family="table-column">
      <style:table-column-properties fo:break-before="auto" style:column-width="92.89mm"/>
    </style:style>
    <style:style style:name="co51" style:family="table-column">
      <style:table-column-properties fo:break-before="auto" style:column-width="47.27mm"/>
    </style:style>
    <style:style style:name="co52" style:family="table-column">
      <style:table-column-properties fo:break-before="auto" style:column-width="27.92mm"/>
    </style:style>
    <style:style style:name="co53" style:family="table-column">
      <style:table-column-properties fo:break-before="auto" style:column-width="51.96mm"/>
    </style:style>
    <style:style style:name="co54" style:family="table-column">
      <style:table-column-properties fo:break-before="auto" style:column-width="22.38mm"/>
    </style:style>
    <style:style style:name="co55" style:family="table-column">
      <style:table-column-properties fo:break-before="auto" style:column-width="14.38mm"/>
    </style:style>
    <style:style style:name="co56" style:family="table-column">
      <style:table-column-properties fo:break-before="auto" style:column-width="14.64mm"/>
    </style:style>
    <style:style style:name="co57" style:family="table-column">
      <style:table-column-properties fo:break-before="auto" style:column-width="55.02mm"/>
    </style:style>
    <style:style style:name="co58" style:family="table-column">
      <style:table-column-properties fo:break-before="auto" style:column-width="16.3mm"/>
    </style:style>
    <style:style style:name="co59" style:family="table-column">
      <style:table-column-properties fo:break-before="auto" style:column-width="54.45mm"/>
    </style:style>
    <style:style style:name="co60" style:family="table-column">
      <style:table-column-properties fo:break-before="auto" style:column-width="16.86mm"/>
    </style:style>
    <style:style style:name="co61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</style:style>
    <style:style style:name="ce1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5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7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7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27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8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5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356" style:family="table-cell" style:parent-style-name="Default" style:data-style-name="N44"/>
    <style:style style:name="ce357" style:family="table-cell" style:parent-style-name="Default" style:data-style-name="N10044"/>
    <style:style style:name="ce3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9" style:family="table-cell" style:parent-style-name="Default" style:data-style-name="N37"/>
    <style:style style:name="ce360" style:family="table-cell" style:parent-style-name="Default" style:data-style-name="N41"/>
    <style:style style:name="ce3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62" style:family="table-cell" style:parent-style-name="Default">
      <style:table-cell-properties style:vertical-align="middle"/>
    </style:style>
    <style:style style:name="ce36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8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2.2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1"/>
        <table:table-column table:style-name="co12" table:default-cell-style-name="ce151"/>
        <table:table-column table:style-name="co13" table:default-cell-style-name="ce185"/>
        <table:table-column table:style-name="co13" table:default-cell-style-name="Default"/>
        <table:table-column table:style-name="co10" table:default-cell-style-name="Default"/>
        <table:table-column table:style-name="co13" table:default-cell-style-name="ce151"/>
        <table:table-row table:style-name="ro1">
          <table:table-cell table:style-name="ce240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153" office:value-type="string" calcext:value-type="string">
            <text:p>Name</text:p>
          </table:table-cell>
          <table:table-cell table:style-name="ce157" office:value-type="string" calcext:value-type="string">
            <text:p>Reference</text:p>
          </table:table-cell>
          <table:table-cell table:style-name="ce15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254"/>
          <table:covered-table-cell/>
          <table:table-cell table:style-name="ce2" office:value-type="string" calcext:value-type="string">
            <text:p>Index</text:p>
          </table:table-cell>
          <table:table-cell table:style-name="ce153" office:value-type="string" calcext:value-type="string">
            <text:p>Start</text:p>
          </table:table-cell>
          <table:table-cell table:style-name="ce15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153" office:value-type="string" calcext:value-type="string">
            <text:p>Next Step</text:p>
          </table:table-cell>
        </table:table-row>
        <table:table-row table:style-name="ro1">
          <table:table-cell table:style-name="ce240"/>
          <table:table-cell table:style-name="ce144"/>
          <table:table-cell table:style-name="ce154"/>
          <table:table-cell table:style-name="ce158"/>
          <table:table-cell table:style-name="ce154"/>
          <table:table-cell table:style-name="ce144"/>
          <table:table-cell table:style-name="ce240"/>
          <table:table-cell table:style-name="ce240" table:number-columns-spanned="2" table:number-rows-spanned="1"/>
          <table:covered-table-cell table:style-name="ce171"/>
          <table:table-cell table:style-name="ce144"/>
          <table:table-cell table:number-columns-repeated="4"/>
          <table:table-cell table:style-name="ce144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5" office:value-type="string" calcext:value-type="string">
            <text:p>Learn</text:p>
          </table:table-cell>
          <table:table-cell table:style-name="ce150" office:value-type="string" calcext:value-type="string">
            <text:p>GIT</text:p>
          </table:table-cell>
          <table:table-cell table:style-name="ce159" office:value-type="string" calcext:value-type="string">
            <text:p>CodeAcademy</text:p>
          </table:table-cell>
          <table:table-cell table:style-name="ce150" office:value-type="string" calcext:value-type="string">
            <text:p>From 0 to 100%</text:p>
          </table:table-cell>
          <table:table-cell table:style-name="ce160" office:value-type="float" office:value="0.1" calcext:value-type="float">
            <text:p>0,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6">
            <text:p>.0 a .2</text:p>
          </table:table-cell>
          <table:table-cell table:style-name="ce160" office:value-type="float" office:value="0.1" calcext:value-type="float">
            <text:p>0,1</text:p>
          </table:table-cell>
          <table:table-cell table:style-name="ce175" office:value-type="date" office:date-value="2017-01-23" calcext:value-type="date">
            <text:p>23/01/17</text:p>
          </table:table-cell>
          <table:table-cell table:style-name="ce175" office:value-type="date" office:date-value="2017-03-06" calcext:value-type="date">
            <text:p>06/03/17</text:p>
          </table:table-cell>
          <table:table-cell table:number-columns-repeated="2"/>
          <table:table-cell table:style-name="ce160"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SQL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From 0 to 100%</text:p>
          </table:table-cell>
          <table:table-cell table:style-name="ce161" office:value-type="float" office:value="0.2" calcext:value-type="float">
            <text:p>0,2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2" calcext:value-type="float">
            <text:p>0,2</text:p>
          </table:table-cell>
          <table:table-cell table:style-name="ce176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SASS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Overview (optional from 0 to 100%)</text:p>
          </table:table-cell>
          <table:table-cell table:style-name="ce161" office:value-type="float" office:value="0.3" calcext:value-type="float">
            <text:p>0,3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3" calcext:value-type="float">
            <text:p>0,3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Website Deploy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“Deploy a Website”</text:p>
          </table:table-cell>
          <table:table-cell table:style-name="ce161" office:value-type="float" office:value="0.4" calcext:value-type="float">
            <text:p>0,4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4" calcext:value-type="float">
            <text:p>0,4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3-06" calcext:value-type="date">
            <text:p>06/03/17</text:p>
          </table:table-cell>
          <table:table-cell table:number-columns-repeated="2"/>
          <table:table-cell table:style-name="ce161"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Jquery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Overview (optional from 0 to 100%)</text:p>
          </table:table-cell>
          <table:table-cell table:style-name="ce161" office:value-type="float" office:value="0.5" calcext:value-type="float">
            <text:p>0,5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5" calcext:value-type="float">
            <text:p>0,5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Bootstrap</text:p>
          </table:table-cell>
          <table:table-cell table:style-name="ce151" office:value-type="string" calcext:value-type="string">
            <text:p>bootsrap</text:p>
          </table:table-cell>
          <table:table-cell table:style-name="ce151" office:value-type="string" calcext:value-type="string">
            <text:p>Overview</text:p>
          </table:table-cell>
          <table:table-cell table:style-name="ce161" office:value-type="float" office:value="0.6" calcext:value-type="float">
            <text:p>0,6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6" calcext:value-type="float">
            <text:p>0,6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Learn</text:p>
          </table:table-cell>
          <table:table-cell table:style-name="ce151" office:value-type="string" calcext:value-type="string">
            <text:p>Django</text:p>
          </table:table-cell>
          <table:table-cell table:style-name="ce151" office:value-type="string" calcext:value-type="string">
            <text:p>Internet</text:p>
          </table:table-cell>
          <table:table-cell table:style-name="ce151" office:value-type="string" calcext:value-type="string">
            <text:p>Overview</text:p>
          </table:table-cell>
          <table:table-cell table:style-name="ce161" office:value-type="float" office:value="0.7" calcext:value-type="float">
            <text:p>0,7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7" calcext:value-type="float">
            <text:p>0,7</text:p>
          </table:table-cell>
          <table:table-cell table:style-name="ce176" office:value-type="date" office:date-value="2017-01-25" calcext:value-type="date">
            <text:p>25/01/17</text:p>
          </table:table-cell>
          <table:table-cell table:style-name="ce176" office:value-type="date" office:date-value="2017-02-10" calcext:value-type="date">
            <text:p>10/02/17</text:p>
          </table:table-cell>
          <table:table-cell table:number-columns-repeated="2"/>
          <table:table-cell table:style-name="ce161" office:value-type="float" office:value="0.7" calcext:value-type="float">
            <text:p>0,7</text:p>
          </table:table-cell>
          <table:table-cell table:style-name="ce186" office:value-type="float" office:value="9" calcext:value-type="float">
            <text:p>9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Learn</text:p>
          </table:table-cell>
          <table:table-cell table:style-name="ce151" office:value-type="string" calcext:value-type="string">
            <text:p>Produced Data, Programming</text:p>
          </table:table-cell>
          <table:table-cell table:style-name="ce151" office:value-type="string" calcext:value-type="string">
            <text:p>Programing: Python, HTML/CSS, Command Line</text:p>
          </table:table-cell>
          <table:table-cell table:style-name="ce162" office:value-type="string" calcext:value-type="string">
            <text:p>0.0.1</text:p>
          </table:table-cell>
          <table:covered-table-cell table:style-name="ce240"/>
          <table:covered-table-cell table:style-name="ce254"/>
          <table:covered-table-cell/>
          <table:table-cell table:style-name="ce162" office:value-type="string" calcext:value-type="string">
            <text:p>0.0.1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2-15" calcext:value-type="date">
            <text:p>15/02/17</text:p>
          </table:table-cell>
          <table:table-cell table:number-columns-repeated="2"/>
          <table:table-cell table:style-name="ce162" office:value-type="string" calcext:value-type="string">
            <text:p>0.0.1</text:p>
          </table:table-cell>
          <table:table-cell table:style-name="ce187" office:value-type="float" office:value="1" calcext:value-type="float">
            <text:p>1</text:p>
          </table:table-cell>
        </table:table-row>
        <table:table-row table:style-name="ro1">
          <table:covered-table-cell table:style-name="ce136"/>
          <table:table-cell table:style-name="ce146" office:value-type="string" calcext:value-type="string">
            <text:p>Rearrange</text:p>
          </table:table-cell>
          <table:table-cell table:style-name="ce152" office:value-type="string" calcext:value-type="string">
            <text:p>Data</text:p>
          </table:table-cell>
          <table:table-cell table:style-name="ce152" office:value-type="string" calcext:value-type="string">
            <text:p>PI, OC&amp;D, e CGP</text:p>
          </table:table-cell>
          <table:table-cell table:style-name="ce152" office:value-type="string" calcext:value-type="string">
            <text:p>January/2017 content, next trimester deadlines</text:p>
          </table:table-cell>
          <table:table-cell table:style-name="ce140" office:value-type="string" calcext:value-type="string">
            <text:p>0.0.2</text:p>
          </table:table-cell>
          <table:covered-table-cell table:style-name="ce240"/>
          <table:covered-table-cell table:style-name="ce254"/>
          <table:covered-table-cell/>
          <table:table-cell table:style-name="ce140" office:value-type="string" calcext:value-type="string">
            <text:p>0.0.2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2-17" calcext:value-type="date">
            <text:p>17/02/17</text:p>
          </table:table-cell>
          <table:table-cell table:number-columns-repeated="2"/>
          <table:table-cell table:style-name="ce140" office:value-type="string" calcext:value-type="string">
            <text:p>0.0.2</text:p>
          </table:table-cell>
          <table:table-cell table:style-name="ce187" office:value-type="float" office:value="2" calcext:value-type="float">
            <text:p>2</text:p>
          </table:table-cell>
        </table:table-row>
        <table:table-row table:style-name="ro1">
          <table:table-cell table:style-name="ce137" office:value-type="string" calcext:value-type="string" table:number-columns-spanned="1" table:number-rows-spanned="2">
            <text:p>fl0at</text:p>
          </table:table-cell>
          <table:table-cell table:style-name="ce148" office:value-type="string" calcext:value-type="string">
            <text:p>0wrote0</text:p>
          </table:table-cell>
          <table:table-cell table:style-name="ce150" office:value-type="string" calcext:value-type="string">
            <text:p>first stage</text:p>
          </table:table-cell>
          <table:table-cell table:style-name="ce150" office:value-type="string" calcext:value-type="string">
            <text:p>html/css</text:p>
          </table:table-cell>
          <table:table-cell table:style-name="ce150" office:value-type="string" calcext:value-type="string">
            <text:p>First stage 2201207 &amp; First-stage-22012017.css</text:p>
          </table:table-cell>
          <table:table-cell table:style-name="ce163" office:value-type="string" calcext:value-type="string">
            <text:p>f1</text:p>
          </table:table-cell>
          <table:covered-table-cell table:style-name="ce240"/>
          <table:covered-table-cell table:style-name="ce254"/>
          <table:covered-table-cell/>
          <table:table-cell table:style-name="ce163" office:value-type="string" calcext:value-type="string">
            <text:p>f1</text:p>
          </table:table-cell>
          <table:table-cell table:style-name="ce176" office:value-type="date" office:date-value="2017-01-22" calcext:value-type="date">
            <text:p>22/01/17</text:p>
          </table:table-cell>
          <table:table-cell table:style-name="ce176" office:value-type="date" office:date-value="2017-02-02" calcext:value-type="date">
            <text:p>02/02/17</text:p>
          </table:table-cell>
          <table:table-cell table:number-columns-repeated="2"/>
          <table:table-cell table:style-name="ce163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46"/>
          <table:table-cell table:style-name="ce152" table:number-columns-repeated="3"/>
          <table:table-cell table:style-name="ce164"/>
          <table:covered-table-cell table:style-name="ce240"/>
          <table:covered-table-cell table:style-name="ce254"/>
          <table:covered-table-cell/>
          <table:table-cell table:style-name="ce164"/>
          <table:table-cell table:style-name="ce178"/>
          <table:table-cell table:style-name="ce168"/>
          <table:table-cell table:number-columns-repeated="2"/>
          <table:table-cell table:style-name="ce164"/>
          <table:table-cell/>
        </table:table-row>
        <table:table-row table:style-name="ro1">
          <table:table-cell table:style-name="ce254" table:number-columns-repeated="2"/>
          <table:table-cell table:style-name="ce151" table:number-columns-repeated="3"/>
          <table:table-cell table:style-name="ce254"/>
          <table:table-cell table:style-name="ce240"/>
          <table:covered-table-cell table:style-name="ce254"/>
          <table:covered-table-cell/>
          <table:table-cell table:style-name="ce254"/>
          <table:table-cell table:number-columns-repeated="4"/>
          <table:table-cell table:style-name="ce254"/>
          <table:table-cell/>
        </table:table-row>
        <table:table-row table:style-name="ro1">
          <table:table-cell table:style-name="ce2" office:value-type="float" office:value="2.1" calcext:value-type="float" table:number-columns-spanned="1" table:number-rows-spanned="17">
            <text:p>2,1</text:p>
          </table:table-cell>
          <table:table-cell table:style-name="ce145" office:value-type="string" calcext:value-type="string">
            <text:p>Review</text:p>
          </table:table-cell>
          <table:table-cell table:style-name="ce150" office:value-type="string" calcext:value-type="string">
            <text:p>steps</text:p>
          </table:table-cell>
          <table:table-cell table:style-name="ce150" office:value-type="string" calcext:value-type="string">
            <text:p>text file</text:p>
          </table:table-cell>
          <table:table-cell table:style-name="ce150" office:value-type="string" calcext:value-type="string">
            <text:p><text:a xlink:href="../PI%202.0.1/012017/steps%2013012017" xlink:type="simple">Steps 13012017</text:a></text:p>
          </table:table-cell>
          <table:table-cell table:style-name="ce160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254"/>
          <table:covered-table-cell/>
          <table:table-cell table:style-name="ce160" office:value-type="float" office:value="1" calcext:value-type="float">
            <text:p>1</text:p>
          </table:table-cell>
          <table:table-cell table:style-name="ce175" office:value-type="date" office:date-value="2017-01-13" calcext:value-type="date">
            <text:p>13/01/17</text:p>
          </table:table-cell>
          <table:table-cell table:style-name="ce175" office:value-type="date" office:date-value="2017-02-26" calcext:value-type="date">
            <text:p>26/02/17</text:p>
          </table:table-cell>
          <table:table-cell table:number-columns-repeated="2"/>
          <table:table-cell table:style-name="ce16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start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<text:a xlink:href="../PI%202.0.1/012017/start%2014012017" xlink:type="simple">Start 14012017</text:a></text:p>
          </table:table-cell>
          <table:table-cell table:style-name="ce161" office:value-type="float" office:value="2" calcext:value-type="float">
            <text:p>2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2" calcext:value-type="float">
            <text:p>2</text:p>
          </table:table-cell>
          <table:table-cell table:style-name="ce176" office:value-type="date" office:date-value="2017-01-14" calcext:value-type="date">
            <text:p>14/01/17</text:p>
          </table:table-cell>
          <table:table-cell table:style-name="ce167"/>
          <table:table-cell table:number-columns-repeated="2"/>
          <table:table-cell table:style-name="ce16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01 13012017</text:p>
          </table:table-cell>
          <table:table-cell table:style-name="ce161" office:value-type="float" office:value="3" calcext:value-type="float">
            <text:p>3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3" calcext:value-type="float">
            <text:p>3</text:p>
          </table:table-cell>
          <table:table-cell table:style-name="ce176" office:value-type="date" office:date-value="2017-01-13" calcext:value-type="date">
            <text:p>13/01/17</text:p>
          </table:table-cell>
          <table:table-cell table:style-name="ce167"/>
          <table:table-cell table:number-columns-repeated="2"/>
          <table:table-cell table:style-name="ce1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02(robot)12012017</text:p>
          </table:table-cell>
          <table:table-cell table:style-name="ce161" office:value-type="float" office:value="4" calcext:value-type="float">
            <text:p>4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4" calcext:value-type="float">
            <text:p>4</text:p>
          </table:table-cell>
          <table:table-cell table:style-name="ce176" office:value-type="date" office:date-value="2017-01-12" calcext:value-type="date">
            <text:p>12/01/17</text:p>
          </table:table-cell>
          <table:table-cell table:style-name="ce167"/>
          <table:table-cell table:number-columns-repeated="2"/>
          <table:table-cell table:style-name="ce16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eEwt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formula eEwr 19012017</text:p>
          </table:table-cell>
          <table:table-cell table:style-name="ce161" office:value-type="float" office:value="5" calcext:value-type="float">
            <text:p>5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5" calcext:value-type="float">
            <text:p>5</text:p>
          </table:table-cell>
          <table:table-cell table:style-name="ce176" office:value-type="date" office:date-value="2017-01-19" calcext:value-type="date">
            <text:p>19/01/17</text:p>
          </table:table-cell>
          <table:table-cell table:style-name="ce167"/>
          <table:table-cell table:number-columns-repeated="2"/>
          <table:table-cell table:style-name="ce16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float" office:value="0.0123" calcext:value-type="float">
            <text:p>0,0123</text:p>
          </table:table-cell>
          <table:table-cell table:style-name="ce151" office:value-type="string" calcext:value-type="string">
            <text:p>text file/paper</text:p>
          </table:table-cell>
          <table:table-cell table:style-name="ce151" office:value-type="string" calcext:value-type="string">
            <text:p>0123, 01, 3</text:p>
          </table:table-cell>
          <table:table-cell table:style-name="ce161" office:value-type="float" office:value="6" calcext:value-type="float">
            <text:p>6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6" calcext:value-type="float">
            <text:p>6</text:p>
          </table:table-cell>
          <table:table-cell table:style-name="ce176" office:value-type="date" office:date-value="2017-01-23" calcext:value-type="date">
            <text:p>23/01/17</text:p>
          </table:table-cell>
          <table:table-cell table:style-name="ce167"/>
          <table:table-cell table:number-columns-repeated="2"/>
          <table:table-cell table:style-name="ce16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11 &amp; 33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1 &amp; 33</text:p>
          </table:table-cell>
          <table:table-cell table:style-name="ce161" office:value-type="float" office:value="7" calcext:value-type="float">
            <text:p>7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7" calcext:value-type="float">
            <text:p>7</text:p>
          </table:table-cell>
          <table:table-cell table:style-name="ce176" office:value-type="date" office:date-value="2017-01-25" calcext:value-type="date">
            <text:p>25/01/17</text:p>
          </table:table-cell>
          <table:table-cell table:style-name="ce167"/>
          <table:table-cell table:number-columns-repeated="2"/>
          <table:table-cell table:style-name="ce16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s: 1, 2, 3 e 4 | Nt pages 1, 2</text:p>
          </table:table-cell>
          <table:table-cell table:style-name="ce161" office:value-type="float" office:value="8" calcext:value-type="float">
            <text:p>8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8" calcext:value-type="float">
            <text:p>8</text:p>
          </table:table-cell>
          <table:table-cell table:style-name="ce176" office:value-type="date" office:date-value="2017-01-25" calcext:value-type="date">
            <text:p>25/01/17</text:p>
          </table:table-cell>
          <table:table-cell table:style-name="ce176" office:value-type="date" office:date-value="2017-01-29" calcext:value-type="date">
            <text:p>29/01/17</text:p>
          </table:table-cell>
          <table:table-cell table:number-columns-repeated="2"/>
          <table:table-cell table:style-name="ce16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nothingness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nothingness</text:p>
          </table:table-cell>
          <table:table-cell table:style-name="ce161" office:value-type="float" office:value="9" calcext:value-type="float">
            <text:p>9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9" calcext:value-type="float">
            <text:p>9</text:p>
          </table:table-cell>
          <table:table-cell table:style-name="ce176" office:value-type="date" office:date-value="2017-01-29" calcext:value-type="date">
            <text:p>29/01/17</text:p>
          </table:table-cell>
          <table:table-cell table:style-name="ce176"/>
          <table:table-cell table:number-columns-repeated="2"/>
          <table:table-cell table:style-name="ce16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 5</text:p>
          </table:table-cell>
          <table:table-cell table:style-name="ce161" office:value-type="float" office:value="10" calcext:value-type="float">
            <text:p>10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10" calcext:value-type="float">
            <text:p>10</text:p>
          </table:table-cell>
          <table:table-cell table:style-name="ce176" office:value-type="date" office:date-value="2017-01-30" calcext:value-type="date">
            <text:p>30/01/17</text:p>
          </table:table-cell>
          <table:table-cell table:style-name="ce176"/>
          <table:table-cell table:number-columns-repeated="2"/>
          <table:table-cell table:style-name="ce16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 6 &amp; 7</text:p>
          </table:table-cell>
          <table:table-cell table:style-name="ce161" office:value-type="float" office:value="11" calcext:value-type="float">
            <text:p>11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11" calcext:value-type="float">
            <text:p>11</text:p>
          </table:table-cell>
          <table:table-cell table:style-name="ce176" office:value-type="date" office:date-value="2017-01-31" calcext:value-type="date">
            <text:p>31/01/17</text:p>
          </table:table-cell>
          <table:table-cell table:style-name="ce176"/>
          <table:table-cell table:number-columns-repeated="2"/>
          <table:table-cell table:style-name="ce16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Created</text:p>
          </table:table-cell>
          <table:table-cell table:style-name="ce151" office:value-type="string" calcext:value-type="string">
            <text:p>compile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Compile 02022017</text:p>
          </table:table-cell>
          <table:table-cell table:style-name="ce161" office:value-type="float" office:value="12" calcext:value-type="float">
            <text:p>12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12" calcext:value-type="float">
            <text:p>12</text:p>
          </table:table-cell>
          <table:table-cell table:style-name="ce176" office:value-type="date" office:date-value="2017-02-02" calcext:value-type="date">
            <text:p>02/02/17</text:p>
          </table:table-cell>
          <table:table-cell table:style-name="ce176"/>
          <table:table-cell table:number-columns-repeated="2"/>
          <table:table-cell table:style-name="ce16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135"/>
          <table:table-cell table:style-name="ce254" office:value-type="string" calcext:value-type="string">
            <text:p>Created</text:p>
          </table:table-cell>
          <table:table-cell table:style-name="ce155" office:value-type="string" calcext:value-type="string">
            <text:p>Xv1###|03vX</text:p>
          </table:table-cell>
          <table:table-cell table:style-name="ce151" office:value-type="string" calcext:value-type="string">
            <text:p>text file</text:p>
          </table:table-cell>
          <table:table-cell table:style-name="ce155" office:value-type="string" calcext:value-type="string">
            <text:p>Xv1###|03vX</text:p>
          </table:table-cell>
          <table:table-cell table:style-name="ce161" office:value-type="float" office:value="13" calcext:value-type="float">
            <text:p>13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13" calcext:value-type="float">
            <text:p>13</text:p>
          </table:table-cell>
          <table:table-cell table:style-name="ce176" office:value-type="date" office:date-value="2017-02-03" calcext:value-type="date">
            <text:p>03/02/17</text:p>
          </table:table-cell>
          <table:table-cell table:style-name="ce176"/>
          <table:table-cell table:number-columns-repeated="2"/>
          <table:table-cell table:style-name="ce161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135"/>
          <table:table-cell table:style-name="ce254" office:value-type="string" calcext:value-type="string">
            <text:p>----</text:p>
          </table:table-cell>
          <table:table-cell table:style-name="ce151" office:value-type="string" calcext:value-type="string">
            <text:p>compilado1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e13do012017</text:p>
          </table:table-cell>
          <table:table-cell table:style-name="ce161" office:value-type="float" office:value="0.1" calcext:value-type="float">
            <text:p>0,1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1" calcext:value-type="float">
            <text:p>0,1</text:p>
          </table:table-cell>
          <table:table-cell table:style-name="ce176" office:value-type="date" office:date-value="2017-01-12" calcext:value-type="date">
            <text:p>12/01/17</text:p>
          </table:table-cell>
          <table:table-cell table:style-name="ce176" office:value-type="date" office:date-value="2017-01-13" calcext:value-type="date">
            <text:p>13/01/17</text:p>
          </table:table-cell>
          <table:table-cell table:number-columns-repeated="2"/>
          <table:table-cell table:style-name="ce161" office:value-type="float" office:value="0.1" calcext:value-type="float">
            <text:p>0,1</text:p>
          </table:table-cell>
          <table:table-cell/>
        </table:table-row>
        <table:table-row table:style-name="ro1">
          <table:covered-table-cell table:style-name="ce135"/>
          <table:table-cell table:style-name="ce254" office:value-type="string" calcext:value-type="string">
            <text:p>----</text:p>
          </table:table-cell>
          <table:table-cell table:style-name="ce151" office:value-type="string" calcext:value-type="string">
            <text:p>compilado2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a14do012017</text:p>
          </table:table-cell>
          <table:table-cell table:style-name="ce161" office:value-type="float" office:value="0.2" calcext:value-type="float">
            <text:p>0,2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2" calcext:value-type="float">
            <text:p>0,2</text:p>
          </table:table-cell>
          <table:table-cell table:style-name="ce176" office:value-type="date" office:date-value="2017-01-14" calcext:value-type="date">
            <text:p>14/01/17</text:p>
          </table:table-cell>
          <table:table-cell table:style-name="ce167"/>
          <table:table-cell table:number-columns-repeated="2"/>
          <table:table-cell table:style-name="ce161" office:value-type="float" office:value="0.2" calcext:value-type="float">
            <text:p>0,2</text:p>
          </table:table-cell>
          <table:table-cell/>
        </table:table-row>
        <table:table-row table:style-name="ro1">
          <table:covered-table-cell table:style-name="ce135"/>
          <table:table-cell table:style-name="ce254" office:value-type="string" calcext:value-type="string">
            <text:p>----</text:p>
          </table:table-cell>
          <table:table-cell table:style-name="ce151" office:value-type="string" calcext:value-type="string">
            <text:p>Compilado3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a19do012017</text:p>
          </table:table-cell>
          <table:table-cell table:style-name="ce161" office:value-type="float" office:value="0.3" calcext:value-type="float">
            <text:p>0,3</text:p>
          </table:table-cell>
          <table:covered-table-cell table:style-name="ce240"/>
          <table:covered-table-cell table:style-name="ce254"/>
          <table:covered-table-cell/>
          <table:table-cell table:style-name="ce161" office:value-type="float" office:value="0.3" calcext:value-type="float">
            <text:p>0,3</text:p>
          </table:table-cell>
          <table:table-cell table:style-name="ce176" office:value-type="date" office:date-value="2017-01-19" calcext:value-type="date">
            <text:p>19/01/17</text:p>
          </table:table-cell>
          <table:table-cell table:style-name="ce167"/>
          <table:table-cell table:number-columns-repeated="2"/>
          <table:table-cell table:style-name="ce161" office:value-type="float" office:value="0.3" calcext:value-type="float">
            <text:p>0,3</text:p>
          </table:table-cell>
          <table:table-cell/>
        </table:table-row>
        <table:table-row table:style-name="ro1">
          <table:covered-table-cell table:style-name="ce136"/>
          <table:table-cell table:style-name="ce146" office:value-type="string" calcext:value-type="string">
            <text:p>reCompile</text:p>
          </table:table-cell>
          <table:table-cell table:style-name="ce152" office:value-type="string" calcext:value-type="string">
            <text:p>continuous</text:p>
          </table:table-cell>
          <table:table-cell table:style-name="ce152" office:value-type="string" calcext:value-type="string">
            <text:p>text file</text:p>
          </table:table-cell>
          <table:table-cell table:style-name="ce152" office:value-type="string" calcext:value-type="string">
            <text:p>Continuous 20012017 (compilado4)</text:p>
          </table:table-cell>
          <table:table-cell table:style-name="ce140" office:value-type="float" office:value="0.4" calcext:value-type="float">
            <text:p>0,4</text:p>
          </table:table-cell>
          <table:covered-table-cell table:style-name="ce240"/>
          <table:covered-table-cell table:style-name="ce254"/>
          <table:covered-table-cell/>
          <table:table-cell table:style-name="ce140" office:value-type="float" office:value="0.4" calcext:value-type="float">
            <text:p>0,4</text:p>
          </table:table-cell>
          <table:table-cell table:style-name="ce178" office:value-type="date" office:date-value="2017-01-20" calcext:value-type="date">
            <text:p>20/01/17</text:p>
          </table:table-cell>
          <table:table-cell table:style-name="ce168"/>
          <table:table-cell table:number-columns-repeated="2"/>
          <table:table-cell table:style-name="ce140"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37" office:value-type="string" calcext:value-type="string" table:number-columns-spanned="1" table:number-rows-spanned="2">
            <text:p>fl0at</text:p>
          </table:table-cell>
          <table:table-cell table:style-name="ce148"/>
          <table:table-cell table:style-name="ce150" table:number-columns-repeated="3"/>
          <table:table-cell table:style-name="ce163"/>
          <table:covered-table-cell table:style-name="ce240"/>
          <table:covered-table-cell table:style-name="ce254"/>
          <table:covered-table-cell/>
          <table:table-cell table:style-name="ce163"/>
          <table:table-cell table:number-columns-repeated="4"/>
          <table:table-cell table:style-name="ce163"/>
          <table:table-cell/>
        </table:table-row>
        <table:table-row table:style-name="ro1">
          <table:covered-table-cell table:style-name="Default"/>
          <table:table-cell table:style-name="ce146"/>
          <table:table-cell table:style-name="ce152" table:number-columns-repeated="3"/>
          <table:table-cell table:style-name="ce164"/>
          <table:covered-table-cell table:style-name="ce240"/>
          <table:covered-table-cell table:style-name="ce254"/>
          <table:covered-table-cell/>
          <table:table-cell table:style-name="ce164"/>
          <table:table-cell table:number-columns-repeated="4"/>
          <table:table-cell table:style-name="ce164"/>
          <table:table-cell/>
        </table:table-row>
        <table:table-row table:style-name="ro1">
          <table:table-cell table:style-name="ce254" table:number-columns-repeated="2"/>
          <table:table-cell table:style-name="ce151" table:number-columns-repeated="3"/>
          <table:table-cell table:style-name="ce254"/>
          <table:table-cell table:style-name="ce240"/>
          <table:table-cell table:style-name="ce254"/>
          <table:covered-table-cell/>
          <table:table-cell table:style-name="ce254"/>
          <table:table-cell table:number-columns-repeated="4"/>
          <table:table-cell table:style-name="ce254"/>
          <table:table-cell/>
        </table:table-row>
        <table:table-row table:style-name="ro1">
          <table:table-cell table:style-name="ce2" office:value-type="float" office:value="2.2" calcext:value-type="float" table:number-columns-spanned="1" table:number-rows-spanned="4">
            <text:p>2,2</text:p>
          </table:table-cell>
          <table:table-cell table:style-name="ce148" office:value-type="string" calcext:value-type="string">
            <text:p>Edit</text:p>
          </table:table-cell>
          <table:table-cell table:style-name="ce150" office:value-type="string" calcext:value-type="string">
            <text:p>Data</text:p>
          </table:table-cell>
          <table:table-cell table:style-name="ce150" office:value-type="string" calcext:value-type="string">
            <text:p>text file</text:p>
          </table:table-cell>
          <table:table-cell table:style-name="ce150" office:value-type="string" calcext:value-type="string">
            <text:p>Copy, edit and rearange all data into the new format</text:p>
          </table:table-cell>
          <table:table-cell table:style-name="ce160" office:value-type="float" office:value="2.1" calcext:value-type="float">
            <text:p>2,1</text:p>
          </table:table-cell>
          <table:table-cell table:style-name="ce2" office:value-type="string" calcext:value-type="string" table:number-columns-spanned="1" table:number-rows-spanned="4">
            <text:p>Março</text:p>
          </table:table-cell>
          <table:table-cell table:style-name="ce2" office:value-type="string" calcext:value-type="string" table:number-columns-spanned="1" table:number-rows-spanned="9">
            <text:p>2.2 a 3</text:p>
          </table:table-cell>
          <table:covered-table-cell/>
          <table:table-cell table:style-name="ce160" office:value-type="float" office:value="2.1" calcext:value-type="float">
            <text:p>2,1</text:p>
          </table:table-cell>
          <table:table-cell table:style-name="ce165" office:value-type="string" calcext:value-type="string">
            <text:p>----</text:p>
          </table:table-cell>
          <table:table-cell table:style-name="ce179"/>
          <table:table-cell table:number-columns-repeated="2"/>
          <table:table-cell table:style-name="ce160" office:value-type="float" office:value="1.1" calcext:value-type="float">
            <text:p>1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139"/>
          <table:table-cell table:style-name="ce149" office:value-type="string" calcext:value-type="string">
            <text:p>Edit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text/html/css/py/scan/git</text:p>
          </table:table-cell>
          <table:table-cell table:style-name="ce156" office:value-type="string" calcext:value-type="string">
            <text:p>Insert e format OC&amp;d into 2.1 according to it</text:p>
          </table:table-cell>
          <table:table-cell table:style-name="ce161" office:value-type="float" office:value="2.2" calcext:value-type="float">
            <text:p>2,2</text:p>
          </table:table-cell>
          <table:covered-table-cell table:style-name="ce2"/>
          <table:covered-table-cell table:style-name="ce254"/>
          <table:covered-table-cell/>
          <table:table-cell table:style-name="ce161" office:value-type="float" office:value="2.2" calcext:value-type="float">
            <text:p>2,2</text:p>
          </table:table-cell>
          <table:table-cell table:style-name="ce176" office:value-type="date" office:date-value="2017-02-11" calcext:value-type="date">
            <text:p>11/02/17</text:p>
          </table:table-cell>
          <table:table-cell table:style-name="ce180"/>
          <table:table-cell table:number-columns-repeated="2"/>
          <table:table-cell table:style-name="ce161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139"/>
          <table:table-cell table:style-name="ce149" office:value-type="string" calcext:value-type="string">
            <text:p>Review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text file</text:p>
          </table:table-cell>
          <table:table-cell table:style-name="ce156" office:value-type="string" calcext:value-type="string">
            <text:p>N4_projects 24032017</text:p>
          </table:table-cell>
          <table:table-cell table:style-name="ce161" office:value-type="float" office:value="2.3" calcext:value-type="float">
            <text:p>2,3</text:p>
          </table:table-cell>
          <table:covered-table-cell table:style-name="ce2"/>
          <table:covered-table-cell table:style-name="ce254"/>
          <table:covered-table-cell/>
          <table:table-cell table:style-name="ce161" office:value-type="float" office:value="2.3" calcext:value-type="float">
            <text:p>2,3</text:p>
          </table:table-cell>
          <table:table-cell table:style-name="ce176" office:value-type="date" office:date-value="2017-03-24" calcext:value-type="date">
            <text:p>24/03/17</text:p>
          </table:table-cell>
          <table:table-cell table:style-name="ce180"/>
          <table:table-cell table:number-columns-repeated="2"/>
          <table:table-cell table:style-name="ce161"/>
          <table:table-cell/>
        </table:table-row>
        <table:table-row table:style-name="ro1">
          <table:covered-table-cell table:style-name="ce9"/>
          <table:table-cell table:style-name="ce146"/>
          <table:table-cell table:style-name="ce152" table:number-columns-repeated="3"/>
          <table:table-cell table:style-name="ce140"/>
          <table:covered-table-cell table:style-name="ce240"/>
          <table:covered-table-cell table:style-name="ce254"/>
          <table:covered-table-cell/>
          <table:table-cell table:style-name="ce140"/>
          <table:table-cell table:style-name="ce168"/>
          <table:table-cell table:style-name="ce181"/>
          <table:table-cell table:number-columns-repeated="2"/>
          <table:table-cell table:style-name="ce140"/>
          <table:table-cell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150" office:value-type="string" calcext:value-type="string">
            <text:p>Publish</text:p>
          </table:table-cell>
          <table:table-cell table:style-name="ce150" office:value-type="string" calcext:value-type="string">
            <text:p>Lines</text:p>
          </table:table-cell>
          <table:table-cell table:style-name="ce150" office:value-type="string" calcext:value-type="string">
            <text:p>text/html</text:p>
          </table:table-cell>
          <table:table-cell table:style-name="ce150" office:value-type="string" calcext:value-type="string">
            <text:p>Publish content prepared in PI2.2</text:p>
          </table:table-cell>
          <table:table-cell table:style-name="ce165" office:value-type="float" office:value="3.1" calcext:value-type="float">
            <text:p>3,1</text:p>
          </table:table-cell>
          <table:table-cell table:style-name="ce2" office:value-type="string" calcext:value-type="string" table:number-columns-spanned="1" table:number-rows-spanned="4">
            <text:p>Abril</text:p>
          </table:table-cell>
          <table:covered-table-cell/>
          <table:table-cell/>
          <table:table-cell table:style-name="ce172" office:value-type="float" office:value="3.1" calcext:value-type="float">
            <text:p>3,1</text:p>
          </table:table-cell>
          <table:table-cell table:style-name="ce175" office:value-type="date" office:date-value="2017-02-11" calcext:value-type="date">
            <text:p>11/02/17</text:p>
          </table:table-cell>
          <table:table-cell table:style-name="ce184"/>
          <table:table-cell table:number-columns-repeated="2"/>
          <table:table-cell table:style-name="ce165" office:value-type="float" office:value="2.1" calcext:value-type="float">
            <text:p>2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42"/>
          <table:table-cell table:style-name="ce151" table:number-columns-repeated="3"/>
          <table:table-cell table:style-name="ce156"/>
          <table:table-cell table:style-name="ce167"/>
          <table:covered-table-cell table:style-name="ce169"/>
          <table:covered-table-cell/>
          <table:table-cell/>
          <table:table-cell table:style-name="ce173"/>
          <table:table-cell table:style-name="ce167"/>
          <table:table-cell table:style-name="ce180"/>
          <table:table-cell table:number-columns-repeated="2"/>
          <table:table-cell table:style-name="ce167"/>
          <table:table-cell/>
        </table:table-row>
        <table:table-row table:style-name="ro1">
          <table:covered-table-cell table:style-name="ce142"/>
          <table:table-cell table:style-name="ce151" table:number-columns-repeated="3"/>
          <table:table-cell table:style-name="ce156"/>
          <table:table-cell table:style-name="ce167"/>
          <table:covered-table-cell table:style-name="ce169"/>
          <table:covered-table-cell/>
          <table:table-cell/>
          <table:table-cell table:style-name="ce173"/>
          <table:table-cell table:style-name="ce167"/>
          <table:table-cell table:style-name="ce180"/>
          <table:table-cell table:number-columns-repeated="2"/>
          <table:table-cell table:style-name="ce167"/>
          <table:table-cell/>
        </table:table-row>
        <table:table-row table:style-name="ro1">
          <table:covered-table-cell table:style-name="ce143"/>
          <table:table-cell table:style-name="ce152" table:number-columns-repeated="4"/>
          <table:table-cell table:style-name="ce168"/>
          <table:covered-table-cell table:style-name="ce170"/>
          <table:covered-table-cell/>
          <table:table-cell/>
          <table:table-cell table:style-name="ce174"/>
          <table:table-cell table:style-name="ce168"/>
          <table:table-cell table:style-name="ce181"/>
          <table:table-cell table:number-columns-repeated="2"/>
          <table:table-cell table:style-name="ce168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254"/>
          <table:table-cell table:style-name="ce151" table:number-columns-repeated="3"/>
          <table:table-cell table:style-name="ce149"/>
          <table:table-cell table:number-columns-repeated="10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14" table:default-cell-style-name="ce151"/>
        <table:table-column table:style-name="co15" table:default-cell-style-name="ce151"/>
        <table:table-column table:style-name="co16" table:default-cell-style-name="ce151"/>
        <table:table-column table:style-name="co17" table:default-cell-style-name="ce151"/>
        <table:table-column table:style-name="co18" table:default-cell-style-name="ce151"/>
        <table:table-column table:style-name="co11" table:default-cell-style-name="ce151"/>
        <table:table-column table:style-name="co19" table:default-cell-style-name="Default"/>
        <table:table-column table:style-name="co20" table:default-cell-style-name="ce141"/>
        <table:table-column table:style-name="co15" table:default-cell-style-name="ce151"/>
        <table:table-column table:style-name="co20" table:default-cell-style-name="ce151"/>
        <table:table-column table:style-name="co13" table:default-cell-style-name="ce151"/>
        <table:table-column table:style-name="co20" table:default-cell-style-name="Default"/>
        <table:table-row table:style-name="ro1">
          <table:table-cell table:style-name="ce264" office:value-type="string" calcext:value-type="string">
            <text:p>Version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Index</text:p>
          </table:table-cell>
          <table:table-cell table:style-name="ce265" office:value-type="string" calcext:value-type="string">
            <text:p>Description</text:p>
          </table:table-cell>
          <table:table-cell table:style-name="ce265" office:value-type="string" calcext:value-type="string">
            <text:p>Progress</text:p>
          </table:table-cell>
          <table:table-cell table:style-name="ce285" office:value-type="string" calcext:value-type="string">
            <text:p>towards</text:p>
          </table:table-cell>
          <table:table-cell/>
          <table:table-cell table:style-name="ce240" office:value-type="string" calcext:value-type="string">
            <text:p>File</text:p>
          </table:table-cell>
          <table:table-cell table:style-name="ce265" office:value-type="string" calcext:value-type="string">
            <text:p>Date</text:p>
          </table:table-cell>
          <table:table-cell table:style-name="ce249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72" office:value-type="string" calcext:value-type="string">
            <text:p>PI2.0.1</text:p>
          </table:table-cell>
          <table:table-cell table:style-name="ce266" office:value-type="date" office:date-value="2017-01-12" calcext:value-type="date">
            <text:p>12/01/17</text:p>
          </table:table-cell>
          <table:table-cell table:style-name="ce276" office:value-type="float" office:value="4" calcext:value-type="float">
            <text:p>4</text:p>
          </table:table-cell>
          <table:table-cell table:style-name="ce281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float" office:value="2.1" calcext:value-type="float" table:number-columns-spanned="1" table:number-rows-spanned="10">
            <text:p>2,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98" office:value-type="string" calcext:value-type="string" table:number-columns-spanned="1" table:number-rows-spanned="11">
            <text:p>PI2.0.1</text:p>
          </table:table-cell>
          <table:table-cell table:style-name="ce267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6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82" office:value-type="string" calcext:value-type="string">
            <text:p>Steps 13012017</text:p>
          </table:table-cell>
          <table:covered-table-cell/>
          <table:covered-table-cell table:style-name="ce180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277" office:value-type="float" office:value="3" calcext:value-type="float">
            <text:p>3</text:p>
          </table:table-cell>
          <table:table-cell table:style-name="ce282" office:value-type="string" calcext:value-type="string">
            <text:p>01 13012017</text:p>
          </table:table-cell>
          <table:covered-table-cell/>
          <table:covered-table-cell table:style-name="ce180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67" office:value-type="date" office:date-value="2017-01-14" calcext:value-type="date">
            <text:p>14/01/17</text:p>
          </table:table-cell>
          <table:table-cell table:style-name="ce277" office:value-type="float" office:value="2" calcext:value-type="float">
            <text:p>2</text:p>
          </table:table-cell>
          <table:table-cell table:style-name="ce282" office:value-type="string" calcext:value-type="string">
            <text:p>Startt 14012017</text:p>
          </table:table-cell>
          <table:covered-table-cell/>
          <table:covered-table-cell table:style-name="ce180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67" office:value-type="date" office:date-value="2017-01-16" calcext:value-type="date">
            <text:p>16/01/17</text:p>
          </table:table-cell>
          <table:table-cell table:style-name="ce267" office:value-type="string" calcext:value-type="string">
            <text:p>----</text:p>
          </table:table-cell>
          <table:table-cell table:style-name="ce180" office:value-type="string" calcext:value-type="string">
            <text:p>Created PI2.0.1.ods </text:p>
          </table:table-cell>
          <table:covered-table-cell/>
          <table:covered-table-cell table:style-name="ce180"/>
          <table:covered-table-cell table:number-columns-repeated="2"/>
          <table:table-cell table:style-name="ce267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67" office:value-type="date" office:date-value="2017-01-16" calcext:value-type="date">
            <text:p>16/01/17</text:p>
          </table:table-cell>
          <table:table-cell table:style-name="ce267" office:value-type="string" calcext:value-type="string">
            <text:p>----</text:p>
          </table:table-cell>
          <table:table-cell table:style-name="ce180" office:value-type="string" calcext:value-type="string">
            <text:p>Sheets: PI2.0.1, Progress</text:p>
          </table:table-cell>
          <table:covered-table-cell/>
          <table:covered-table-cell table:style-name="ce180"/>
          <table:covered-table-cell table:number-columns-repeated="2"/>
          <table:table-cell table:style-name="ce267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67" office:value-type="date" office:date-value="2017-01-19" calcext:value-type="date">
            <text:p>19/01/17</text:p>
          </table:table-cell>
          <table:table-cell table:style-name="ce277" office:value-type="float" office:value="5" calcext:value-type="float">
            <text:p>5</text:p>
          </table:table-cell>
          <table:table-cell table:style-name="ce180" office:value-type="string" calcext:value-type="string">
            <text:p>formula eEwr</text:p>
          </table:table-cell>
          <table:covered-table-cell/>
          <table:covered-table-cell table:style-name="ce180"/>
          <table:covered-table-cell table:number-columns-repeated="2"/>
          <table:table-cell table:style-name="ce267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19" calcext:value-type="date">
            <text:p>19/01/17</text:p>
          </table:table-cell>
          <table:table-cell table:style-name="ce278" office:value-type="float" office:value="0" calcext:value-type="float">
            <text:p>0</text:p>
          </table:table-cell>
          <table:table-cell table:style-name="ce180" office:value-type="string" calcext:value-type="string">
            <text:p>compilado3</text:p>
          </table:table-cell>
          <table:covered-table-cell table:style-name="ce156"/>
          <table:covered-table-cell table:style-name="ce18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20/01/17</text:p>
          </table:table-cell>
          <table:table-cell table:style-name="ce278" office:value-type="float" office:value="0" calcext:value-type="float">
            <text:p>0</text:p>
          </table:table-cell>
          <table:table-cell table:style-name="ce180" office:value-type="string" calcext:value-type="string">
            <text:p>compilado4</text:p>
          </table:table-cell>
          <table:covered-table-cell table:style-name="ce156"/>
          <table:covered-table-cell table:style-name="ce18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20/01/17</text:p>
          </table:table-cell>
          <table:table-cell table:style-name="ce278" office:value-type="float" office:value="0.6" calcext:value-type="float">
            <text:p>0,6</text:p>
          </table:table-cell>
          <table:table-cell table:style-name="ce180" office:value-type="string" calcext:value-type="string">
            <text:p>bootstrap</text:p>
          </table:table-cell>
          <table:covered-table-cell table:style-name="ce156"/>
          <table:covered-table-cell table:style-name="ce18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20/01/17</text:p>
          </table:table-cell>
          <table:table-cell table:style-name="ce278" office:value-type="float" office:value="1.1" calcext:value-type="float">
            <text:p>1,1</text:p>
          </table:table-cell>
          <table:table-cell table:style-name="ce180" office:value-type="string" calcext:value-type="string">
            <text:p>Task: Edit Data (1.1 follows content from index 1)</text:p>
          </table:table-cell>
          <table:covered-table-cell table:style-name="ce156"/>
          <table:table-cell table:style-name="ce2" office:value-type="float" office:value="2.2" calcext:value-type="float" table:number-columns-spanned="1" table:number-rows-spanned="33">
            <text:p>2,2</text:p>
          </table:table-cell>
          <table:covered-table-cell table:number-columns-repeated="2"/>
          <table:table-cell table:style-name="ce271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2" calcext:value-type="date">
            <text:p>22/01/17</text:p>
          </table:table-cell>
          <table:table-cell table:style-name="ce278" office:value-type="string" calcext:value-type="string">
            <text:p>f1</text:p>
          </table:table-cell>
          <table:table-cell table:style-name="ce282" office:value-type="string" calcext:value-type="string">
            <text:p>First stage 2201207 &amp; First-stage-22012017.css</text:p>
          </table:table-cell>
          <table:covered-table-cell table:style-name="ce156"/>
          <table:covered-table-cell table:style-name="ce2"/>
          <table:covered-table-cell/>
          <table:table-cell table:style-name="ce98" office:value-type="string" calcext:value-type="string" table:number-columns-spanned="1" table:number-rows-spanned="14">
            <text:p>PI2.0.1(V1.1)</text:p>
          </table:table-cell>
          <table:table-cell table:style-name="ce271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2" calcext:value-type="date">
            <text:p>22/01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3" calcext:value-type="date">
            <text:p>23/01/17</text:p>
          </table:table-cell>
          <table:table-cell table:style-name="ce278" office:value-type="float" office:value="6" calcext:value-type="float">
            <text:p>6</text:p>
          </table:table-cell>
          <table:table-cell table:style-name="ce282" office:value-type="string" calcext:value-type="string">
            <text:p>0123, 01. 03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4" calcext:value-type="date">
            <text:p>24/01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Program(CGPsys) Sheet Added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5" calcext:value-type="date">
            <text:p>25/01/17</text:p>
          </table:table-cell>
          <table:table-cell table:style-name="ce278" office:value-type="float" office:value="0.7" calcext:value-type="float">
            <text:p>0,7</text:p>
          </table:table-cell>
          <table:table-cell table:style-name="ce282" office:value-type="string" calcext:value-type="string">
            <text:p>django overview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5" calcext:value-type="date">
            <text:p>25/01/17</text:p>
          </table:table-cell>
          <table:table-cell table:style-name="ce278" office:value-type="float" office:value="7" calcext:value-type="float">
            <text:p>7</text:p>
          </table:table-cell>
          <table:table-cell table:style-name="ce282" office:value-type="string" calcext:value-type="string">
            <text:p>11 &amp; 33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6" calcext:value-type="date">
            <text:p>26/01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1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6" calcext:value-type="date">
            <text:p>26/01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nt pages 1 &amp; 2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7" calcext:value-type="date">
            <text:p>27/01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2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8" calcext:value-type="date">
            <text:p>28/01/17</text:p>
          </table:table-cell>
          <table:table-cell table:style-name="ce278" office:value-type="float" office:value="8" calcext:value-type="float">
            <text:p>8</text:p>
          </table:table-cell>
          <table:table-cell table:style-name="ce180" office:value-type="string" calcext:value-type="string">
            <text:p>white sheet 3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9" calcext:value-type="date">
            <text:p>29/01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4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29" calcext:value-type="date">
            <text:p>29/01/17</text:p>
          </table:table-cell>
          <table:table-cell table:style-name="ce278" office:value-type="float" office:value="9" calcext:value-type="float">
            <text:p>9</text:p>
          </table:table-cell>
          <table:table-cell table:style-name="ce282" office:value-type="string" calcext:value-type="string">
            <text:p>nothingness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0.1</text:p>
          </table:table-cell>
          <table:table-cell table:style-name="ce271" office:value-type="date" office:date-value="2017-01-30" calcext:value-type="date">
            <text:p>30/01/17</text:p>
          </table:table-cell>
          <table:table-cell table:style-name="ce278" office:value-type="float" office:value="10" calcext:value-type="float">
            <text:p>10</text:p>
          </table:table-cell>
          <table:table-cell table:style-name="ce282" office:value-type="string" calcext:value-type="string">
            <text:p>white sheet 5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174" office:value-type="string" calcext:value-type="string">
            <text:p>PI2.0.1</text:p>
          </table:table-cell>
          <table:table-cell table:style-name="ce272" office:value-type="date" office:date-value="2017-01-31" calcext:value-type="date">
            <text:p>31/01/17</text:p>
          </table:table-cell>
          <table:table-cell table:style-name="ce279" office:value-type="float" office:value="11" calcext:value-type="float">
            <text:p>11</text:p>
          </table:table-cell>
          <table:table-cell table:style-name="ce283" office:value-type="string" calcext:value-type="string">
            <text:p>white sheet 6 &amp; 7</text:p>
          </table:table-cell>
          <table:covered-table-cell table:style-name="ce156"/>
          <table:covered-table-cell table:style-name="ce2"/>
          <table:covered-table-cell table:number-columns-repeated="2"/>
          <table:table-cell table:style-name="ce271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172" office:value-type="string" calcext:value-type="string">
            <text:p>PI2.1</text:p>
          </table:table-cell>
          <table:table-cell table:style-name="ce266" office:value-type="date" office:date-value="2017-02-01" calcext:value-type="date">
            <text:p>01/02/17</text:p>
          </table:table-cell>
          <table:table-cell table:style-name="ce276" office:value-type="string" calcext:value-type="string">
            <text:p>----</text:p>
          </table:table-cell>
          <table:table-cell table:style-name="ce281" office:value-type="string" calcext:value-type="string">
            <text:p>Updated to PI2.1.ods: + version 2.1 sheet, - index, - PI2.0.1</text:p>
          </table:table-cell>
          <table:table-cell table:style-name="ce2" office:value-type="float" office:value="2.1" calcext:value-type="float" table:number-columns-spanned="1" table:number-rows-spanned="46">
            <text:p>2,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98" office:value-type="string" calcext:value-type="string" table:number-columns-spanned="1" table:number-rows-spanned="46">
            <text:p>PI2.1</text:p>
          </table:table-cell>
          <table:table-cell table:style-name="ce271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156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1/02/17</text:p>
          </table:table-cell>
          <table:table-cell table:style-name="ce278" office:value-type="string" calcext:value-type="string">
            <text:p>----</text:p>
          </table:table-cell>
          <table:table-cell table:style-name="ce284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98"/>
          <table:table-cell table:style-name="ce271"/>
          <table:table-cell table:number-columns-repeated="3"/>
        </table:table-row>
        <table:table-row table:style-name="ro1">
          <table:table-cell table:style-name="ce156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1/02/17</text:p>
          </table:table-cell>
          <table:table-cell table:style-name="ce278" office:value-type="string" calcext:value-type="string">
            <text:p>0.0.2</text:p>
          </table:table-cell>
          <table:table-cell table:style-name="ce284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98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1/02/17</text:p>
          </table:table-cell>
          <table:table-cell table:style-name="ce278" office:value-type="string" calcext:value-type="string">
            <text:p>f1</text:p>
          </table:table-cell>
          <table:table-cell table:style-name="ce282" office:value-type="string" calcext:value-type="string">
            <text:p>moved to PI2.1/PI2.0.1/first stage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1/02/17</text:p>
          </table:table-cell>
          <table:table-cell table:style-name="ce278" office:value-type="float" office:value="0.1" calcext:value-type="float">
            <text:p>0,1</text:p>
          </table:table-cell>
          <table:table-cell table:style-name="ce282" office:value-type="string" calcext:value-type="string">
            <text:p>reviewd, created git text/file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created “files” sheet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float" office:value="12" calcext:value-type="float">
            <text:p>12</text:p>
          </table:table-cell>
          <table:table-cell table:style-name="ce155" office:value-type="string" calcext:value-type="string">
            <text:p>compile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278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03" calcext:value-type="date">
            <text:p>03/01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06" calcext:value-type="date">
            <text:p>06/01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156"/>
          <table:covered-table-cell table:style-name="ce2"/>
          <table:covered-table-cell table:style-name="ce240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7/02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7/02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7/02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8" calcext:value-type="date">
            <text:p>08/02/17</text:p>
          </table:table-cell>
          <table:table-cell table:style-name="ce278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09" calcext:value-type="date">
            <text:p>09/02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0" calcext:value-type="date">
            <text:p>10/01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0" calcext:value-type="date">
            <text:p>10/01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156"/>
          <table:table-cell table:style-name="ce2" office:value-type="float" office:value="3" calcext:value-type="float" table:number-columns-spanned="1" table:number-rows-spanned="53">
            <text:p>3</text:p>
          </table:table-cell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156" office:value-type="string" calcext:value-type="string">
            <text:p>Insert e format OC&amp;d into 1.1 according to it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155" office:value-type="string" calcext:value-type="string">
            <text:p>Publish content prepared in PI2.2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155" office:value-type="string" calcext:value-type="string">
            <text:p>ktpc(firstwrk)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155" office:value-type="string" calcext:value-type="string">
            <text:p>ktpc(firstwrk)bash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<text:s/>Index 01 first Review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155" office:value-type="string" calcext:value-type="string">
            <text:p>bckp pictures, oc&amp;d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CP Organize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PI content review read, and online related content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Spc 28022017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155" office:value-type="string" calcext:value-type="string">
            <text:p>Next-steps-28022017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1</text:p>
          </table:table-cell>
          <table:table-cell table:style-name="ce271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155" office:value-type="string" calcext:value-type="string">
            <text:p>PI 2.1: last review of wt, version 2.1, &amp; progress</text:p>
          </table:table-cell>
          <table:covered-table-cell table:style-name="ce156"/>
          <table:covered-table-cell table:style-name="ce2"/>
          <table:covered-table-cell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56" office:value-type="string" calcext:value-type="string">
            <text:p>PI2.1</text:p>
          </table:table-cell>
          <table:table-cell table:style-name="ce273" office:value-type="date" office:date-value="2017-03-01" calcext:value-type="date">
            <text:p>01/03/17</text:p>
          </table:table-cell>
          <table:table-cell table:style-name="ce156" office:value-type="string" calcext:value-type="string">
            <text:p>----</text:p>
          </table:table-cell>
          <table:table-cell table:style-name="ce156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6">
            <text:p>Março</text:p>
          </table:table-cell>
          <table:covered-table-cell table:style-name="ce98"/>
          <table:table-cell table:style-name="ce271"/>
          <table:table-cell table:number-columns-repeated="3"/>
        </table:table-row>
        <table:table-row table:style-name="ro1">
          <table:table-cell table:style-name="ce172" office:value-type="string" calcext:value-type="string">
            <text:p>PI2.2</text:p>
          </table:table-cell>
          <table:table-cell table:style-name="ce266" office:value-type="date" office:date-value="2017-03-03" calcext:value-type="date">
            <text:p>03/03/17</text:p>
          </table:table-cell>
          <table:table-cell table:style-name="ce150" office:value-type="string" calcext:value-type="string">
            <text:p>----</text:p>
          </table:table-cell>
          <table:table-cell table:style-name="ce179" office:value-type="string" calcext:value-type="string">
            <text:p>PI update: version 2.2, Wt 2.2, CGPs, OC&amp;d</text:p>
          </table:table-cell>
          <table:table-cell table:style-name="ce2" office:value-type="float" office:value="2.2" calcext:value-type="float" table:number-columns-spanned="1" table:number-rows-spanned="25">
            <text:p>2,2</text:p>
          </table:table-cell>
          <table:covered-table-cell table:style-name="ce2"/>
          <table:covered-table-cell table:style-name="ce286"/>
          <table:table-cell table:style-name="ce2" office:value-type="string" calcext:value-type="string" table:number-columns-spanned="1" table:number-rows-spanned="25">
            <text:p>PI 2.2</text:p>
          </table:table-cell>
          <table:table-cell table:style-name="ce271" office:value-type="date" office:date-value="2017-03-03" calcext:value-type="date">
            <text:p>03/03/17</text:p>
          </table:table-cell>
          <table:table-cell office:value-type="string" calcext:value-type="string">
            <text:p>Version 2.3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156" office:value-type="float" office:value="2.2" calcext:value-type="float">
            <text:p>2,2</text:p>
          </table:table-cell>
          <table:table-cell table:style-name="ce180" office:value-type="string" calcext:value-type="string">
            <text:p>C1 Sheet: Compilado1 ~ Control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*tct 0: pi machin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4" calcext:value-type="date">
            <text:p>04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sheets(C1, C2t), *Tct(3. 4), C2t, Grande Compilado-V1-2(nrs).odt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Gct, B00k sheet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LWC copy(textos/6 &amp; PI 2.2)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Check files sheet, nrs/txt backup(files)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6" calcext:value-type="date">
            <text:p>06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computer config, Index 2.1: LWC-nrsv1, B00k sheet, b00k.ods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7" calcext:value-type="date">
            <text:p>07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computer config, Index 2.1: LWC-nrsv1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71" office:value-type="date" office:date-value="2017-03-07" calcext:value-type="date">
            <text:p>07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computer config(*tct0)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08" calcext:value-type="date">
            <text:p>08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09" calcext:value-type="date">
            <text:p>09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0" calcext:value-type="date">
            <text:p>10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1" calcext:value-type="date">
            <text:p>11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2" calcext:value-type="date">
            <text:p>12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3" calcext:value-type="date">
            <text:p>13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4" calcext:value-type="date">
            <text:p>14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4|4 project, deep spac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15" calcext:value-type="date">
            <text:p>1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4|4 project, resultados, deep spac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25" calcext:value-type="date">
            <text:p>2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N4_projects 24032017, B00k sheet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25" calcext:value-type="date">
            <text:p>25/03/17</text:p>
          </table:table-cell>
          <table:table-cell table:style-name="ce156" office:value-type="float" office:value="2.1" calcext:value-type="float">
            <text:p>2,1</text:p>
          </table:table-cell>
          <table:table-cell office:value-type="string" calcext:value-type="string">
            <text:p>N4_projects 24032017, C2t, C2t sheet, B00k sheet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30" calcext:value-type="date">
            <text:p>30/03/17</text:p>
          </table:table-cell>
          <table:table-cell table:style-name="ce156" office:value-type="float" office:value="2.3" calcext:value-type="float">
            <text:p>2,3</text:p>
          </table:table-cell>
          <table:table-cell office:value-type="string" calcext:value-type="string">
            <text:p>N4_projects: digitalization prepar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31" calcext:value-type="date">
            <text:p>31/03/17</text:p>
          </table:table-cell>
          <table:table-cell table:style-name="ce156" office:value-type="float" office:value="2.3" calcext:value-type="float">
            <text:p>2,3</text:p>
          </table:table-cell>
          <table:table-cell office:value-type="string" calcext:value-type="string">
            <text:p>N4_projects: digitalization prepare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 office:value-type="string" calcext:value-type="string">
            <text:p>PI2.2</text:p>
          </table:table-cell>
          <table:table-cell table:style-name="ce267" office:value-type="date" office:date-value="2017-03-31" calcext:value-type="date">
            <text:p>31/03/17</text:p>
          </table:table-cell>
          <table:table-cell table:style-name="ce156" office:value-type="float" office:value="2.3" calcext:value-type="float">
            <text:p>2,3</text:p>
          </table:table-cell>
          <table:table-cell office:value-type="string" calcext:value-type="string">
            <text:p>N4_projects: digitalization init, digitalized (dir)</text:p>
          </table:table-cell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3"/>
          <table:table-cell table:style-name="ce271"/>
          <table:table-cell table:style-name="ce156"/>
          <table:table-cell/>
          <table:covered-table-cell table:style-name="ce241"/>
          <table:covered-table-cell table:style-name="ce2"/>
          <table:covered-table-cell table:style-name="ce286"/>
          <table:covered-table-cell table:style-name="ce142"/>
          <table:table-cell table:style-name="ce271"/>
          <table:table-cell table:number-columns-repeated="3"/>
        </table:table-row>
        <table:table-row table:style-name="ro1">
          <table:table-cell table:style-name="ce174"/>
          <table:table-cell table:style-name="ce272" table:number-columns-repeated="2"/>
          <table:table-cell table:style-name="ce181"/>
          <table:covered-table-cell table:style-name="ce243"/>
          <table:covered-table-cell table:style-name="ce181"/>
          <table:covered-table-cell table:style-name="ce286"/>
          <table:covered-table-cell table:style-name="ce143"/>
          <table:table-cell table:style-name="ce27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85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56"/>
          <table:table-cell table:number-columns-repeated="8"/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2.2" table:style-name="ta1">
        <table:table-column table:style-name="co21" table:default-cell-style-name="ce151"/>
        <table:table-column table:style-name="co7" table:default-cell-style-name="ce151"/>
        <table:table-column table:style-name="co22" table:default-cell-style-name="ce151"/>
        <table:table-column table:style-name="co23" table:default-cell-style-name="ce151"/>
        <table:table-column table:style-name="co12" table:default-cell-style-name="ce151"/>
        <table:table-column table:style-name="co24" table:default-cell-style-name="ce151"/>
        <table:table-column table:style-name="co13" table:default-cell-style-name="ce254"/>
        <table:table-column table:style-name="co13" table:default-cell-style-name="ce151"/>
        <table:table-column table:style-name="co13" table:default-cell-style-name="ce358"/>
        <table:table-column table:style-name="co13" table:number-columns-repeated="7" table:default-cell-style-name="Default"/>
        <table:table-row table:style-name="ro1">
          <table:table-cell table:style-name="ce316" office:value-type="string" calcext:value-type="string">
            <text:p>Version</text:p>
          </table:table-cell>
          <table:table-cell table:style-name="ce316" office:value-type="string" calcext:value-type="string">
            <text:p>start</text:p>
          </table:table-cell>
          <table:table-cell table:style-name="ce316" office:value-type="string" calcext:value-type="string">
            <text:p>date</text:p>
          </table:table-cell>
          <table:table-cell table:style-name="ce316" office:value-type="string" calcext:value-type="string">
            <text:p>description</text:p>
          </table:table-cell>
          <table:table-cell table:style-name="ce316" office:value-type="string" calcext:value-type="string">
            <text:p>pause</text:p>
          </table:table-cell>
          <table:table-cell table:style-name="ce316" office:value-type="string" calcext:value-type="string">
            <text:p>work time</text:p>
          </table:table-cell>
          <table:table-cell table:style-name="ce240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wrk.odt</text:p>
          </table:table-cell>
          <table:table-cell table:style-name="ce352" office:value-type="time" office:time-value="PT17H57M00S" calcext:value-type="time">
            <text:p>17:57:00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352" office:value-type="time" office:time-value="PT18H26M00S" calcext:value-type="time">
            <text:p>18:26:00</text:p>
          </table:table-cell>
          <table:table-cell table:style-name="ce352" table:formula="of:=-['Wt 2.2'.B2]+['Wt 2.2'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26M00S" calcext:value-type="time">
            <text:p>18:26:00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352" office:value-type="time" office:time-value="PT18H39M00S" calcext:value-type="time">
            <text:p>18:39:00</text:p>
          </table:table-cell>
          <table:table-cell table:style-name="ce352" table:formula="of:=-['Wt 2.2'.B3]+['Wt 2.2'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17M00S" calcext:value-type="time">
            <text:p>23:17:00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4]+['Wt 2.2'.E4]" office:value-type="time" office:time-value="-PT23H17M00S" calcext:value-type="time">
            <text:p>00:43:00</text:p>
          </table:table-cell>
          <table:table-cell table:style-name="ce352" table:formula="of:=SUM(['Wt 2.2'.F2:.F4])" office:value-type="time" office:time-value="-PT22H35M00S" calcext:value-type="time">
            <text:p>01:2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352" office:value-type="time" office:time-value="PT00H33M00S" calcext:value-type="time">
            <text:p>00:33:00</text:p>
          </table:table-cell>
          <table:table-cell table:style-name="ce352" table:formula="of:=-['Wt 2.2'.B5]+['Wt 2.2'.E5]" office:value-type="time" office:time-value="PT00H33M00S" calcext:value-type="time">
            <text:p>00:33:00</text:p>
          </table:table-cell>
          <table:table-cell table:style-name="ce352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17M00S" calcext:value-type="time">
            <text:p>23:17:00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6]+['Wt 2.2'.E6]" office:value-type="time" office:time-value="-PT23H17M00S" calcext:value-type="time">
            <text:p>00:43:00</text:p>
          </table:table-cell>
          <table:table-cell table:style-name="ce355" table:formula="of:=SUM(['Wt 2.2'.F5:.F6])" office:value-type="time" office:time-value="-PT22H44M00S" calcext:value-type="time">
            <text:p>01:16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352" office:value-type="time" office:time-value="PT00H37M00S" calcext:value-type="time">
            <text:p>00:37:00</text:p>
          </table:table-cell>
          <table:table-cell table:style-name="ce352" table:formula="of:=-['Wt 2.2'.B7]+['Wt 2.2'.E7]" office:value-type="time" office:time-value="PT00H37M00S" calcext:value-type="time">
            <text:p>00:37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38M00S" calcext:value-type="time">
            <text:p>15:38:00</text:p>
          </table:table-cell>
          <table:table-cell table:style-name="ce267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352" office:value-type="time" office:time-value="PT16H10M00S" calcext:value-type="time">
            <text:p>16:10:00</text:p>
          </table:table-cell>
          <table:table-cell table:style-name="ce352" table:formula="of:=-['Wt 2.2'.B8]+['Wt 2.2'.E8]" office:value-type="time" office:time-value="PT00H32M00S" calcext:value-type="time">
            <text:p>00:32:00</text:p>
          </table:table-cell>
          <table:table-cell table:style-name="ce355" table:formula="of:=SUM(['Wt 2.2'.F7:.F8])" office:value-type="time" office:time-value="PT01H09M00S" calcext:value-type="time">
            <text:p>01: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15M00S" calcext:value-type="time">
            <text:p>21:15:00</text:p>
          </table:table-cell>
          <table:table-cell table:style-name="ce267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352" office:value-type="time" office:time-value="PT21H56M00S" calcext:value-type="time">
            <text:p>21:56:00</text:p>
          </table:table-cell>
          <table:table-cell table:style-name="ce352" table:formula="of:=-['Wt 2.2'.B9]+['Wt 2.2'.E9]" office:value-type="time" office:time-value="PT00H41M00S" calcext:value-type="time">
            <text:p>00:41:00</text:p>
          </table:table-cell>
          <table:table-cell table:style-name="ce355" table:formula="of:=SUM(['Wt 2.2'.F9:.F9])" office:value-type="time" office:time-value="PT00H41M00S" calcext:value-type="time">
            <text:p>00:41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32M00S" calcext:value-type="time">
            <text:p>14:32:00</text:p>
          </table:table-cell>
          <table:table-cell table:style-name="ce267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352" office:value-type="time" office:time-value="PT15H25M00S" calcext:value-type="time">
            <text:p>15:25:00</text:p>
          </table:table-cell>
          <table:table-cell table:style-name="ce352" table:formula="of:=-['Wt 2.2'.B10]+['Wt 2.2'.E10]" office:value-type="time" office:time-value="PT00H53M00S" calcext:value-type="time">
            <text:p>00:53:00</text:p>
          </table:table-cell>
          <table:table-cell table:style-name="ce355" table:formula="of:=SUM(['Wt 2.2'.F10:.F10])" office:value-type="time" office:time-value="PT00H53M00S" calcext:value-type="time">
            <text:p>00:53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11]+['Wt 2.2'.E11]" office:value-type="time" office:time-value="-PT22H00M00S" calcext:value-type="time">
            <text:p>02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352" office:value-type="time" office:time-value="PT01H15M00S" calcext:value-type="time">
            <text:p>01:15:00</text:p>
          </table:table-cell>
          <table:table-cell table:style-name="ce352" table:formula="of:=-['Wt 2.2'.B12]+['Wt 2.2'.E12]" office:value-type="time" office:time-value="PT01H15M00S" calcext:value-type="time">
            <text:p>01:15:00</text:p>
          </table:table-cell>
          <table:table-cell table:style-name="ce355" table:formula="of:=SUM(['Wt 2.2'.F11:.F12])" office:value-type="time" office:time-value="-PT20H45M00S" calcext:value-type="time">
            <text:p>03:1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00M00S" calcext:value-type="time">
            <text:p>23:00:00</text:p>
          </table:table-cell>
          <table:table-cell table:style-name="ce267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352" office:value-type="time" office:time-value="PT23H10M00S" calcext:value-type="time">
            <text:p>23:10:00</text:p>
          </table:table-cell>
          <table:table-cell table:style-name="ce352" table:formula="of:=-['Wt 2.2'.B13]+['Wt 2.2'.E13]" office:value-type="time" office:time-value="PT00H10M00S" calcext:value-type="time">
            <text:p>00:10:00</text:p>
          </table:table-cell>
          <table:table-cell table:style-name="ce355" table:formula="of:=SUM(['Wt 2.2'.F13:.F13])" office:value-type="time" office:time-value="PT00H10M00S" calcext:value-type="time">
            <text:p>00: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15M00S" calcext:value-type="time">
            <text:p>21:15:00</text:p>
          </table:table-cell>
          <table:table-cell table:style-name="ce267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14]+['Wt 2.2'.E14]" office:value-type="time" office:time-value="-PT21H15M00S" calcext:value-type="time">
            <text:p>02:45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352" office:value-type="time" office:time-value="PT02H13M00S" calcext:value-type="time">
            <text:p>02:13:00</text:p>
          </table:table-cell>
          <table:table-cell table:style-name="ce352" table:formula="of:=-['Wt 2.2'.B15]+['Wt 2.2'.E15]" office:value-type="time" office:time-value="PT02H13M00S" calcext:value-type="time">
            <text:p>02:13:00</text:p>
          </table:table-cell>
          <table:table-cell table:style-name="ce355" table:formula="of:=SUM(['Wt 2.2'.F14:.F15])" office:value-type="time" office:time-value="-PT19H02M00S" calcext:value-type="time">
            <text:p>04:58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35M00S" calcext:value-type="time">
            <text:p>14:35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352" office:value-type="time" office:time-value="PT14H45M00S" calcext:value-type="time">
            <text:p>14:45:00</text:p>
          </table:table-cell>
          <table:table-cell table:style-name="ce352" table:formula="of:=-['Wt 2.2'.B16]+['Wt 2.2'.E16]" office:value-type="time" office:time-value="PT00H10M00S" calcext:value-type="time">
            <text:p>00:10:00</text:p>
          </table:table-cell>
          <table:table-cell table:style-name="ce355"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45M00S" calcext:value-type="time">
            <text:p>14:45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352" office:value-type="time" office:time-value="PT14H55M00S" calcext:value-type="time">
            <text:p>14:55:00</text:p>
          </table:table-cell>
          <table:table-cell table:style-name="ce352" table:formula="of:=-['Wt 2.2'.B17]+['Wt 2.2'.E17]" office:value-type="time" office:time-value="PT00H10M00S" calcext:value-type="time">
            <text:p>00:10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55M00S" calcext:value-type="time">
            <text:p>14:55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352" office:value-type="time" office:time-value="PT15H10M00S" calcext:value-type="time">
            <text:p>15:10:00</text:p>
          </table:table-cell>
          <table:table-cell table:style-name="ce352" table:formula="of:=-['Wt 2.2'.B18]+['Wt 2.2'.E18]" office:value-type="time" office:time-value="PT00H15M00S" calcext:value-type="time">
            <text:p>00:15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10M00S" calcext:value-type="time">
            <text:p>15:10:00</text:p>
          </table:table-cell>
          <table:table-cell table:style-name="ce267" office:value-type="date" office:date-value="2017-02-11" calcext:value-type="date">
            <text:p>11/02/17</text:p>
          </table:table-cell>
          <table:table-cell table:style-name="ce156" office:value-type="string" calcext:value-type="string">
            <text:p>Index 1.2: Insert e format OC&amp;d into 1.1 according to it</text:p>
          </table:table-cell>
          <table:table-cell table:style-name="ce352" office:value-type="time" office:time-value="PT15H20M00S" calcext:value-type="time">
            <text:p>15:20:00</text:p>
          </table:table-cell>
          <table:table-cell table:style-name="ce352" table:formula="of:=-['Wt 2.2'.B19]+['Wt 2.2'.E19]" office:value-type="time" office:time-value="PT00H10M00S" calcext:value-type="time">
            <text:p>00:1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20M00S" calcext:value-type="time">
            <text:p>15:20:00</text:p>
          </table:table-cell>
          <table:table-cell table:style-name="ce267" office:value-type="date" office:date-value="2017-02-11" calcext:value-type="date">
            <text:p>11/02/17</text:p>
          </table:table-cell>
          <table:table-cell table:style-name="ce155" office:value-type="string" calcext:value-type="string">
            <text:p>Index 2.1: Publish content prepared in PI2.2 | wt &amp; Progress</text:p>
          </table:table-cell>
          <table:table-cell table:style-name="ce352" office:value-type="time" office:time-value="PT15H40M00S" calcext:value-type="time">
            <text:p>15:40:00</text:p>
          </table:table-cell>
          <table:table-cell table:style-name="ce352" table:formula="of:=-['Wt 2.2'.B20]+['Wt 2.2'.E20]" office:value-type="time" office:time-value="PT00H20M00S" calcext:value-type="time">
            <text:p>00:2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45M00S" calcext:value-type="time">
            <text:p>17:45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352" office:value-type="time" office:time-value="PT18H19M00S" calcext:value-type="time">
            <text:p>18:19:00</text:p>
          </table:table-cell>
          <table:table-cell table:style-name="ce352" table:formula="of:=-['Wt 2.2'.B21]+['Wt 2.2'.E21]" office:value-type="time" office:time-value="PT00H34M00S" calcext:value-type="time">
            <text:p>00:34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25M00S" calcext:value-type="time">
            <text:p>18:25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352" office:value-type="time" office:time-value="PT18H35M00S" calcext:value-type="time">
            <text:p>18:35:00</text:p>
          </table:table-cell>
          <table:table-cell table:style-name="ce352" table:formula="of:=-['Wt 2.2'.B22]+['Wt 2.2'.E22]" office:value-type="time" office:time-value="PT00H10M00S" calcext:value-type="time">
            <text:p>00:1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50M00S" calcext:value-type="time">
            <text:p>18:50:00</text:p>
          </table:table-cell>
          <table:table-cell table:style-name="ce26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352" office:value-type="time" office:time-value="PT20H08M00S" calcext:value-type="time">
            <text:p>20:08:00</text:p>
          </table:table-cell>
          <table:table-cell table:style-name="ce352" table:formula="of:=-['Wt 2.2'.B23]+['Wt 2.2'.E23]" office:value-type="time" office:time-value="PT01H18M00S" calcext:value-type="time">
            <text:p>01:18:00</text:p>
          </table:table-cell>
          <table:table-cell table:style-name="ce355" table:formula="of:=SUM(['Wt 2.2'.F16:.F23])" office:value-type="time" office:time-value="PT03H07M00S" calcext:value-type="time">
            <text:p>03:07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48M00S" calcext:value-type="time">
            <text:p>17:48:00</text:p>
          </table:table-cell>
          <table:table-cell table:style-name="ce267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352" office:value-type="time" office:time-value="PT18H52M00S" calcext:value-type="time">
            <text:p>18:52:00</text:p>
          </table:table-cell>
          <table:table-cell table:style-name="ce352" table:formula="of:=-['Wt 2.2'.B24]+['Wt 2.2'.E24]" office:value-type="time" office:time-value="PT01H04M00S" calcext:value-type="time">
            <text:p>01:04:00</text:p>
          </table:table-cell>
          <table:table-cell table:style-name="ce355" table:formula="of:=SUM(['Wt 2.2'.F24:.F24])" office:value-type="time" office:time-value="PT01H04M00S" calcext:value-type="time">
            <text:p>01:0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352" office:value-type="time" office:time-value="PT03H00M00S" calcext:value-type="time">
            <text:p>03:00:00</text:p>
          </table:table-cell>
          <table:table-cell table:style-name="ce352" table:formula="of:=-['Wt 2.2'.B25]+['Wt 2.2'.E25]" office:value-type="time" office:time-value="PT03H00M00S" calcext:value-type="time">
            <text:p>03:00:00</text:p>
          </table:table-cell>
          <table:table-cell table:style-name="ce355" table:formula="of:=SUM(['Wt 2.2'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352" office:value-type="time" office:time-value="PT23H15M00S" calcext:value-type="time">
            <text:p>23:15:00</text:p>
          </table:table-cell>
          <table:table-cell table:style-name="ce352" table:formula="of:=-['Wt 2.2'.B26]+['Wt 2.2'.E26]" office:value-type="time" office:time-value="PT01H15M00S" calcext:value-type="time">
            <text:p>01:15:00</text:p>
          </table:table-cell>
          <table:table-cell table:style-name="ce355" table:formula="of:=SUM(['Wt 2.2'.F26:.F26])" office:value-type="time" office:time-value="PT01H15M00S" calcext:value-type="time">
            <text:p>01:15:00</text:p>
          </table:table-cell>
          <table:table-cell table:number-columns-repeated="9"/>
        </table:table-row>
        <table:table-row table:style-name="ro1">
          <table:table-cell/>
          <table:table-cell table:style-name="ce352"/>
          <table:table-cell table:style-name="ce267"/>
          <table:table-cell/>
          <table:table-cell table:style-name="ce352" table:number-columns-repeated="2"/>
          <table:table-cell table:number-columns-repeated="10"/>
        </table:table-row>
        <table:table-row table:style-name="ro1">
          <table:table-cell/>
          <table:table-cell table:style-name="ce352"/>
          <table:table-cell table:style-name="ce267"/>
          <table:table-cell/>
          <table:table-cell table:style-name="ce70" office:value-type="string" calcext:value-type="string">
            <text:p>Total = </text:p>
          </table:table-cell>
          <table:table-cell table:style-name="ce352" table:formula="of:=SUM(['Wt 2.2'.F2:.F26])" office:value-type="time" office:time-value="-PT73H47M00S" calcext:value-type="time">
            <text:p>22:13:00</text:p>
          </table:table-cell>
          <table:table-cell table:style-name="ce352" office:value-type="time" office:time-value="PT22H13M00S" calcext:value-type="time">
            <text:p>22:13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0"/>
          <table:table-cell table:style-name="ce352"/>
          <table:table-cell table:number-columns-repeated="6"/>
          <table:table-cell table:style-name="ce358"/>
          <table:table-cell table:style-name="ce355"/>
          <table:table-cell table:number-columns-repeated="2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9H40M00S" calcext:value-type="time">
            <text:p>19:40:00</text:p>
          </table:table-cell>
          <table:table-cell table:style-name="ce26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352" office:value-type="time" office:time-value="PT20H49M00S" calcext:value-type="time">
            <text:p>20:49:00</text:p>
          </table:table-cell>
          <table:table-cell table:style-name="ce352" table:formula="of:=-['Wt 2.2'.B30]+['Wt 2.2'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53M00S" calcext:value-type="time">
            <text:p>21:53:00</text:p>
          </table:table-cell>
          <table:table-cell table:style-name="ce26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352" office:value-type="time" office:time-value="PT23H37M00S" calcext:value-type="time">
            <text:p>23:37:00</text:p>
          </table:table-cell>
          <table:table-cell table:style-name="ce352" table:formula="of:=-['Wt 2.2'.B31]+['Wt 2.2'.E31]" office:value-type="time" office:time-value="PT01H44M00S" calcext:value-type="time">
            <text:p>01:44:00</text:p>
          </table:table-cell>
          <table:table-cell table:style-name="ce355"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37M00S" calcext:value-type="time">
            <text:p>23:37:00</text:p>
          </table:table-cell>
          <table:table-cell table:style-name="ce267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352" office:value-type="time" office:time-value="PT23H50M00S" calcext:value-type="time">
            <text:p>23:50:00</text:p>
          </table:table-cell>
          <table:table-cell table:style-name="ce352" table:formula="of:=-['Wt 2.2'.B32]+['Wt 2.2'.E32]" office:value-type="time" office:time-value="PT00H13M00S" calcext:value-type="time">
            <text:p>00:13:00</text:p>
          </table:table-cell>
          <table:table-cell table:style-name="ce355" table:formula="of:=SUM(['Wt 2.2'.F30:.F32])" office:value-type="time" office:time-value="PT03H06M00S" calcext:value-type="time">
            <text:p>03:06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30M00S" calcext:value-type="time">
            <text:p>00:30:00</text:p>
          </table:table-cell>
          <table:table-cell table:style-name="ce267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352" office:value-type="time" office:time-value="PT01H13M00S" calcext:value-type="time">
            <text:p>01:13:00</text:p>
          </table:table-cell>
          <table:table-cell table:style-name="ce352" table:formula="of:=-['Wt 2.2'.B33]+['Wt 2.2'.E33]" office:value-type="time" office:time-value="PT00H43M00S" calcext:value-type="time">
            <text:p>00:4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55M00S" calcext:value-type="time">
            <text:p>12:55:00</text:p>
          </table:table-cell>
          <table:table-cell table:style-name="ce267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352" office:value-type="time" office:time-value="PT13H20M00S" calcext:value-type="time">
            <text:p>13:20:00</text:p>
          </table:table-cell>
          <table:table-cell table:style-name="ce352" table:formula="of:=-['Wt 2.2'.B34]+['Wt 2.2'.E34]" office:value-type="time" office:time-value="PT00H25M00S" calcext:value-type="time">
            <text:p>00:2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30M00S" calcext:value-type="time">
            <text:p>17:30:00</text:p>
          </table:table-cell>
          <table:table-cell table:style-name="ce267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352" office:value-type="time" office:time-value="PT19H20M00S" calcext:value-type="time">
            <text:p>19:20:00</text:p>
          </table:table-cell>
          <table:table-cell table:style-name="ce352" table:formula="of:=-['Wt 2.2'.B35]+['Wt 2.2'.E35]" office:value-type="time" office:time-value="PT01H50M00S" calcext:value-type="time">
            <text:p>01:50:00</text:p>
          </table:table-cell>
          <table:table-cell table:style-name="ce355" table:formula="of:=SUM(['Wt 2.2'.F33:.F35])" office:value-type="time" office:time-value="PT02H58M00S" calcext:value-type="time">
            <text:p>02:58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6H40M00S" calcext:value-type="time">
            <text:p>16:40:00</text:p>
          </table:table-cell>
          <table:table-cell table:style-name="ce26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4M00S" calcext:value-type="time">
            <text:p>18:24:00</text:p>
          </table:table-cell>
          <table:table-cell table:style-name="ce352" table:formula="of:=-['Wt 2.2'.B36]+['Wt 2.2'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9H10M00S" calcext:value-type="time">
            <text:p>19:10:00</text:p>
          </table:table-cell>
          <table:table-cell table:style-name="ce26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354" office:value-type="time" office:time-value="PT20H32M00S" calcext:value-type="time">
            <text:p>20:32:00</text:p>
          </table:table-cell>
          <table:table-cell table:style-name="ce352" table:formula="of:=-['Wt 2.2'.B37]+['Wt 2.2'.E37]" office:value-type="time" office:time-value="PT01H22M00S" calcext:value-type="time">
            <text:p>01:22:00</text:p>
          </table:table-cell>
          <table:table-cell table:style-name="ce355" table:formula="of:=SUM(['Wt 2.2'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355"/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10M00S" calcext:value-type="time">
            <text:p>13:10:00</text:p>
          </table:table-cell>
          <table:table-cell table:style-name="ce267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4H32M00S" calcext:value-type="time">
            <text:p>14:32:00</text:p>
          </table:table-cell>
          <table:table-cell table:style-name="ce352" table:formula="of:=-['Wt 2.2'.B38]+['Wt 2.2'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50M00S" calcext:value-type="time">
            <text:p>18:50:00</text:p>
          </table:table-cell>
          <table:table-cell table:style-name="ce267" office:value-type="date" office:date-value="2017-02-18" calcext:value-type="date">
            <text:p>18/02/17</text:p>
          </table:table-cell>
          <table:table-cell table:style-name="ce155" office:value-type="string" calcext:value-type="string">
            <text:p>bckp pictures, oc&amp;d</text:p>
          </table:table-cell>
          <table:table-cell table:style-name="ce352" office:value-type="time" office:time-value="PT21H17M00S" calcext:value-type="time">
            <text:p>21:17:00</text:p>
          </table:table-cell>
          <table:table-cell table:style-name="ce352" table:formula="of:=-['Wt 2.2'.B39]+['Wt 2.2'.E39]" office:value-type="time" office:time-value="PT02H27M00S" calcext:value-type="time">
            <text:p>02:27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55M00S" calcext:value-type="time">
            <text:p>21:55:00</text:p>
          </table:table-cell>
          <table:table-cell table:style-name="ce267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352" office:value-type="time" office:time-value="PT22H05M00S" calcext:value-type="time">
            <text:p>22:05:00</text:p>
          </table:table-cell>
          <table:table-cell table:style-name="ce352" table:formula="of:=-['Wt 2.2'.B40]+['Wt 2.2'.E40]" office:value-type="time" office:time-value="PT00H10M00S" calcext:value-type="time">
            <text:p>00:10:00</text:p>
          </table:table-cell>
          <table:table-cell table:style-name="ce355" table:formula="of:=SUM(['Wt 2.2'.F38:.F40])" office:value-type="time" office:time-value="PT03H59M00S" calcext:value-type="time">
            <text:p>03:5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05M00S" calcext:value-type="time">
            <text:p>21:05:00</text:p>
          </table:table-cell>
          <table:table-cell table:style-name="ce267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3H40M00S" calcext:value-type="time">
            <text:p>03:40:00</text:p>
          </table:table-cell>
          <table:table-cell table:style-name="ce352" table:formula="of:=-['Wt 2.2'.B41]+['Wt 2.2'.E41]" office:value-type="time" office:time-value="-PT17H25M00S" calcext:value-type="time">
            <text:p>06:35:00</text:p>
          </table:table-cell>
          <table:table-cell table:style-name="ce355" table:formula="of:=SUM(['Wt 2.2'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/>
          <table:table-cell table:style-name="ce352"/>
          <table:table-cell table:style-name="ce267"/>
          <table:table-cell/>
          <table:table-cell table:style-name="ce352" table:number-columns-repeated="2"/>
          <table:table-cell table:style-name="ce355"/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>
            <text:p>Total = </text:p>
          </table:table-cell>
          <table:table-cell table:style-name="ce352" table:formula="of:=SUM(['Wt 2.2'.F30:.F41])" office:value-type="time" office:time-value="-PT04H16M00S" calcext:value-type="time">
            <text:p>19:44:00</text:p>
          </table:table-cell>
          <table:table-cell table:style-name="ce352" office:value-type="time" office:time-value="PT19H44M00S" calcext:value-type="time">
            <text:p>19:44:00</text:p>
          </table:table-cell>
          <table:table-cell/>
          <table:table-cell office:value-type="string" calcext:value-type="string">
            <text:p>Firstwrk</text:p>
          </table:table-cell>
          <table:table-cell table:style-name="ce355" table:formula="of:=SUM(['Wt 2.2'.F2] + ['Wt 2.2'.F3] + ['Wt 2.2'.F16] + ['Wt 2.2'.F25] + ['Wt 2.2'.F30] + ['Wt 2.2'.F31])" office:value-type="time" office:time-value="PT06H45M00S" calcext:value-type="time">
            <text:p>06:45: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P Organize</text:p>
          </table:table-cell>
          <table:table-cell table:style-name="ce355" table:formula="of:=SUM(['Wt 2.2'.F35:.F41])" office:value-type="time" office:time-value="-PT08H30M00S" calcext:value-type="time">
            <text:p>15:30: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00M00S" calcext:value-type="time">
            <text:p>12:00:00</text:p>
          </table:table-cell>
          <table:table-cell table:style-name="ce26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7H30M00S" calcext:value-type="time">
            <text:p>17:30:00</text:p>
          </table:table-cell>
          <table:table-cell table:style-name="ce352" table:formula="of:=-['Wt 2.2'.B46]+['Wt 2.2'.E46]" office:value-type="time" office:time-value="PT05H30M00S" calcext:value-type="time">
            <text:p>05:3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40M00S" calcext:value-type="time">
            <text:p>23:40:00</text:p>
          </table:table-cell>
          <table:table-cell table:style-name="ce26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3H00M00S" calcext:value-type="time">
            <text:p>03:00:00</text:p>
          </table:table-cell>
          <table:table-cell table:style-name="ce352" table:formula="of:=-['Wt 2.2'.B47]+['Wt 2.2'.E47]" office:value-type="time" office:time-value="-PT20H40M00S" calcext:value-type="time">
            <text:p>03:20:00</text:p>
          </table:table-cell>
          <table:table-cell table:style-name="ce355" table:formula="of:=SUM(['Wt 2.2'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00M00S" calcext:value-type="time">
            <text:p>12:00:00</text:p>
          </table:table-cell>
          <table:table-cell table:style-name="ce267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7H38M00S" calcext:value-type="time">
            <text:p>17:38:00</text:p>
          </table:table-cell>
          <table:table-cell table:style-name="ce352" table:formula="of:=-['Wt 2.2'.B48]+['Wt 2.2'.E48]" office:value-type="time" office:time-value="PT05H38M00S" calcext:value-type="time">
            <text:p>05:38:00</text:p>
          </table:table-cell>
          <table:table-cell table:style-name="ce355" table:formula="of:=SUM(['Wt 2.2'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00M00S" calcext:value-type="time">
            <text:p>13:00:00</text:p>
          </table:table-cell>
          <table:table-cell table:style-name="ce267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352" table:formula="of:=-['Wt 2.2'.B49]+['Wt 2.2'.E49]" office:value-type="time" office:time-value="PT05H00M00S" calcext:value-type="time">
            <text:p>05:00:00</text:p>
          </table:table-cell>
          <table:table-cell table:style-name="ce355" table:formula="of:=SUM(['Wt 2.2'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30M00S" calcext:value-type="time">
            <text:p>13:30:00</text:p>
          </table:table-cell>
          <table:table-cell table:style-name="ce267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20H00M00S" calcext:value-type="time">
            <text:p>20:00:00</text:p>
          </table:table-cell>
          <table:table-cell table:style-name="ce352" table:formula="of:=-['Wt 2.2'.B50]+['Wt 2.2'.E50]" office:value-type="time" office:time-value="PT06H30M00S" calcext:value-type="time">
            <text:p>06:30:00</text:p>
          </table:table-cell>
          <table:table-cell table:style-name="ce355" table:formula="of:=SUM(['Wt 2.2'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5H00M00S" calcext:value-type="time">
            <text:p>05:00:00</text:p>
          </table:table-cell>
          <table:table-cell table:style-name="ce352" table:formula="of:=-['Wt 2.2'.B51]+['Wt 2.2'.E51]" office:value-type="time" office:time-value="PT05H00M00S" calcext:value-type="time">
            <text:p>05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50M00S" calcext:value-type="time">
            <text:p>15:50:00</text:p>
          </table:table-cell>
          <table:table-cell table:style-name="ce26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0M00S" calcext:value-type="time">
            <text:p>18:20:00</text:p>
          </table:table-cell>
          <table:table-cell table:style-name="ce352" table:formula="of:=-['Wt 2.2'.B52]+['Wt 2.2'.E52]" office:value-type="time" office:time-value="PT02H30M00S" calcext:value-type="time">
            <text:p>02:3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20M00S" calcext:value-type="time">
            <text:p>22:20:00</text:p>
          </table:table-cell>
          <table:table-cell table:style-name="ce26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53]+['Wt 2.2'.E53]" office:value-type="time" office:time-value="-PT22H20M00S" calcext:value-type="time">
            <text:p>01:40:00</text:p>
          </table:table-cell>
          <table:table-cell table:style-name="ce355" table:formula="of:=SUM(['Wt 2.2'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267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54]+['Wt 2.2'.E54]" office:value-type="time" office:time-value="-PT21H00M00S" calcext:value-type="time">
            <text:p>03:00:00</text:p>
          </table:table-cell>
          <table:table-cell table:style-name="ce355" table:formula="of:=SUM(['Wt 2.2'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6H00M00S" calcext:value-type="time">
            <text:p>06:00:00</text:p>
          </table:table-cell>
          <table:table-cell table:style-name="ce352" table:formula="of:=-['Wt 2.2'.B55]+['Wt 2.2'.E55]" office:value-type="time" office:time-value="PT06H00M00S" calcext:value-type="time">
            <text:p>06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6H00M00S" calcext:value-type="time">
            <text:p>16:00:00</text:p>
          </table:table-cell>
          <table:table-cell table:style-name="ce26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5M00S" calcext:value-type="time">
            <text:p>18:25:00</text:p>
          </table:table-cell>
          <table:table-cell table:style-name="ce352" table:formula="of:=-['Wt 2.2'.B56]+['Wt 2.2'.E56]" office:value-type="time" office:time-value="PT02H25M00S" calcext:value-type="time">
            <text:p>02:25:00</text:p>
          </table:table-cell>
          <table:table-cell table:style-name="ce355" table:formula="of:=SUM(['Wt 2.2'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267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352" office:value-type="time" office:time-value="PT19H20M00S" calcext:value-type="time">
            <text:p>19:20:00</text:p>
          </table:table-cell>
          <table:table-cell table:style-name="ce352" table:formula="of:=-['Wt 2.2'.B57]+['Wt 2.2'.E57]" office:value-type="time" office:time-value="PT01H20M00S" calcext:value-type="time">
            <text:p>01:20:00</text:p>
          </table:table-cell>
          <table:table-cell table:style-name="ce355" table:formula="of:=SUM(['Wt 2.2'.F57:.F57])" office:value-type="time" office:time-value="PT01H20M00S" calcext:value-type="time">
            <text:p>01:20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>
            <text:p>Total = </text:p>
          </table:table-cell>
          <table:table-cell table:style-name="ce352" table:formula="of:=SUM(['Wt 2.2'.F46:.F57])" office:value-type="time" office:time-value="-PT24H07M00S" calcext:value-type="time">
            <text:p>23:53:00</text:p>
          </table:table-cell>
          <table:table-cell table:style-name="ce352" office:value-type="time" office:time-value="PT23H53M00S" calcext:value-type="time">
            <text:p>23:53:00</text:p>
          </table:table-cell>
          <table:table-cell table:number-columns-repeated="2"/>
          <table:table-cell table:style-name="ce355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P Organize</text:p>
          </table:table-cell>
          <table:table-cell table:style-name="ce355" table:formula="of:=SUM(['Wt 2.2'.F46:.F56])" office:value-type="time" office:time-value="-PT25H27M00S" calcext:value-type="time">
            <text:p>22:33: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18M00S" calcext:value-type="time">
            <text:p>22:18:00</text:p>
          </table:table-cell>
          <table:table-cell table:style-name="ce267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62]+['Wt 2.2'.E62]" office:value-type="time" office:time-value="-PT22H18M00S" calcext:value-type="time">
            <text:p>01:42:00</text:p>
          </table:table-cell>
          <table:table-cell table:style-name="ce355" table:formula="of:=SUM(['Wt 2.2'.F62:.F62])" office:value-type="time" office:time-value="-PT22H18M00S" calcext:value-type="time">
            <text:p>01:4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352" office:value-type="time" office:time-value="PT01H56M00S" calcext:value-type="time">
            <text:p>01:56:00</text:p>
          </table:table-cell>
          <table:table-cell table:style-name="ce352" table:formula="of:=-['Wt 2.2'.B63]+['Wt 2.2'.E63]" office:value-type="time" office:time-value="PT01H56M00S" calcext:value-type="time">
            <text:p>01:56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38M00S" calcext:value-type="time">
            <text:p>13:38:00</text:p>
          </table:table-cell>
          <table:table-cell table:style-name="ce267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352" office:value-type="time" office:time-value="PT13H56M00S" calcext:value-type="time">
            <text:p>13:56:00</text:p>
          </table:table-cell>
          <table:table-cell table:style-name="ce352" table:formula="of:=-['Wt 2.2'.B64]+['Wt 2.2'.E64]" office:value-type="time" office:time-value="PT00H18M00S" calcext:value-type="time">
            <text:p>00:18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50M00S" calcext:value-type="time">
            <text:p>15:50:00</text:p>
          </table:table-cell>
          <table:table-cell table:style-name="ce267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352" office:value-type="time" office:time-value="PT17H42M00S" calcext:value-type="time">
            <text:p>17:42:00</text:p>
          </table:table-cell>
          <table:table-cell table:style-name="ce352" table:formula="of:=-['Wt 2.2'.B65]+['Wt 2.2'.E65]" office:value-type="time" office:time-value="PT01H52M00S" calcext:value-type="time">
            <text:p>01:52:00</text:p>
          </table:table-cell>
          <table:table-cell table:style-name="ce355" table:formula="of:=SUM(['Wt 2.2'.F63:.F65])" office:value-type="time" office:time-value="PT04H06M00S" calcext:value-type="time">
            <text:p>04:06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ce360"/>
          <table:table-cell table:number-columns-repeated="4"/>
        </table:table-row>
        <table:table-row table:style-name="ro1">
          <table:table-cell table:number-columns-repeated="4"/>
          <table:table-cell table:style-name="ce70" office:value-type="string" calcext:value-type="string">
            <text:p>Total = </text:p>
          </table:table-cell>
          <table:table-cell table:style-name="ce352" table:formula="of:=SUM(['Wt 2.2'.F62:.F65])" office:value-type="time" office:time-value="-PT18H12M00S" calcext:value-type="time">
            <text:p>05:48:00</text:p>
          </table:table-cell>
          <table:table-cell table:style-name="ce352" office:value-type="time" office:time-value="PT05H48M00S" calcext:value-type="time">
            <text:p>05:48:0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style-name="ce316"/>
          <table:table-cell table:number-columns-repeated="8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Month Total = </text:p>
          </table:table-cell>
          <table:covered-table-cell table:style-name="ce70"/>
          <table:table-cell table:style-name="ce356" table:formula="of:=SUM(['Wt 2.2'.G67]+['Wt 2.2'.G59]+['Wt 2.2'.G43]+['Wt 2.2'.G28])" office:value-type="time" office:time-value="PT71H38M00S" calcext:value-type="time">
            <text:p>71:38:00</text:p>
          </table:table-cell>
          <table:table-cell table:number-columns-repeated="2"/>
          <table:table-cell table:style-name="ce70" office:value-type="string" calcext:value-type="string">
            <text:p>Days in:</text:p>
          </table:table-cell>
          <table:table-cell table:style-name="ce15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70]/26)" office:value-type="time" office:time-value="PT02H45M18.461538462S" calcext:value-type="time">
            <text:p>02:45:18</text:p>
          </table:table-cell>
          <table:table-cell table:number-columns-repeated="2"/>
          <table:table-cell table:style-name="ce70" office:value-type="string" calcext:value-type="string">
            <text:p>Days off: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267" office:value-type="date" office:date-value="2017-04-02" calcext:value-type="date">
            <text:p>02/04/1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267" office:value-type="date" office:date-value="2017-05-02" calcext:value-type="date">
            <text:p>02/05/1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51"/>
          <table:table-cell table:number-columns-repeated="6"/>
        </table:table-row>
        <table:table-row table:style-name="ro1">
          <table:table-cell table:style-name="ce316" office:value-type="string" calcext:value-type="string">
            <text:p>Version</text:p>
          </table:table-cell>
          <table:table-cell table:style-name="ce316" office:value-type="string" calcext:value-type="string">
            <text:p>start</text:p>
          </table:table-cell>
          <table:table-cell table:style-name="ce316" office:value-type="string" calcext:value-type="string">
            <text:p>date</text:p>
          </table:table-cell>
          <table:table-cell table:style-name="ce316" office:value-type="string" calcext:value-type="string">
            <text:p>description</text:p>
          </table:table-cell>
          <table:table-cell table:style-name="ce316" office:value-type="string" calcext:value-type="string">
            <text:p>pause</text:p>
          </table:table-cell>
          <table:table-cell table:style-name="ce316" office:value-type="string" calcext:value-type="string">
            <text:p>work time</text:p>
          </table:table-cell>
          <table:table-cell table:style-name="ce240" office:value-type="string" calcext:value-type="string">
            <text:p>day total</text:p>
          </table:table-cell>
          <table:table-cell table:style-name="ce316"/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352" office:value-type="time" office:time-value="PT01H17M00S" calcext:value-type="time">
            <text:p>01:17:00</text:p>
          </table:table-cell>
          <table:table-cell table:style-name="ce352" table:formula="of:=-['Wt 2.2'.B76]+['Wt 2.2'.E76]" office:value-type="time" office:time-value="PT01H17M00S" calcext:value-type="time">
            <text:p>01:17:00</text:p>
          </table:table-cell>
          <table:table-cell table:style-name="ce355" table:formula="of:=SUM(['Wt 2.2'.F76:.F76])" office:value-type="time" office:time-value="PT01H17M00S" calcext:value-type="time">
            <text:p>01:17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352" office:value-type="time" office:time-value="PT03H49M00S" calcext:value-type="time">
            <text:p>03:49:00</text:p>
          </table:table-cell>
          <table:table-cell table:style-name="ce352" table:formula="of:=-['Wt 2.2'.B77]+['Wt 2.2'.E77]" office:value-type="time" office:time-value="PT03H49M00S" calcext:value-type="time">
            <text:p>03:49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352" office:value-type="time" office:time-value="PT23H32M00S" calcext:value-type="time">
            <text:p>23:32:00</text:p>
          </table:table-cell>
          <table:table-cell table:style-name="ce352" table:formula="of:=-['Wt 2.2'.B78]+['Wt 2.2'.E78]" office:value-type="time" office:time-value="PT01H32M00S" calcext:value-type="time">
            <text:p>01:32:00</text:p>
          </table:table-cell>
          <table:table-cell table:style-name="ce355" table:formula="of:=SUM(['Wt 2.2'.F77:.F78])" office:value-type="time" office:time-value="PT05H21M00S" calcext:value-type="time">
            <text:p>05:21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352" office:value-type="time" office:time-value="PT03H08M00S" calcext:value-type="time">
            <text:p>03:08:00</text:p>
          </table:table-cell>
          <table:table-cell table:style-name="ce352" table:formula="of:=-['Wt 2.2'.B79]+['Wt 2.2'.E79]" office:value-type="time" office:time-value="PT03H08M00S" calcext:value-type="time">
            <text:p>03:08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7H50M00S" calcext:value-type="time">
            <text:p>17:50:00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19H15M00S" calcext:value-type="time">
            <text:p>19:15:00</text:p>
          </table:table-cell>
          <table:table-cell table:style-name="ce352" table:formula="of:=-['Wt 2.2'.B80]+['Wt 2.2'.E80]" office:value-type="time" office:time-value="PT01H25M00S" calcext:value-type="time">
            <text:p>01:25:00</text:p>
          </table:table-cell>
          <table:table-cell table:style-name="ce355" table:formula="of:=SUM(['Wt 2.2'.F79:.F80])" office:value-type="time" office:time-value="PT04H33M00S" calcext:value-type="time">
            <text:p>04:33:00</text:p>
          </table:table-cell>
          <table:table-cell table:number-columns-repeated="2"/>
          <table:table-cell table:style-name="ce70" office:value-type="string" calcext:value-type="string">
            <text:p>Days in:</text:p>
          </table:table-cell>
          <table:table-cell table:style-name="ce15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3H37M00S" calcext:value-type="time">
            <text:p>03:37:00</text:p>
          </table:table-cell>
          <table:table-cell table:style-name="ce26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05H30M00S" calcext:value-type="time">
            <text:p>05:30:00</text:p>
          </table:table-cell>
          <table:table-cell table:style-name="ce352" table:formula="of:=-['Wt 2.2'.B81]+['Wt 2.2'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70" office:value-type="string" calcext:value-type="string">
            <text:p>Days off: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3H25M00S" calcext:value-type="time">
            <text:p>23:25:00</text:p>
          </table:table-cell>
          <table:table-cell table:style-name="ce26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82]+['Wt 2.2'.E82]" office:value-type="time" office:time-value="PT00H34M00S" calcext:value-type="time">
            <text:p>00:34:00</text:p>
          </table:table-cell>
          <table:table-cell table:style-name="ce355" table:formula="of:=SUM(['Wt 2.2'.F81:.F82])" office:value-type="time" office:time-value="PT02H27M00S" calcext:value-type="time">
            <text:p>02:27:00</text:p>
          </table:table-cell>
          <table:table-cell table:number-columns-repeated="3"/>
          <table:table-cell table:style-name="ce267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06" calcext:value-type="date">
            <text:p>06/03/17</text:p>
          </table:table-cell>
          <table:table-cell office:value-type="string" calcext:value-type="string">
            <text:p>B00k shet</text:p>
          </table:table-cell>
          <table:table-cell table:style-name="ce352" office:value-type="time" office:time-value="PT00H52M00S" calcext:value-type="time">
            <text:p>00:52:00</text:p>
          </table:table-cell>
          <table:table-cell table:style-name="ce352" table:formula="of:=-['Wt 2.2'.B83]+['Wt 2.2'.E83]" office:value-type="time" office:time-value="PT00H52M00S" calcext:value-type="time">
            <text:p>00:52:00</text:p>
          </table:table-cell>
          <table:table-cell table:style-name="ce355"/>
          <table:table-cell table:number-columns-repeated="3"/>
          <table:table-cell table:style-name="ce267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361" office:value-type="string" calcext:value-type="string" table:number-columns-spanned="1" table:number-rows-spanned="6">
            <text:p>prsda</text:p>
          </table:table-cell>
          <table:table-cell table:style-name="ce358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364" office:value-type="string" calcext:value-type="string">
            <text:p>(out-of-tables)</text:p>
          </table:table-cell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7H50M00S" calcext:value-type="time">
            <text:p>17:50:00</text:p>
          </table:table-cell>
          <table:table-cell table:style-name="ce267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352" office:value-type="time" office:time-value="PT18H45M00S" calcext:value-type="time">
            <text:p>18:45:00</text:p>
          </table:table-cell>
          <table:table-cell table:style-name="ce352" table:formula="of:=-['Wt 2.2'.B84]+['Wt 2.2'.E84]" office:value-type="time" office:time-value="PT00H55M00S" calcext:value-type="time">
            <text:p>00:55:00</text:p>
          </table:table-cell>
          <table:table-cell table:style-name="ce355" table:formula="of:=SUM(['Wt 2.2'.F83:.F84])" office:value-type="time" office:time-value="PT01H47M00S" calcext:value-type="time">
            <text:p>01:47:00</text:p>
          </table:table-cell>
          <table:table-cell table:number-columns-repeated="3"/>
          <table:table-cell table:style-name="ce267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267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352" office:value-type="time" office:time-value="PT02H24M00S" calcext:value-type="time">
            <text:p>02:24:00</text:p>
          </table:table-cell>
          <table:table-cell table:style-name="ce352" table:formula="of:=-['Wt 2.2'.B85]+['Wt 2.2'.E85]" office:value-type="time" office:time-value="PT01H44M00S" calcext:value-type="time">
            <text:p>01:44:00</text:p>
          </table:table-cell>
          <table:table-cell table:style-name="ce355"/>
          <table:table-cell table:number-columns-repeated="3"/>
          <table:table-cell table:style-name="ce267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352" office:value-type="time" office:time-value="PT23H13M00S" calcext:value-type="time">
            <text:p>23:13:00</text:p>
          </table:table-cell>
          <table:table-cell table:style-name="ce352" table:formula="of:=-['Wt 2.2'.B86]+['Wt 2.2'.E86]" office:value-type="time" office:time-value="PT01H13M00S" calcext:value-type="time">
            <text:p>01:13:00</text:p>
          </table:table-cell>
          <table:table-cell table:style-name="ce355" table:formula="of:=SUM(['Wt 2.2'.F85:.F86])" office:value-type="time" office:time-value="PT02H57M00S" calcext:value-type="time">
            <text:p>02:57:00</text:p>
          </table:table-cell>
          <table:table-cell table:number-columns-repeated="3"/>
          <table:table-cell table:style-name="ce267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7]+['Wt 2.2'.E87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267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8]+['Wt 2.2'.E88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267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9]+['Wt 2.2'.E89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267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362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0]+['Wt 2.2'.E90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270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1]+['Wt 2.2'.E91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270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office:value-type="string" calcext:value-type="string">
            <text:p>03/2017</text:p>
          </table:table-cell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2]+['Wt 2.2'.E92]" office:value-type="time" office:time-value="PT00H40M00S" calcext:value-type="time">
            <text:p>00:40:00</text:p>
          </table:table-cell>
          <table:table-cell table:style-name="ce355" table:formula="of:=SUM(['Wt 2.2'.F87:.F92])" office:value-type="time" office:time-value="PT04H00M00S" calcext:value-type="time">
            <text:p>04:00:00</text:p>
          </table:table-cell>
          <table:table-cell table:number-columns-repeated="3"/>
          <table:table-cell table:style-name="ce270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267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52" table:formula="of:=-['Wt 2.2'.B93]+['Wt 2.2'.E93]" office:value-type="time" office:time-value="PT01H00M00S" calcext:value-type="time">
            <text:p>01:00:00</text:p>
          </table:table-cell>
          <table:table-cell table:style-name="ce355" table:formula="of:=SUM(['Wt 2.2'.F93:.F93])" office:value-type="time" office:time-value="PT01H00M00S" calcext:value-type="time">
            <text:p>01:00:00</text:p>
          </table:table-cell>
          <table:table-cell table:number-columns-repeated="3"/>
          <table:table-cell table:style-name="ce270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267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352" office:value-type="time" office:time-value="PT22H15M00S" calcext:value-type="time">
            <text:p>22:15:00</text:p>
          </table:table-cell>
          <table:table-cell table:style-name="ce352" table:formula="of:=-['Wt 2.2'.B94]+['Wt 2.2'.E94]" office:value-type="time" office:time-value="PT01H15M00S" calcext:value-type="time">
            <text:p>01:15:00</text:p>
          </table:table-cell>
          <table:table-cell table:style-name="ce355" table:formula="of:=SUM(['Wt 2.2'.F94:.F94])" office:value-type="time" office:time-value="PT01H15M00S" calcext:value-type="time">
            <text:p>01:15:00</text:p>
          </table:table-cell>
          <table:table-cell table:number-columns-repeated="3"/>
          <table:table-cell table:style-name="ce270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352" office:value-type="time" office:time-value="PT01H40M00S" calcext:value-type="time">
            <text:p>01:40:00</text:p>
          </table:table-cell>
          <table:table-cell table:style-name="ce352" table:formula="of:=-['Wt 2.2'.B95]+['Wt 2.2'.E95]" office:value-type="time" office:time-value="PT01H40M00S" calcext:value-type="time">
            <text:p>01:40:00</text:p>
          </table:table-cell>
          <table:table-cell table:style-name="ce355"/>
          <table:table-cell table:number-columns-repeated="3"/>
          <table:table-cell table:style-name="ce270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26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352" office:value-type="time" office:time-value="PT19H01M00S" calcext:value-type="time">
            <text:p>19:01:00</text:p>
          </table:table-cell>
          <table:table-cell table:style-name="ce352" table:formula="of:=-['Wt 2.2'.B96]+['Wt 2.2'.E96]" office:value-type="time" office:time-value="PT01H01M00S" calcext:value-type="time">
            <text:p>01:01:00</text:p>
          </table:table-cell>
          <table:table-cell table:style-name="ce355" table:formula="of:=SUM(['Wt 2.2'.F95:.F96])" office:value-type="time" office:time-value="PT02H41M00S" calcext:value-type="time">
            <text:p>02:41:00</text:p>
          </table:table-cell>
          <table:table-cell table:number-columns-repeated="3"/>
          <table:table-cell table:style-name="ce270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97]+['Wt 2.2'.E97]" office:value-type="time" office:time-value="PT01H59M00S" calcext:value-type="time">
            <text:p>01:59:00</text:p>
          </table:table-cell>
          <table:table-cell table:style-name="ce355" table:formula="of:=SUM(['Wt 2.2'.F97:.F97])" office:value-type="time" office:time-value="PT01H59M00S" calcext:value-type="time">
            <text:p>01:59:00</text:p>
          </table:table-cell>
          <table:table-cell table:number-columns-repeated="3"/>
          <table:table-cell table:style-name="ce267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26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352" office:value-type="time" office:time-value="PT02H15M00S" calcext:value-type="time">
            <text:p>02:15:00</text:p>
          </table:table-cell>
          <table:table-cell table:style-name="ce352" table:formula="of:=-['Wt 2.2'.B98]+['Wt 2.2'.E98]" office:value-type="time" office:time-value="PT02H15M00S" calcext:value-type="time">
            <text:p>02:15:00</text:p>
          </table:table-cell>
          <table:table-cell table:style-name="ce355"/>
          <table:table-cell table:number-columns-repeated="3"/>
          <table:table-cell table:style-name="ce359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363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2H33M00S" calcext:value-type="time">
            <text:p>02:33:00</text:p>
          </table:table-cell>
          <table:table-cell table:style-name="ce26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352" office:value-type="time" office:time-value="PT05H09M00S" calcext:value-type="time">
            <text:p>05:09:00</text:p>
          </table:table-cell>
          <table:table-cell table:style-name="ce352" table:formula="of:=-['Wt 2.2'.B99]+['Wt 2.2'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59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5H10M00S" calcext:value-type="time">
            <text:p>05:10:00</text:p>
          </table:table-cell>
          <table:table-cell table:style-name="ce267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352" office:value-type="time" office:time-value="PT05H35M00S" calcext:value-type="time">
            <text:p>05:35:00</text:p>
          </table:table-cell>
          <table:table-cell table:style-name="ce352" table:formula="of:=-['Wt 2.2'.B100]+['Wt 2.2'.E100]" office:value-type="time" office:time-value="PT00H25M00S" calcext:value-type="time">
            <text:p>00:25:00</text:p>
          </table:table-cell>
          <table:table-cell table:style-name="ce355" table:formula="of:=SUM(['Wt 2.2'.F98:.F100])" office:value-type="time" office:time-value="PT05H16M00S" calcext:value-type="time">
            <text:p>05:16:00</text:p>
          </table:table-cell>
          <table:table-cell table:number-columns-repeated="3"/>
          <table:table-cell table:style-name="ce359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52"/>
          <table:table-cell table:style-name="ce267"/>
          <table:table-cell/>
          <table:table-cell table:style-name="ce352" table:number-columns-repeated="2"/>
          <table:table-cell table:style-name="ce355"/>
          <table:table-cell table:number-columns-repeated="3"/>
          <table:table-cell table:style-name="ce359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style-name="ce316"/>
          <table:table-cell table:number-columns-repeated="8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Month Total = </text:p>
          </table:table-cell>
          <table:covered-table-cell table:style-name="ce70"/>
          <table:table-cell table:style-name="ce357" table:formula="of:=SUM(['Wt 2.2'.F76:.F100])" office:value-type="time" office:time-value="PT34H33M00S" calcext:value-type="time">
            <text:p>34:33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103]/11)" office:value-type="time" office:time-value="PT03H08M27.272727273S" calcext:value-type="time">
            <text:p>03:08:27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I3.0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267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107]+['Wt 2.2'.E107]" office:value-type="time" office:time-value="PT01H59M00S" calcext:value-type="time">
            <text:p>01:59:00</text:p>
          </table:table-cell>
          <table:table-cell table:style-name="ce355" table:formula="of:=SUM(['Wt 2.2'.F107:.F107])" office:value-type="time" office:time-value="PT01H59M00S" calcext:value-type="time">
            <text:p>01:59:00</text:p>
          </table:table-cell>
          <table:table-cell table:number-columns-repeated="9"/>
        </table:table-row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Month Total = </text:p>
          </table:table-cell>
          <table:covered-table-cell table:style-name="ce70"/>
          <table:table-cell table:style-name="ce357" table:formula="of:=SUM(['Wt 2.2'.F107:.F140])" office:value-type="time" office:time-value="PT01H59M00S" calcext:value-type="time">
            <text:p>01:59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143]/30)" office:value-type="time" office:time-value="PT00H03M58S" calcext:value-type="time">
            <text:p>00:03:58</text:p>
          </table:table-cell>
          <table:table-cell table:number-columns-repeated="9"/>
        </table:table-row>
        <table:table-row table:style-name="ro1" table:number-rows-repeated="1048418">
          <table:table-cell table:number-columns-repeated="16"/>
        </table:table-row>
        <table:table-row table:style-name="ro1">
          <table:table-cell table:number-columns-repeated="6"/>
          <table:table-cell table:style-name="ce355" table:formula="of:=SUM(['Wt 2.2'.F1048562:.F1048563])" office:value-type="time" office:time-value="PT00H00M00S" calcext:value-type="time">
            <text:p>00:00:00</text:p>
          </table:table-cell>
          <table:table-cell table:number-columns-repeated="9"/>
        </table:table-row>
        <table:table-row table:style-name="ro1" table:number-rows-repeated="12">
          <table:table-cell table:number-columns-repeated="6"/>
          <table:table-cell table:style-name="ce355"/>
          <table:table-cell table:number-columns-repeated="9"/>
        </table:table-row>
        <table:table-row table:style-name="ro1">
          <table:table-cell table:number-columns-repeated="6"/>
          <table:table-cell table:style-name="ce355"/>
          <table:table-cell table:number-columns-repeated="9"/>
        </table:table-row>
      </table:table>
      <table:table table:name="Program(CGPsys)" table:style-name="ta1">
        <table:table-column table:style-name="co25" table:default-cell-style-name="ce151"/>
        <table:table-column table:style-name="co26" table:number-columns-repeated="2" table:default-cell-style-name="ce151"/>
        <table:table-column table:style-name="co27" table:default-cell-style-name="ce151"/>
        <table:table-column table:style-name="co13" table:number-columns-repeated="3" table:default-cell-style-name="ce151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153"/>
          <table:table-cell table:style-name="ce153" office:value-type="string" calcext:value-type="string">
            <text:p>Start Date</text:p>
          </table:table-cell>
          <table:table-cell table:style-name="ce153" office:value-type="string" calcext:value-type="string">
            <text:p>Last visit</text:p>
          </table:table-cell>
          <table:table-cell table:style-name="ce153" office:value-type="string" calcext:value-type="string">
            <text:p>Progress</text:p>
          </table:table-cell>
          <table:table-cell table:style-name="ce153" office:value-type="string" calcext:value-type="string">
            <text:p>Left</text:p>
          </table:table-cell>
          <table:table-cell table:style-name="ce153" office:value-type="string" calcext:value-type="string">
            <text:p>Left Avg</text:p>
          </table:table-cell>
          <table:table-cell table:style-name="ce185" table:number-columns-repeated="1016"/>
        </table:table-row>
        <table:table-row table:style-name="ro1">
          <table:table-cell table:style-name="ce165" office:value-type="string" calcext:value-type="string">
            <text:p>Python</text:p>
          </table:table-cell>
          <table:table-cell table:style-name="ce172" office:value-type="float" office:value="5" calcext:value-type="float">
            <text:p>5</text:p>
          </table:table-cell>
          <table:table-cell table:style-name="ce179" table:formula="of:=['Program(CGPsys)'.B2]*60" office:value-type="float" office:value="300" calcext:value-type="float">
            <text:p>300</text:p>
          </table:table-cell>
          <table:table-cell table:style-name="ce165" office:value-type="string" calcext:value-type="string">
            <text:p>----</text:p>
          </table:table-cell>
          <table:table-cell table:style-name="ce175" office:value-type="date" office:date-value="2016-12-29" calcext:value-type="date">
            <text:p>29/12/16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165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165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Git</text:p>
          </table:table-cell>
          <table:table-cell table:style-name="ce173" office:value-type="float" office:value="2" calcext:value-type="float">
            <text:p>2</text:p>
          </table:table-cell>
          <table:table-cell table:style-name="ce180" table:formula="of:=['Program(CGPsys)'.B3]*60" office:value-type="float" office:value="120" calcext:value-type="float">
            <text:p>120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2-02" calcext:value-type="date">
            <text:p>02/02/17</text:p>
          </table:table-cell>
          <table:table-cell table:style-name="ce84" office:value-type="percentage" office:value="0.25" calcext:value-type="percentage">
            <text:p>25,00%</text:p>
          </table:table-cell>
          <table:table-cell table:style-name="ce167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167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JavaScript</text:p>
          </table:table-cell>
          <table:table-cell table:style-name="ce173" office:value-type="float" office:value="10" calcext:value-type="float">
            <text:p>10</text:p>
          </table:table-cell>
          <table:table-cell table:style-name="ce180" table:formula="of:=['Program(CGPsys)'.B4]*60" office:value-type="float" office:value="600" calcext:value-type="float">
            <text:p>60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.31" calcext:value-type="percentage">
            <text:p>31,00%</text:p>
          </table:table-cell>
          <table:table-cell table:style-name="ce167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167" table:formula="of:=SUM(['Program(CGPsys)'.G4]*4/60)" office:value-type="float" office:value="27.6" calcext:value-type="float">
            <text:p>27,6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Learn JavaScript</text:p>
          </table:table-cell>
          <table:table-cell table:style-name="ce173" office:value-type="float" office:value="5" calcext:value-type="float">
            <text:p>5</text:p>
          </table:table-cell>
          <table:table-cell table:style-name="ce180" table:formula="of:=['Program(CGPsys)'.B5]*60" office:value-type="float" office:value="300" calcext:value-type="float">
            <text:p>30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167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PHP</text:p>
          </table:table-cell>
          <table:table-cell table:style-name="ce173" office:value-type="float" office:value="4" calcext:value-type="float">
            <text:p>4</text:p>
          </table:table-cell>
          <table:table-cell table:style-name="ce180" table:formula="of:=['Program(CGPsys)'.B6]*60" office:value-type="float" office:value="240" calcext:value-type="float">
            <text:p>24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.27" calcext:value-type="percentage">
            <text:p>27,00%</text:p>
          </table:table-cell>
          <table:table-cell table:style-name="ce167" table:formula="of:=SUM((['Program(CGPsys)'.C6])-(['Program(CGPsys)'.C6]*['Program(CGPsys)'.F6]))" office:value-type="float" office:value="175.2" calcext:value-type="float">
            <text:p>175,2</text:p>
          </table:table-cell>
          <table:table-cell table:style-name="ce167" table:formula="of:=SUM(['Program(CGPsys)'.G6]*4/60)" office:value-type="float" office:value="11.68" calcext:value-type="float">
            <text:p>11,68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Learn Java</text:p>
          </table:table-cell>
          <table:table-cell table:style-name="ce173" office:value-type="float" office:value="4" calcext:value-type="float">
            <text:p>4</text:p>
          </table:table-cell>
          <table:table-cell table:style-name="ce180" table:formula="of:=['Program(CGPsys)'.B7]*60" office:value-type="float" office:value="240" calcext:value-type="float">
            <text:p>24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1" calcext:value-type="percentage">
            <text:p>100,00%</text:p>
          </table:table-cell>
          <table:table-cell table:style-name="ce167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167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Deploy a Website</text:p>
          </table:table-cell>
          <table:table-cell table:style-name="ce173" office:value-type="float" office:value="4" calcext:value-type="float">
            <text:p>4</text:p>
          </table:table-cell>
          <table:table-cell table:style-name="ce180" table:formula="of:=['Program(CGPsys)'.B8]*60" office:value-type="float" office:value="240" calcext:value-type="float">
            <text:p>24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167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SQL: Table Transformation</text:p>
          </table:table-cell>
          <table:table-cell table:style-name="ce173" office:value-type="float" office:value="5" calcext:value-type="float">
            <text:p>5</text:p>
          </table:table-cell>
          <table:table-cell table:style-name="ce180" table:formula="of:=['Program(CGPsys)'.B9]*60" office:value-type="float" office:value="300" calcext:value-type="float">
            <text:p>30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167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SQL: Analyzing Bussines Metrics</text:p>
          </table:table-cell>
          <table:table-cell table:style-name="ce173" office:value-type="float" office:value="2" calcext:value-type="float">
            <text:p>2</text:p>
          </table:table-cell>
          <table:table-cell table:style-name="ce180" table:formula="of:=['Program(CGPsys)'.B10]*60" office:value-type="float" office:value="120" calcext:value-type="float">
            <text:p>12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167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Learn Sass</text:p>
          </table:table-cell>
          <table:table-cell table:style-name="ce173" office:value-type="float" office:value="3" calcext:value-type="float">
            <text:p>3</text:p>
          </table:table-cell>
          <table:table-cell table:style-name="ce180" table:formula="of:=['Program(CGPsys)'.B11]*60" office:value-type="float" office:value="180" calcext:value-type="float">
            <text:p>18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Ruby</text:p>
          </table:table-cell>
          <table:table-cell table:style-name="ce173" office:value-type="float" office:value="9" calcext:value-type="float">
            <text:p>9</text:p>
          </table:table-cell>
          <table:table-cell table:style-name="ce180" table:formula="of:=['Program(CGPsys)'.B12]*60" office:value-type="float" office:value="540" calcext:value-type="float">
            <text:p>54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167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Learn Ruby on Rails</text:p>
          </table:table-cell>
          <table:table-cell table:style-name="ce173" office:value-type="float" office:value="5" calcext:value-type="float">
            <text:p>5</text:p>
          </table:table-cell>
          <table:table-cell table:style-name="ce180" table:formula="of:=['Program(CGPsys)'.B13]*60" office:value-type="float" office:value="300" calcext:value-type="float">
            <text:p>30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0" calcext:value-type="percentage">
            <text:p>0,00%</text:p>
          </table:table-cell>
          <table:table-cell table:style-name="ce167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167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Make a Website</text:p>
          </table:table-cell>
          <table:table-cell table:style-name="ce173" office:value-type="float" office:value="4" calcext:value-type="float">
            <text:p>4</text:p>
          </table:table-cell>
          <table:table-cell table:style-name="ce180" table:formula="of:=['Program(CGPsys)'.B14]*60" office:value-type="float" office:value="240" calcext:value-type="float">
            <text:p>24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1" calcext:value-type="percentage">
            <text:p>100,00%</text:p>
          </table:table-cell>
          <table:table-cell table:style-name="ce167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167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7" office:value-type="string" calcext:value-type="string">
            <text:p>HTML &amp; CSS</text:p>
          </table:table-cell>
          <table:table-cell table:style-name="ce173" office:value-type="float" office:value="7" calcext:value-type="float">
            <text:p>7</text:p>
          </table:table-cell>
          <table:table-cell table:style-name="ce180" table:formula="of:=['Program(CGPsys)'.B15]*60" office:value-type="float" office:value="420" calcext:value-type="float">
            <text:p>420</text:p>
          </table:table-cell>
          <table:table-cell table:number-columns-repeated="2" table:style-name="ce167" office:value-type="string" calcext:value-type="string">
            <text:p>----</text:p>
          </table:table-cell>
          <table:table-cell table:style-name="ce84" office:value-type="percentage" office:value="1" calcext:value-type="percentage">
            <text:p>100,00%</text:p>
          </table:table-cell>
          <table:table-cell table:style-name="ce167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167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8" office:value-type="string" calcext:value-type="string">
            <text:p>Learn the Command Line</text:p>
          </table:table-cell>
          <table:table-cell table:style-name="ce174" office:value-type="float" office:value="3" calcext:value-type="float">
            <text:p>3</text:p>
          </table:table-cell>
          <table:table-cell table:style-name="ce181" table:formula="of:=['Program(CGPsys)'.B16]*60" office:value-type="float" office:value="180" calcext:value-type="float">
            <text:p>180</text:p>
          </table:table-cell>
          <table:table-cell table:number-columns-repeated="2" table:style-name="ce168" office:value-type="string" calcext:value-type="string">
            <text:p>----</text:p>
          </table:table-cell>
          <table:table-cell table:style-name="ce85" office:value-type="percentage" office:value="1" calcext:value-type="percentage">
            <text:p>100,00%</text:p>
          </table:table-cell>
          <table:table-cell table:style-name="ce168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168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53" office:value-type="string" calcext:value-type="string">
            <text:p>Minutes</text:p>
          </table:table-cell>
          <table:table-cell table:style-name="ce153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Total Time</text:p>
          </table:table-cell>
          <table:table-cell table:style-name="ce78" table:formula="of:=['Program(CGPsys)'.C18]/60" office:value-type="float" office:value="72" calcext:value-type="float">
            <text:p>72</text:p>
          </table:table-cell>
          <table:table-cell table:style-name="ce79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154" table:number-columns-repeated="2"/>
          <table:table-cell table:style-name="ce84"/>
          <table:table-cell table:style-name="ce156"/>
          <table:table-cell table:number-columns-repeated="1017"/>
        </table:table-row>
        <table:table-row table:style-name="ro1">
          <table:table-cell table:style-name="ce153" office:value-type="string" calcext:value-type="string">
            <text:p>Total Time Ongoing/Done</text:p>
          </table:table-cell>
          <table:table-cell table:style-name="ce78" table:formula="of:=['Program(CGPsys)'.C19]/60" office:value-type="float" office:value="39" calcext:value-type="float">
            <text:p>39</text:p>
          </table:table-cell>
          <table:table-cell table:style-name="ce80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154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153" office:value-type="string" calcext:value-type="string">
            <text:p>Done</text:p>
          </table:table-cell>
          <table:table-cell table:style-name="ce78" table:formula="of:=['Program(CGPsys)'.C20]/60" office:value-type="float" office:value="27.68" calcext:value-type="float">
            <text:p>27,68</text:p>
          </table:table-cell>
          <table:table-cell table:style-name="ce80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,8</text:p>
          </table:table-cell>
          <table:table-cell table:style-name="ce154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153" office:value-type="string" calcext:value-type="string">
            <text:p>Ongoing Left</text:p>
          </table:table-cell>
          <table:table-cell table:style-name="ce78" table:formula="of:=['Program(CGPsys)'.C21]/60" office:value-type="float" office:value="11.32" calcext:value-type="float">
            <text:p>11,32</text:p>
          </table:table-cell>
          <table:table-cell table:style-name="ce80" table:formula="of:=['Program(CGPsys)'.C19]-['Program(CGPsys)'.C20]" office:value-type="float" office:value="679.2" calcext:value-type="float">
            <text:p>679,2</text:p>
          </table:table-cell>
          <table:table-cell table:style-name="ce154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153" office:value-type="string" calcext:value-type="string">
            <text:p>Total Left</text:p>
          </table:table-cell>
          <table:table-cell table:style-name="ce78" table:formula="of:=['Program(CGPsys)'.C22]/60" office:value-type="float" office:value="44.32" calcext:value-type="float">
            <text:p>44,32</text:p>
          </table:table-cell>
          <table:table-cell table:style-name="ce80" table:formula="of:=['Program(CGPsys)'.C18]-['Program(CGPsys)'.C20]" office:value-type="float" office:value="2659.2" calcext:value-type="float">
            <text:p>2659,2</text:p>
          </table:table-cell>
          <table:table-cell table:style-name="ce81" table:number-columns-repeated="2"/>
          <table:table-cell table:style-name="ce84"/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Hours</text:p>
          </table:table-cell>
          <table:table-cell table:style-name="ce153" office:value-type="string" calcext:value-type="string">
            <text:p>Minutes</text:p>
          </table:table-cell>
          <table:table-cell table:style-name="ce8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/>
          <table:table-cell table:number-columns-repeated="1021"/>
        </table:table-row>
        <table:table-row table:style-name="ro1">
          <table:table-cell table:number-columns-repeated="7"/>
          <table:table-cell table:style-name="ce79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done</text:p>
          </table:table-cell>
          <table:table-cell/>
          <table:table-cell table:style-name="ce151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['Program(CGPsys)'.C22]/25" office:value-type="float" office:value="106.368" calcext:value-type="float">
            <text:p>106,368</text:p>
          </table:table-cell>
          <table:table-cell table:style-name="ce79" table:formula="of:=['Program(CGPsys)'.C20]/25" office:value-type="float" office:value="66.432" calcext:value-type="float">
            <text:p>66,432</text:p>
          </table:table-cell>
          <table:table-cell table:style-name="ce87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['Program(CGPsys)'.C22]/120" office:value-type="float" office:value="22.16" calcext:value-type="float">
            <text:p>22,16</text:p>
          </table:table-cell>
          <table:table-cell table:style-name="ce79" table:formula="of:=['Program(CGPsys)'.C20]/120" office:value-type="float" office:value="13.84" calcext:value-type="float">
            <text:p>13,84</text:p>
          </table:table-cell>
          <table:table-cell table:style-name="ce79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5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SUM(['Program(CGPsys)'.C22]*4)" office:value-type="float" office:value="10636.8" calcext:value-type="float">
            <text:p>10636,8</text:p>
          </table:table-cell>
          <table:table-cell table:style-name="ce79" table:formula="of:=SUM(['Program(CGPsys)'.C20]*4)" office:value-type="float" office:value="6643.2" calcext:value-type="float">
            <text:p>6643,2</text:p>
          </table:table-cell>
          <table:table-cell table:style-name="ce79" office:value-type="string" calcext:value-type="string">
            <text:p>average real time(m)</text:p>
          </table:table-cell>
          <table:table-cell table:style-name="ce151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SUM(['Program(CGPsys)'.H31]/60)" office:value-type="float" office:value="177.28" calcext:value-type="float">
            <text:p>177,28</text:p>
          </table:table-cell>
          <table:table-cell table:style-name="ce79" table:formula="of:=SUM(['Program(CGPsys)'.I31]/60)" office:value-type="float" office:value="110.72" calcext:value-type="float">
            <text:p>110,72</text:p>
          </table:table-cell>
          <table:table-cell table:style-name="ce79" office:value-type="string" calcext:value-type="string">
            <text:p>average real time(h)</text:p>
          </table:table-cell>
          <table:table-cell table:style-name="ce151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56" table:number-columns-repeated="2"/>
          <table:table-cell table:style-name="ce358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151"/>
        <table:table-column table:style-name="co30" table:number-columns-repeated="2" table:default-cell-style-name="ce151"/>
        <table:table-column table:style-name="co31" table:default-cell-style-name="ce151"/>
        <table:table-column table:style-name="co32" table:default-cell-style-name="ce151"/>
        <table:table-column table:style-name="co33" table:default-cell-style-name="ce151"/>
        <table:table-column table:style-name="co34" table:default-cell-style-name="ce151"/>
        <table:table-column table:style-name="co13" table:number-columns-repeated="1016" table:default-cell-style-name="Default"/>
        <table:table-row table:style-name="ro1">
          <table:table-cell table:style-name="ce171" office:value-type="string" calcext:value-type="string" table:number-columns-spanned="3" table:number-rows-spanned="1">
            <text:p>Project</text:p>
          </table:table-cell>
          <table:covered-table-cell table:number-columns-repeated="2" table:style-name="ce171"/>
          <table:table-cell table:style-name="ce171" office:value-type="string" calcext:value-type="string">
            <text:p>Start</text:p>
          </table:table-cell>
          <table:table-cell table:style-name="ce171" office:value-type="string" calcext:value-type="string">
            <text:p>Document</text:p>
          </table:table-cell>
          <table:table-cell table:style-name="ce171" office:value-type="string" calcext:value-type="string">
            <text:p>Stage</text:p>
          </table:table-cell>
          <table:table-cell table:style-name="ce171" office:value-type="string" calcext:value-type="string">
            <text:p>V Start</text:p>
          </table:table-cell>
          <table:table-cell table:style-name="ce185" table:number-columns-repeated="1016"/>
        </table:table-row>
        <table:table-row table:style-name="ro1">
          <table:table-cell table:style-name="ce240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267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3" calcext:value-type="float">
            <text:p>3</text:p>
          </table:table-cell>
          <table:table-cell table:style-name="ce267" office:value-type="date" office:date-value="2017-01-01" calcext:value-type="date">
            <text:p>01/01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40" office:value-type="string" calcext:value-type="string" table:number-columns-spanned="1" table:number-rows-spanned="2">
            <text:p>PI</text:p>
          </table:table-cell>
          <table:table-cell/>
          <table:table-cell table:style-name="ce267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float" office:value="2.2" calcext:value-type="float">
            <text:p>2,2</text:p>
          </table:table-cell>
          <table:table-cell table:style-name="ce267" office:value-type="date" office:date-value="2017-03-01" calcext:value-type="date">
            <text:p>01/03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171" office:value-type="string" calcext:value-type="string">
            <text:p>CGPs</text:p>
          </table:table-cell>
          <table:table-cell table:style-name="ce267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267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171"/>
        <table:table-column table:style-name="co36" table:default-cell-style-name="ce364"/>
        <table:table-column table:style-name="co37" table:default-cell-style-name="ce364"/>
        <table:table-column table:style-name="co13" table:default-cell-style-name="ce254"/>
        <table:table-column table:style-name="co38" table:default-cell-style-name="ce151"/>
        <table:table-column table:style-name="co13" table:number-columns-repeated="1019" table:default-cell-style-name="Default"/>
        <table:table-row table:style-name="ro1">
          <table:table-cell table:style-name="ce153" office:value-type="string" calcext:value-type="string" table:number-columns-spanned="5" table:number-rows-spanned="1">
            <text:p>Project</text:p>
          </table:table-cell>
          <table:covered-table-cell table:number-columns-repeated="2" table:style-name="ce95"/>
          <table:covered-table-cell table:style-name="ce2"/>
          <table:covered-table-cell table:style-name="ce153"/>
          <table:table-cell table:style-name="ce185" table:number-columns-repeated="1019"/>
        </table:table-row>
        <table:table-row table:style-name="ro1">
          <table:table-cell table:style-name="ce15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96"/>
          <table:covered-table-cell table:style-name="ce108"/>
          <table:covered-table-cell table:style-name="ce79"/>
          <table:table-cell table:number-columns-repeated="1019"/>
        </table:table-row>
        <table:table-row table:style-name="ro1">
          <table:table-cell table:style-name="ce153" office:value-type="string" calcext:value-type="string">
            <text:p>Stage</text:p>
          </table:table-cell>
          <table:table-cell table:style-name="ce153" office:value-type="string" calcext:value-type="string">
            <text:p>Task</text:p>
          </table:table-cell>
          <table:table-cell table:style-name="ce15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15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97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09" office:value-type="date" office:date-value="2016-09-01" calcext:value-type="date">
            <text:p>01/09/16</text:p>
          </table:table-cell>
          <table:table-cell table:style-name="ce112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09" office:value-type="date" office:date-value="2016-12-01" calcext:value-type="date">
            <text:p>01/12/16</text:p>
          </table:table-cell>
          <table:table-cell table:style-name="ce112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09" office:value-type="date" office:date-value="2017-01-01" calcext:value-type="date">
            <text:p>01/01/17</text:p>
          </table:table-cell>
          <table:table-cell table:style-name="ce112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0" office:value-type="float" office:value="4" calcext:value-type="float">
            <text:p>4</text:p>
          </table:table-cell>
          <table:table-cell table:style-name="ce99" office:value-type="string" calcext:value-type="string">
            <text:p>Launch PI 3.0</text:p>
          </table:table-cell>
          <table:table-cell table:style-name="ce99" office:value-type="string" calcext:value-type="string">
            <text:p>Content: R&amp;D, reference material, acquired skills, &amp; project portfolios</text:p>
          </table:table-cell>
          <table:table-cell table:style-name="ce110" office:value-type="date" office:date-value="2017-04-01" calcext:value-type="date">
            <text:p>01/04/17</text:p>
          </table:table-cell>
          <table:table-cell table:style-name="ce181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2 meses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92" office:value-type="float" office:value="2" calcext:value-type="float">
            <text:p>2</text:p>
          </table:table-cell>
          <table:table-cell table:style-name="ce101" office:value-type="string" calcext:value-type="string">
            <text:p>1 mes</text:p>
          </table:table-cell>
          <table:table-cell table:style-name="ce105"/>
          <table:table-cell table:number-columns-repeated="1021"/>
        </table:table-row>
        <table:table-row table:style-name="ro1">
          <table:table-cell table:style-name="ce92" office:value-type="float" office:value="3" calcext:value-type="float">
            <text:p>3</text:p>
          </table:table-cell>
          <table:table-cell table:style-name="ce101" office:value-type="string" calcext:value-type="string">
            <text:p>3 meses</text:p>
          </table:table-cell>
          <table:table-cell table:style-name="ce105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102" office:value-type="string" calcext:value-type="string">
            <text:p>3 meses</text:p>
          </table:table-cell>
          <table:table-cell table:style-name="ce106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01"/>
          <table:covered-table-cell table:style-name="ce15"/>
          <table:covered-table-cell table:style-name="ce44"/>
          <table:table-cell table:number-columns-repeated="101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09" office:value-type="date" office:date-value="2016-09-01" calcext:value-type="date">
            <text:p>01/09/16</text:p>
          </table:table-cell>
          <table:table-cell table:style-name="ce11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89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12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89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12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12"/>
          <table:table-cell table:number-columns-repeated="1019"/>
        </table:table-row>
        <table:table-row table:style-name="ro1">
          <table:table-cell table:style-name="ce89"/>
          <table:table-cell table:number-columns-repeated="3"/>
          <table:table-cell table:style-name="ce180"/>
          <table:table-cell table:number-columns-repeated="101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09" office:value-type="date" office:date-value="2016-12-01" calcext:value-type="date">
            <text:p>01/12/16</text:p>
          </table:table-cell>
          <table:table-cell table:style-name="ce112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89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180"/>
          <table:table-cell table:number-columns-repeated="1019"/>
        </table:table-row>
        <table:table-row table:style-name="ro3">
          <table:table-cell table:style-name="ce89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180"/>
          <table:table-cell table:number-columns-repeated="1019"/>
        </table:table-row>
        <table:table-row table:style-name="ro1">
          <table:table-cell table:style-name="ce89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180"/>
          <table:table-cell table:number-columns-repeated="1019"/>
        </table:table-row>
        <table:table-row table:style-name="ro3">
          <table:table-cell table:style-name="ce89"/>
          <table:table-cell table:style-name="ce82"/>
          <table:table-cell table:style-name="ce82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149" office:value-type="string" calcext:value-type="string">
            <text:p>ok</text:p>
          </table:table-cell>
          <table:table-cell table:style-name="ce180"/>
          <table:table-cell table:number-columns-repeated="1019"/>
        </table:table-row>
        <table:table-row table:style-name="ro4">
          <table:table-cell table:style-name="ce90"/>
          <table:table-cell table:style-name="ce99"/>
          <table:table-cell table:style-name="ce99" office:value-type="string" calcext:value-type="string">
            <text:p>reviewed 16/12/2016 23:05-23:14</text:p>
            <text:p>^&gt;last reviewed 30/12/2016 18:03-18:34</text:p>
          </table:table-cell>
          <table:table-cell table:style-name="ce146"/>
          <table:table-cell table:style-name="ce18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201" office:value-type="string" calcext:value-type="string">
            <text:p>Projeto Informacional 2.0</text:p>
          </table:table-cell>
          <table:table-cell table:style-name="ce201"/>
          <table:table-cell table:style-name="ce111" office:value-type="date" office:date-value="2017-01-01" calcext:value-type="date">
            <text:p>01/01/17</text:p>
          </table:table-cell>
          <table:table-cell table:style-name="ce184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89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07" office:value-type="string" calcext:value-type="string">
            <text:p>02(robot)12012017</text:p>
          </table:table-cell>
          <table:table-cell table:style-name="ce109" office:value-type="date" office:date-value="2017-01-12" calcext:value-type="date">
            <text:p>12/01/17</text:p>
          </table:table-cell>
          <table:table-cell table:style-name="ce18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89"/>
          <table:table-cell/>
          <table:table-cell office:value-type="string" calcext:value-type="string">
            <text:p>PI2.0.1.ods</text:p>
          </table:table-cell>
          <table:table-cell table:style-name="ce109" office:value-type="date" office:date-value="2017-01-16" calcext:value-type="date">
            <text:p>16/01/17</text:p>
          </table:table-cell>
          <table:table-cell table:style-name="ce112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89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09" office:value-type="date" office:date-value="2017-02-01" calcext:value-type="date">
            <text:p>01/02/17</text:p>
          </table:table-cell>
          <table:table-cell table:style-name="ce112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89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09" office:value-type="date" office:date-value="2017-03-01" calcext:value-type="date">
            <text:p>01/03/17</text:p>
          </table:table-cell>
          <table:table-cell table:style-name="ce112"/>
          <table:table-cell table:number-columns-repeated="1019"/>
        </table:table-row>
        <table:table-row table:style-name="ro1">
          <table:table-cell table:style-name="ce90"/>
          <table:table-cell table:style-name="ce99" table:number-columns-repeated="2"/>
          <table:table-cell table:style-name="ce146"/>
          <table:table-cell table:style-name="ce181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1" table:style-name="ta1">
        <office:forms form:automatic-focus="false" form:apply-design-mode="false"/>
        <table:table-column table:style-name="co13" table:default-cell-style-name="ce151"/>
        <table:table-column table:style-name="co39" table:default-cell-style-name="ce151"/>
        <table:table-column table:style-name="co13" table:number-columns-repeated="3" table:default-cell-style-name="ce151"/>
        <table:table-column table:style-name="co40" table:default-cell-style-name="ce151"/>
        <table:table-column table:style-name="co41" table:default-cell-style-name="ce151"/>
        <table:table-column table:style-name="co42" table:default-cell-style-name="ce151"/>
        <table:table-column table:style-name="co43" table:default-cell-style-name="ce151"/>
        <table:table-column table:style-name="co44" table:default-cell-style-name="ce151"/>
        <table:table-column table:style-name="co13" table:number-columns-repeated="1012" table:default-cell-style-name="Default"/>
        <table:table-row table:style-name="ro1">
          <table:table-cell table:style-name="ce171" table:number-columns-repeated="7"/>
          <table:table-cell table:style-name="ce171" office:value-type="string" calcext:value-type="string" table:number-columns-spanned="4" table:number-rows-spanned="1">
            <text:p>Merged</text:p>
          </table:table-cell>
          <table:covered-table-cell table:number-columns-repeated="3" table:style-name="ce171"/>
          <table:table-cell table:style-name="ce171"/>
          <table:table-cell table:style-name="ce171" office:value-type="string" calcext:value-type="string">
            <text:p>C1</text:p>
          </table:table-cell>
          <table:table-cell table:style-name="ce171" table:number-columns-repeated="1009"/>
        </table:table-row>
        <table:table-row table:style-name="ro1">
          <table:table-cell table:style-name="ce171" office:value-type="string" calcext:value-type="string">
            <text:p>Plano</text:p>
          </table:table-cell>
          <table:table-cell table:style-name="ce171" office:value-type="string" calcext:value-type="string">
            <text:p>Arquivo</text:p>
          </table:table-cell>
          <table:table-cell table:style-name="ce171" office:value-type="string" calcext:value-type="string">
            <text:p>Data Inicial</text:p>
          </table:table-cell>
          <table:table-cell table:style-name="ce171" office:value-type="string" calcext:value-type="string">
            <text:p>Versao</text:p>
          </table:table-cell>
          <table:table-cell table:style-name="ce171" office:value-type="string" calcext:value-type="string">
            <text:p>Update</text:p>
          </table:table-cell>
          <table:table-cell table:style-name="ce171" office:value-type="string" calcext:value-type="string">
            <text:p>Cronologica</text:p>
          </table:table-cell>
          <table:table-cell table:style-name="ce171" office:value-type="string" calcext:value-type="string">
            <text:p>Referencend into:</text:p>
          </table:table-cell>
          <table:table-cell table:style-name="ce171" office:value-type="string" calcext:value-type="string">
            <text:p>Merged in:</text:p>
          </table:table-cell>
          <table:table-cell table:style-name="ce171" office:value-type="string" calcext:value-type="string">
            <text:p>order:</text:p>
          </table:table-cell>
          <table:table-cell table:style-name="ce171" office:value-type="string" calcext:value-type="string">
            <text:p>Title</text:p>
          </table:table-cell>
          <table:table-cell table:style-name="ce171" office:value-type="string" calcext:value-type="string">
            <text:p>start</text:p>
          </table:table-cell>
          <table:table-cell table:style-name="ce171"/>
          <table:table-cell table:style-name="ce171" office:value-type="string" calcext:value-type="string">
            <text:p>Compilado 1</text:p>
          </table:table-cell>
          <table:table-cell table:style-name="ce171" table:number-columns-repeated="100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267" office:value-type="date" office:date-value="2016-09-01" calcext:value-type="date">
            <text:p>01/09/16</text:p>
          </table:table-cell>
          <table:table-cell office:value-type="float" office:value="1" calcext:value-type="float">
            <text:p>1</text:p>
          </table:table-cell>
          <table:table-cell table:style-name="ce267" office:value-type="date" office:date-value="2017-03-03" calcext:value-type="date">
            <text:p>03/03/17</text:p>
          </table:table-cell>
          <table:table-cell table:style-name="ce277" office:value-type="float" office:value="1" calcext:value-type="float">
            <text:p>1</text:p>
          </table:table-cell>
          <table:table-cell office:value-type="string" calcext:value-type="string">
            <text:p>CGPs; 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3" calcext:value-type="float">
            <text:p>3</text:p>
          </table:table-cell>
          <table:table-cell office:value-type="string" calcext:value-type="string">
            <text:p>CGPs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office:value-type="float" office:value="0.1" calcext:value-type="float">
            <text:p>0,1</text:p>
          </table:table-cell>
          <table:table-cell table:style-name="ce270" office:value-type="date" office:date-value="2017-01-14" calcext:value-type="date">
            <text:p>14/01/17</text:p>
          </table:table-cell>
          <table:table-cell table:style-name="ce412" office:value-type="float" office:value="5" calcext:value-type="float">
            <text:p>5</text:p>
          </table:table-cell>
          <table:table-cell office:value-type="string" calcext:value-type="string">
            <text:p>PI 2.*; 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2" calcext:value-type="float">
            <text:p>2</text:p>
          </table:table-cell>
          <table:table-cell office:value-type="string" calcext:value-type="string">
            <text:p>PI 1.0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267" office:value-type="date" office:date-value="2016-12-01" calcext:value-type="date">
            <text:p>01/12/16</text:p>
          </table:table-cell>
          <table:table-cell office:value-type="float" office:value="1" calcext:value-type="float">
            <text:p>1</text:p>
          </table:table-cell>
          <table:table-cell table:style-name="ce267" office:value-type="date" office:date-value="2016-12-29" calcext:value-type="date">
            <text:p>29/12/16</text:p>
          </table:table-cell>
          <table:table-cell table:style-name="ce277" office:value-type="float" office:value="4" calcext:value-type="float">
            <text:p>4</text:p>
          </table:table-cell>
          <table:table-cell office:value-type="string" calcext:value-type="string">
            <text:p>PI 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267" office:value-type="date" office:date-value="2016-01-12" calcext:value-type="date">
            <text:p>12/01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267" office:value-type="date" office:date-value="2016-05-12" calcext:value-type="date">
            <text:p>12/05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267" office:value-type="date" office:date-value="2016-07-12" calcext:value-type="date">
            <text:p>12/0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5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ho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ious Review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8" calcext:value-type="float">
            <text:p>8</text:p>
          </table:table-cell>
          <table:table-cell office:value-type="float" office:value="291216" calcext:value-type="float">
            <text:p>291216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2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3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1216(4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267"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y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267" office:value-type="date" office:date-value="2017-01-03" calcext:value-type="date">
            <text:p>0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pamina do Cliqu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k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c Text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267" office:value-type="date" office:date-value="2017-01-02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t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267" office:value-type="date" office:date-value="2017-01-12" calcext:value-type="date">
            <text:p>1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-robo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267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267" office:value-type="date" office:date-value="2017-01-14" calcext:value-type="date">
            <text:p>1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270" office:value-type="date" office:date-value="2017-01-18" calcext:value-type="date">
            <text:p>18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anded Experienc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imar U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ula eEw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270" office:value-type="date" office:date-value="2017-01-14" calcext:value-type="date">
            <text:p>1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012017" calcext:value-type="float">
            <text:p>20012017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12017 2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270" office:value-type="date" office:date-value="2017-01-23" calcext:value-type="date">
            <text:p>2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270" office:value-type="date" office:date-value="2017-01-29" calcext:value-type="date">
            <text:p>2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hingnes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G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270" office:value-type="date" office:date-value="2017-02-09" calcext:value-type="date">
            <text:p>09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P_Model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270" office:value-type="date" office:date-value="2017-02-10" calcext:value-type="date">
            <text:p>10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270" office:value-type="date" office:date-value="2017-02-12" calcext:value-type="date">
            <text:p>1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o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270" office:value-type="date" office:date-value="2017-02-14" calcext:value-type="date">
            <text:p>14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bl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270" office:value-type="date" office:date-value="2017-02-16" calcext:value-type="date">
            <text:p>16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tras Grand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rix Not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o Todo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270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relas Evapora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magem Projet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 Pill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xt-Step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C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267" office:value-type="date" office:date-value="2017-03-03" calcext:value-type="date">
            <text:p>03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 table:number-rows-repeated="104849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2t" table:style-name="ta1">
        <table:table-column table:style-name="co45" table:default-cell-style-name="ce151"/>
        <table:table-column table:style-name="co39" table:default-cell-style-name="ce151"/>
        <table:table-column table:style-name="co13" table:default-cell-style-name="ce151"/>
        <table:table-column table:style-name="co43" table:default-cell-style-name="ce151"/>
        <table:table-column table:style-name="co45" table:default-cell-style-name="ce151"/>
        <table:table-column table:style-name="co46" table:default-cell-style-name="ce151"/>
        <table:table-column table:style-name="co41" table:default-cell-style-name="ce151"/>
        <table:table-column table:style-name="co47" table:default-cell-style-name="ce151"/>
        <table:table-column table:style-name="co43" table:default-cell-style-name="ce151"/>
        <table:table-column table:style-name="co44" table:default-cell-style-name="ce151"/>
        <table:table-column table:style-name="co48" table:default-cell-style-name="Default"/>
        <table:table-column table:style-name="co13" table:number-columns-repeated="1011" table:default-cell-style-name="Default"/>
        <table:table-row table:style-name="ro1">
          <table:table-cell table:style-name="ce171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171"/>
          <table:table-cell table:style-name="ce171" office:value-type="string" calcext:value-type="string" table:number-columns-spanned="4" table:number-rows-spanned="1">
            <text:p>Merged</text:p>
          </table:table-cell>
          <table:covered-table-cell table:number-columns-repeated="3" table:style-name="ce171"/>
          <table:table-cell table:style-name="ce171"/>
          <table:table-cell table:style-name="ce171" office:value-type="string" calcext:value-type="string">
            <text:p>Compilado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string" calcext:value-type="string">
            <text:p>total</text:p>
          </table:table-cell>
          <table:table-cell table:style-name="ce171" table:number-columns-repeated="1007"/>
        </table:table-row>
        <table:table-row table:style-name="ro1">
          <table:table-cell table:style-name="ce171" office:value-type="string" calcext:value-type="string">
            <text:p>Plano</text:p>
          </table:table-cell>
          <table:table-cell table:style-name="ce171" office:value-type="string" calcext:value-type="string">
            <text:p>Arquivo</text:p>
          </table:table-cell>
          <table:table-cell table:style-name="ce171" office:value-type="string" calcext:value-type="string">
            <text:p>Data Inicial</text:p>
          </table:table-cell>
          <table:table-cell table:style-name="ce171" office:value-type="string" calcext:value-type="string">
            <text:p>Versao</text:p>
          </table:table-cell>
          <table:table-cell table:style-name="ce171" office:value-type="string" calcext:value-type="string">
            <text:p>Update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Referencend into:</text:p>
          </table:table-cell>
          <table:table-cell table:style-name="ce171" office:value-type="string" calcext:value-type="string">
            <text:p>Merged in: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Title</text:p>
          </table:table-cell>
          <table:table-cell table:style-name="ce171" office:value-type="string" calcext:value-type="string">
            <text:p>start</text:p>
          </table:table-cell>
          <table:table-cell table:style-name="ce171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267" office:value-type="date" office:date-value="2016-09-01" calcext:value-type="date">
            <text:p>01/09/16</text:p>
          </table:table-cell>
          <table:table-cell office:value-type="float" office:value="1" calcext:value-type="float">
            <text:p>1</text:p>
          </table:table-cell>
          <table:table-cell table:style-name="ce267" office:value-type="date" office:date-value="2017-03-03" calcext:value-type="date">
            <text:p>03/03/17</text:p>
          </table:table-cell>
          <table:table-cell table:style-name="ce277" office:value-type="float" office:value="1" calcext:value-type="float">
            <text:p>1</text:p>
          </table:table-cell>
          <table:table-cell office:value-type="string" calcext:value-type="string">
            <text:p>CGPs; PI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3" calcext:value-type="float">
            <text:p>3</text:p>
          </table:table-cell>
          <table:table-cell office:value-type="string" calcext:value-type="string">
            <text:p>CGPs.ods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office:value-type="float" office:value="0.1" calcext:value-type="float">
            <text:p>0,1</text:p>
          </table:table-cell>
          <table:table-cell table:style-name="ce270" office:value-type="date" office:date-value="2017-01-14" calcext:value-type="date">
            <text:p>14/01/17</text:p>
          </table:table-cell>
          <table:table-cell table:style-name="ce412" office:value-type="float" office:value="5" calcext:value-type="float">
            <text:p>5</text:p>
          </table:table-cell>
          <table:table-cell office:value-type="string" calcext:value-type="string">
            <text:p>PI 2.*; 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2" calcext:value-type="float">
            <text:p>2</text:p>
          </table:table-cell>
          <table:table-cell office:value-type="string" calcext:value-type="string">
            <text:p>PI 1.0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267" office:value-type="date" office:date-value="2016-12-01" calcext:value-type="date">
            <text:p>01/12/16</text:p>
          </table:table-cell>
          <table:table-cell office:value-type="float" office:value="1" calcext:value-type="float">
            <text:p>1</text:p>
          </table:table-cell>
          <table:table-cell table:style-name="ce267" office:value-type="date" office:date-value="2016-12-29" calcext:value-type="date">
            <text:p>29/12/16</text:p>
          </table:table-cell>
          <table:table-cell table:style-name="ce277" office:value-type="float" office:value="4" calcext:value-type="float">
            <text:p>4</text:p>
          </table:table-cell>
          <table:table-cell office:value-type="string" calcext:value-type="string">
            <text:p>PI 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267" office:value-type="date" office:date-value="2016-01-12" calcext:value-type="date">
            <text:p>12/01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267" office:value-type="date" office:date-value="2016-05-12" calcext:value-type="date">
            <text:p>12/05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267" office:value-type="date" office:date-value="2016-07-12" calcext:value-type="date">
            <text:p>12/0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5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ho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ious Review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8" calcext:value-type="float">
            <text:p>8</text:p>
          </table:table-cell>
          <table:table-cell office:value-type="float" office:value="291216" calcext:value-type="float">
            <text:p>291216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2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3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1216(4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267"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y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267" office:value-type="date" office:date-value="2017-01-03" calcext:value-type="date">
            <text:p>0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pamina do Cliqu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k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c Text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267" office:value-type="date" office:date-value="2017-01-02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t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267" office:value-type="date" office:date-value="2017-01-12" calcext:value-type="date">
            <text:p>1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-robo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267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267" office:value-type="date" office:date-value="2017-01-14" calcext:value-type="date">
            <text:p>1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270" office:value-type="date" office:date-value="2017-01-18" calcext:value-type="date">
            <text:p>18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anded Experienc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imar U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ula eEw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270" office:value-type="date" office:date-value="2017-01-14" calcext:value-type="date">
            <text:p>14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012017" calcext:value-type="float">
            <text:p>20012017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12017 2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270" office:value-type="date" office:date-value="2017-01-23" calcext:value-type="date">
            <text:p>23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270" office:value-type="date" office:date-value="2017-01-29" calcext:value-type="date">
            <text:p>29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hingnes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G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270" office:value-type="date" office:date-value="2017-02-09" calcext:value-type="date">
            <text:p>09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P_Model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270" office:value-type="date" office:date-value="2017-02-10" calcext:value-type="date">
            <text:p>10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270" office:value-type="date" office:date-value="2017-02-12" calcext:value-type="date">
            <text:p>1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o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270" office:value-type="date" office:date-value="2017-02-14" calcext:value-type="date">
            <text:p>14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bl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270" office:value-type="date" office:date-value="2017-02-16" calcext:value-type="date">
            <text:p>16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tras Grand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rix Not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o Todo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270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relas Evapora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magem Projet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 Pill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xt-Step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C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267" office:value-type="date" office:date-value="2017-03-03" calcext:value-type="date">
            <text:p>03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 table:style-name="ce267" office:value-type="date" office:date-value="2017-03-05" calcext:value-type="date">
            <text:p>05/03/17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LWC-nrsv1.odt" xlink:type="simple">LWC-nrsv1</text:a></text:p>
          </table:table-cell>
          <table:table-cell table:style-name="ce267" office:value-type="date" office:date-value="2017-03-06" calcext:value-type="date">
            <text:p>06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<text:a xlink:href="../PI%202.2/b00k.odt" xlink:type="simple">b00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b00k.odt" xlink:type="simple">b00k</text:a></text:p>
          </table:table-cell>
          <table:table-cell table:style-name="ce267" office:value-type="date" office:date-value="2017-03-06" calcext:value-type="date">
            <text:p>06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*tct" xlink:type="simple">*tct</text:a></text:p>
          </table:table-cell>
          <table:table-cell table:style-name="ce267" office:value-type="date" office:date-value="2017-03-07" calcext:value-type="date">
            <text:p>0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morrow Comes Today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dc" xlink:type="simple">ndc</text:a></text:p>
          </table:table-cell>
          <table:table-cell table:style-name="ce267" office:value-type="date" office:date-value="2017-03-12" calcext:value-type="date">
            <text:p>12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da de Cientifico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human" xlink:type="simple">human</text:a></text:p>
          </table:table-cell>
          <table:table-cell table:style-name="ce267" office:value-type="date" office:date-value="2017-03-12" calcext:value-type="date">
            <text:p>12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uman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trnsfrmd" xlink:type="simple">trnsfrmd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ansformed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4%7C4project.ods" xlink:type="simple">4|4project</text:a></text:p>
          </table:table-cell>
          <table:table-cell table:style-name="ce267" office:value-type="date" office:date-value="2017-03-14" calcext:value-type="date">
            <text:p>1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deep%20space" xlink:type="simple">deep space</text:a></text:p>
          </table:table-cell>
          <table:table-cell table:style-name="ce267" office:value-type="date" office:date-value="2017-03-14" calcext:value-type="date">
            <text:p>1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ep Space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resultados" xlink:type="simple">resultados</text:a></text:p>
          </table:table-cell>
          <table:table-cell table:style-name="ce267" office:value-type="date" office:date-value="2017-03-15" calcext:value-type="date">
            <text:p>15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ultados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267" office:value-type="date" office:date-value="2017-03-24" calcext:value-type="date">
            <text:p>24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 table:number-rows-repeated="10484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GCt" table:style-name="ta1">
        <table:table-column table:style-name="co49" table:default-cell-style-name="ce151"/>
        <table:table-column table:style-name="co50" table:default-cell-style-name="ce151"/>
        <table:table-column table:style-name="co13" table:default-cell-style-name="ce151"/>
        <table:table-column table:style-name="co13" table:number-columns-repeated="3" table:default-cell-style-name="Default"/>
        <table:table-column table:style-name="co51" table:default-cell-style-name="ce358"/>
        <table:table-column table:style-name="co52" table:default-cell-style-name="ce151"/>
        <table:table-column table:style-name="co13" table:number-columns-repeated="4" table:default-cell-style-name="Default"/>
        <table:table-column table:style-name="co53" table:default-cell-style-name="Default"/>
        <table:table-row table:style-name="ro1">
          <table:table-cell table:style-name="ce171" office:value-type="string" calcext:value-type="string" table:number-columns-spanned="6" table:number-rows-spanned="1">
            <text:p>Criação</text:p>
          </table:table-cell>
          <table:covered-table-cell table:number-columns-repeated="5" table:style-name="ce171"/>
          <table:table-cell table:style-name="ce171" office:value-type="string" calcext:value-type="string" table:number-columns-spanned="2" table:number-rows-spanned="1">
            <text:p>Folder</text:p>
          </table:table-cell>
          <table:covered-table-cell/>
          <table:table-cell table:number-columns-repeated="3"/>
          <table:table-cell table:style-name="ce70" office:value-type="string" calcext:value-type="string">
            <text:p>Gct =</text:p>
          </table:table-cell>
          <table:table-cell office:value-type="string" calcext:value-type="string">
            <text:p>Grande Compilado total/table</text:p>
          </table:table-cell>
        </table:table-row>
        <table:table-row table:style-name="ro1">
          <table:table-cell table:style-name="ce171" office:value-type="string" calcext:value-type="string">
            <text:p>Capitulo</text:p>
          </table:table-cell>
          <table:table-cell table:style-name="ce171" office:value-type="string" calcext:value-type="string">
            <text:p>Arquivo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Versao</text:p>
          </table:table-cell>
          <table:table-cell table:style-name="ce171" office:value-type="string" calcext:value-type="string">
            <text:p>Update</text:p>
          </table:table-cell>
          <table:table-cell table:style-name="ce171" office:value-type="string" calcext:value-type="string">
            <text:p>Ordem</text:p>
          </table:table-cell>
          <table:table-cell table:style-name="ce48" office:value-type="string" calcext:value-type="string" table:number-columns-spanned="2" table:number-rows-spanned="1">
            <text:p>Texto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Vontade Verdadeira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Textos/1/Non%20sense/Im%20runing%20around%20city.txt" xlink:type="simple">Im runing around city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style-name="ce151"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style-name="ce151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../../../../Textos/1/Non%20sense/Um%20mundo%20no%20qual%20os%20fatos%20simples%20naturais%20como.txt" xlink:type="simple">Mundo de Fatos Simple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Seus%20braços%20derretidos%20escorriam-me%20aos%20olhos,.txt" xlink:type="simple">Seus braços derretidos escorriam-me aos olho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as%20flores%20nascem%20monstros.txt" xlink:type="simple">Das flores nascem monstro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pois%20de%20muito%20refletir.txt" xlink:type="simple">Depois de muito refleti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chei%20que%20iria%20e%20voltei.txt" xlink:type="simple">Achei que iria e voltei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No%20decorrer%20da%20vida,%20do%20meu%20viver,.txt" xlink:type="simple">No decorrer da vida, do meu vive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%20insônia%20me%20é%20novamente%20companheira,.txt" xlink:type="simple">A insônia me é novamente companheir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Me%20perdi,%20me%20achei.txt" xlink:type="simple">Me perdi, me achei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o%20que%20tudo%20indica.txt" xlink:type="simple">Ao que tudo indic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gora%20mesmo%20o%20futuro%20parece%20se%20formar.txt" xlink:type="simple">Agora mesmo o futuro parece se forma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Bem%20como%20no%20primeiro%20dia,.txt" xlink:type="simple">Bem como no primeiro di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m%20maior%20parte%20do%20tempo,.txt" xlink:type="simple">Em maior parte do temp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ntre%20todas%20as%20coisas%20possíveis,%20quero%20ouvir%20tua.txt" xlink:type="simple">Dentre todas as coisas possíveis, quero ouvir tua voz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Por%20entre%20brumas%20a%20avistei,%20mas%20em%20meu%20mundo.txt" xlink:type="simple">Por entre brumas a avistei, mas em meu mund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No%20vazio%20do%20breu.txt" xlink:type="simple">No vazio do breu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Queria%20que%20minhas%20memórias%20pudessem%20ser.txt" xlink:type="simple">Queria que minhas memórias pudessem ser</text:a></text:p>
          </table:table-cell>
          <table:table-cell table:style-name="ce267" office:value-type="string" calcext:value-type="string">
            <text:p>15/12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%20repente%20sonhei,.txt" xlink:type="simple">De repente sonhei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m%20nossas%20mentes%20surgem%20os%20pensamentos%20e%20dos.txt" xlink:type="simple">Em nossas mentes surgem os pensamentos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xistem%20motivos%20para%20exitar.txt" xlink:type="simple">Existem motivos para exitar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Minha%20vida%20só%20tem%20sentido%20em%20você.txt" xlink:type="simple">Minha vida só tem sentido em você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O%20que%20fazer%20ante%20tal%20momento_.txt" xlink:type="simple">O que fazer ante tal momento_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1/Raps/Pra%20mim%20é%20um%20remédio.txt" xlink:type="simple">Pra mim é um remédi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Rap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reflexão.docx" xlink:type="simple">Reflexão</text:a></text:p>
          </table:table-cell>
          <table:table-cell table:style-name="ce267" office:value-type="date" office:date-value="2015-09-01" calcext:value-type="date">
            <text:p>01/09/15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Não%20sei.docx" xlink:type="simple">Não sei</text:a></text:p>
          </table:table-cell>
          <table:table-cell table:style-name="ce267" office:value-type="date" office:date-value="2015-09-01" calcext:value-type="date">
            <text:p>01/09/15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Diário%20de%20bordo.docx" xlink:type="simple">Diário de bordo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Originais/Como%20sempre.docx" xlink:type="simple">Como sempre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office:value-type="string" calcext:value-type="string">
            <text:p>3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Originais/Te%20espancando%20ao%20contagiante%20som%20de%20bob.docx" xlink:type="simple">Te espancando ao contagiante som de bob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3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Monster%20inside%20a%20human.txt" xlink:type="simple">Monster inside a human</text:a></text:p>
          </table:table-cell>
          <table:table-cell table:style-name="ce267" office:value-type="date" office:date-value="2015-03-10" calcext:value-type="date">
            <text:p>10/03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Computing%20power.txt" xlink:type="simple">Computing power</text:a></text:p>
          </table:table-cell>
          <table:table-cell table:style-name="ce267" office:value-type="date" office:date-value="2015-05-10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Incumoun.txt" xlink:type="simple">Incumoun</text:a></text:p>
          </table:table-cell>
          <table:table-cell table:style-name="ce267" office:value-type="date" office:date-value="2015-04-12" calcext:value-type="date">
            <text:p>12/04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No%20canto%20da%20tela.txt" xlink:type="simple">No canto da tela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.odt" xlink:type="simple">stick notes</text:a></text:p>
          </table:table-cell>
          <table:table-cell table:style-name="ce267" office:value-type="date" office:date-value="2015-11-11" calcext:value-type="date">
            <text:p>11/11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nada.txt" xlink:type="simple">O nada</text:a></text:p>
          </table:table-cell>
          <table:table-cell table:style-name="ce267" office:value-type="date" office:date-value="2016-01-03" calcext:value-type="date">
            <text:p>03/01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eep.docx" xlink:type="simple">Deep</text:a></text:p>
          </table:table-cell>
          <table:table-cell table:style-name="ce267" office:value-type="date" office:date-value="2016-03-03" calcext:value-type="date">
            <text:p>03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antorias.docx" xlink:type="simple">Cantorias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PI.docx" xlink:type="simple">PI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ascidos%20humanos.docx" xlink:type="simple">Nascidos humanos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alta%20de%20Vontades.docx" xlink:type="simple">Falta de Vontades</text:a></text:p>
          </table:table-cell>
          <table:table-cell table:style-name="ce267" office:value-type="date" office:date-value="2016-08-03" calcext:value-type="date">
            <text:p>03/08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why%20" xlink:type="simple">Why</text:a></text:p>
          </table:table-cell>
          <table:table-cell table:style-name="ce267" office:value-type="date" office:date-value="2016-10-04" calcext:value-type="date">
            <text:p>04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" xlink:type="simple">Impotencia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2" xlink:type="simple">Impotencia2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" xlink:type="simple">celular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" xlink:type="simple">Celular random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2" xlink:type="simple">Celular random notes2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est" xlink:type="simple">Nest</text:a></text:p>
          </table:table-cell>
          <table:table-cell table:style-name="ce267" office:value-type="date" office:date-value="2016-07-06" calcext:value-type="date">
            <text:p>06/07/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%20Quê%20teme%20mais%20a%20morte,%20que%20a%20si%20mesmo%3F.txt" xlink:type="simple">Quê teme mais a morte, que a si mesmo?</text:a></text:p>
          </table:table-cell>
          <table:table-cell table:style-name="ce267" office:value-type="date" office:date-value="2016-02-06" calcext:value-type="date">
            <text:p>06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ecorrendo%20o%20Indesritivel.txt" xlink:type="simple">Decorrendo o Indesritivel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Hitori.txt" xlink:type="simple">Hitori</text:a></text:p>
          </table:table-cell>
          <table:table-cell table:style-name="ce267" office:value-type="date" office:date-value="2016-07-06" calcext:value-type="date">
            <text:p>06/07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Impotencia" xlink:type="simple">Impotencia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ramdon%20notes" xlink:type="simple">celular random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Modifying%20the%20information%20system" xlink:type="simple">Modifying the information system</text:a></text:p>
          </table:table-cell>
          <table:table-cell table:style-name="ce267" office:value-type="date" office:date-value="2016-04-08" calcext:value-type="date">
            <text:p>08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dedicatoria%20a%20erva" xlink:type="simple">Dedicatoria a erva</text:a></text:p>
          </table:table-cell>
          <table:table-cell table:style-name="ce267" office:value-type="date" office:date-value="2016-04-09" calcext:value-type="date">
            <text:p>09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1612" xlink:type="simple">1612</text:a></text:p>
          </table:table-cell>
          <table:table-cell table:style-name="ce267" office:value-type="date" office:date-value="2016-02-10" calcext:value-type="date">
            <text:p>10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qtenrgy" xlink:type="simple">qtenrgy</text:a></text:p>
          </table:table-cell>
          <table:table-cell table:style-name="ce267" office:value-type="date" office:date-value="2016-07-10" calcext:value-type="date">
            <text:p>10/07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sonho" xlink:type="simple">sonho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rograming%5B%5D" xlink:type="simple">programing[]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osições%20indeterministicas" xlink:type="simple">Posições indeterministicas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Turista%20do%20mundo" xlink:type="simple">Turista do mundo</text:a></text:p>
          </table:table-cell>
          <table:table-cell table:style-name="ce267" office:value-type="date" office:date-value="2016-02-12" calcext:value-type="date">
            <text:p>12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planing" xlink:type="simple">Pplaning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notas%20do%20individuo" xlink:type="simple">notas do individuo</text:a></text:p>
          </table:table-cell>
          <table:table-cell table:style-name="ce267" office:value-type="date" office:date-value="2016-07-12" calcext:value-type="date">
            <text:p>12/07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mais%20importante%2002022017" xlink:type="simple">O mais importante 02022017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vcards_20140806_101822.vcf" xlink:type="simple">vcards_20140806_101822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incumoun%2004122015.txt" xlink:type="simple">incumoun 04122015</text:a></text:p>
          </table:table-cell>
          <table:table-cell table:style-name="ce267" office:value-type="date" office:date-value="2015-04-12" calcext:value-type="date">
            <text:p>12/04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hlse.txt" xlink:type="simple">hlse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PI%202.2/LWC.odt" xlink:type="simple">LWC</text:a></text:p>
          </table:table-cell>
          <table:table-cell table:style-name="ce267" office:value-type="date" office:date-value="2017-08-02" calcext:value-type="date">
            <text:p>02/08/17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Drive/Poemas/Aliens%20que%20fazen%20weeeeeeriiiiiiii%20en%20vez%20de" xlink:type="simple">Aliens que fazen weeeeeeriiiiiiii en vez de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3"/>
          <table:table-cell office:value-type="string" calcext:value-type="string">
            <text:p>Drive/</text:p>
          </table:table-cell>
          <table:table-cell office:value-type="string" calcext:value-type="string">
            <text:p>Poe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A%20Chegada%20de%20um%20Novo%20Sentimento.docx" xlink:type="simple">A Chegada de um Novo Sentiment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Eu%20Mesmo.docx" xlink:type="simple">Eu Mesm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FirstText.docx" xlink:type="simple">FirstText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O%20justo%20que%20se%20julga%20sabio%20comete%20a%20injustiÃ§a.docx" xlink:type="simple">O justo que se julga sabio comete a injustiÃ§a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Prisioneiro%20da%20Escuridao.docx" xlink:type="simple">Prisioneiro da Escurida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O%20primeiro%20encontro.docx" xlink:type="simple">O primeiro encontro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Editados/Prisioneiro%20da%20escuridao%20texto2.docx" xlink:type="simple">Prisioneiro da escuridao texto2</text:a></text:p>
          </table:table-cell>
          <table:table-cell table:style-name="ce267" office:value-type="date" office:date-value="2016-05-01" calcext:value-type="date">
            <text:p>01/05/16</text:p>
          </table:table-cell>
          <table:table-cell table:number-columns-repeated="3"/>
          <table:table-cell office:value-type="string" calcext:value-type="string">
            <text:p>oldest ones/</text:p>
          </table:table-cell>
          <table:table-cell office:value-type="string" calcext:value-type="string">
            <text:p>Editad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new%20file" xlink:type="simple">new file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knocking1-1" xlink:type="simple">knocking1-1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crazy%20enviromental%20mind" xlink:type="simple">crazy enviromental mind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nwusr" xlink:type="simple">nwusr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New%20Text%20Document.odt" xlink:type="simple">New Text Document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nsaios%20Futuristicos%20-%20Pré-edição.docx" xlink:type="simple">Ensaios Futuristicos - Pré-edição</text:a></text:p>
          </table:table-cell>
          <table:table-cell table:style-name="ce267" office:value-type="date" office:date-value="2016-05-02" calcext:value-type="date">
            <text:p>02/05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scrita%20diversamente%20divergente.docx" xlink:type="simple">Escrita diversamente divergente</text:a></text:p>
          </table:table-cell>
          <table:table-cell table:style-name="ce267" office:value-type="date" office:date-value="2016-01-03" calcext:value-type="date">
            <text:p>03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.docx" xlink:type="simple">Compilado</text:a></text:p>
          </table:table-cell>
          <table:table-cell table:style-name="ce267" office:value-type="date" office:date-value="2016-10-03" calcext:value-type="date">
            <text:p>03/10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Index%20compilados%20II.odt" xlink:type="simple">Index compilados II</text:a></text:p>
          </table:table-cell>
          <table:table-cell table:style-name="ce267" office:value-type="date" office:date-value="2016-11-06" calcext:value-type="date">
            <text:p>06/1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ranslate.docx" xlink:type="simple">Translate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nsaios%20Futuristicos%20-%20Pré-edição%201.2.odt" xlink:type="simple">Ensaios Futuristicos - Pré-edição 1.2</text:a></text:p>
          </table:table-cell>
          <table:table-cell table:style-name="ce267" office:value-type="date" office:date-value="2016-03-10" calcext:value-type="date">
            <text:p>10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8" office:value-type="string" calcext:value-type="string" table:number-columns-spanned="2" table:number-rows-spanned="1">
            <text:p>nrsdirectory/nrs_subject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usr</text:p>
          </table:table-cell>
          <table:table-cell table:number-columns-repeated="5"/>
        </table:table-row>
        <table:table-row table:style-name="ro1" table:number-rows-repeated="10483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00k" table:style-name="ta1">
        <table:table-column table:style-name="co49" table:default-cell-style-name="ce151"/>
        <table:table-column table:style-name="co50" table:default-cell-style-name="ce151"/>
        <table:table-column table:style-name="co54" table:default-cell-style-name="ce151"/>
        <table:table-column table:style-name="co55" table:default-cell-style-name="Default"/>
        <table:table-column table:style-name="co45" table:default-cell-style-name="Default"/>
        <table:table-column table:style-name="co56" table:default-cell-style-name="Default"/>
        <table:table-column table:style-name="co57" table:default-cell-style-name="ce358"/>
        <table:table-column table:style-name="co52" table:default-cell-style-name="ce151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3" table:default-cell-style-name="Default"/>
        <table:table-column table:style-name="co13" table:number-columns-repeated="1009" table:default-cell-style-name="Default"/>
        <table:table-row table:style-name="ro1">
          <table:table-cell table:style-name="ce171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171"/>
          <table:table-cell table:style-name="ce171" office:value-type="string" calcext:value-type="string" table:number-columns-spanned="4" table:number-rows-spanned="1">
            <text:p>Merged</text:p>
          </table:table-cell>
          <table:covered-table-cell table:number-columns-repeated="3" table:style-name="ce171"/>
          <table:table-cell table:style-name="ce171" table:number-columns-repeated="1011"/>
        </table:table-row>
        <table:table-row table:style-name="ro1">
          <table:table-cell table:style-name="ce171" office:value-type="string" calcext:value-type="string">
            <text:p>Plano</text:p>
          </table:table-cell>
          <table:table-cell table:style-name="ce171" office:value-type="string" calcext:value-type="string">
            <text:p>Arquivo</text:p>
          </table:table-cell>
          <table:table-cell table:style-name="ce171" office:value-type="string" calcext:value-type="string">
            <text:p>Data Inicial</text:p>
          </table:table-cell>
          <table:table-cell table:style-name="ce171" office:value-type="string" calcext:value-type="string">
            <text:p>Versao</text:p>
          </table:table-cell>
          <table:table-cell table:style-name="ce171" office:value-type="string" calcext:value-type="string">
            <text:p>Update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Referencend into:</text:p>
          </table:table-cell>
          <table:table-cell table:style-name="ce171" office:value-type="string" calcext:value-type="string">
            <text:p>Merged in: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Title</text:p>
          </table:table-cell>
          <table:table-cell table:style-name="ce171" office:value-type="string" calcext:value-type="string">
            <text:p>start</text:p>
          </table:table-cell>
          <table:table-cell table:style-name="ce171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267" office:value-type="date" office:date-value="2016-09-01" calcext:value-type="date">
            <text:p>01/09/16</text:p>
          </table:table-cell>
          <table:table-cell table:style-name="ce151" office:value-type="float" office:value="1" calcext:value-type="float">
            <text:p>1</text:p>
          </table:table-cell>
          <table:table-cell table:style-name="ce267" office:value-type="date" office:date-value="2017-03-03" calcext:value-type="date">
            <text:p>03/03/17</text:p>
          </table:table-cell>
          <table:table-cell table:style-name="ce277" office:value-type="float" office:value="1" calcext:value-type="float">
            <text:p>1</text:p>
          </table:table-cell>
          <table:table-cell table:style-name="ce151" office:value-type="string" calcext:value-type="string">
            <text:p>CGPs; PI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2" calcext:value-type="float">
            <text:p>42</text:p>
          </table:table-cell>
          <table:table-cell table:style-name="ce151"/>
          <table:table-cell table:number-columns-repeated="1012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table:style-name="ce151"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3" calcext:value-type="float">
            <text:p>3</text:p>
          </table:table-cell>
          <table:table-cell table:style-name="ce151" office:value-type="string" calcext:value-type="string">
            <text:p>CGPs.ods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3" calcext:value-type="float">
            <text:p>43</text:p>
          </table:table-cell>
          <table:table-cell table:style-name="ce151"/>
          <table:table-cell table:number-columns-repeated="1012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267" office:value-type="date" office:date-value="2016-12-30" calcext:value-type="date">
            <text:p>30/12/16</text:p>
          </table:table-cell>
          <table:table-cell table:style-name="ce151" office:value-type="float" office:value="0.1" calcext:value-type="float">
            <text:p>0,1</text:p>
          </table:table-cell>
          <table:table-cell table:style-name="ce270" office:value-type="date" office:date-value="2017-01-14" calcext:value-type="date">
            <text:p>14/01/17</text:p>
          </table:table-cell>
          <table:table-cell table:style-name="ce412" office:value-type="float" office:value="5" calcext:value-type="float">
            <text:p>5</text:p>
          </table:table-cell>
          <table:table-cell table:style-name="ce151" office:value-type="string" calcext:value-type="string">
            <text:p>PI 2.*; CGPs*.ods</text:p>
          </table:table-cell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table:style-name="ce151" office:value-type="float" office:value="1" calcext:value-type="float">
            <text:p>1</text:p>
          </table:table-cell>
          <table:table-cell table:style-name="ce267" office:value-type="string" calcext:value-type="string">
            <text:p>----</text:p>
          </table:table-cell>
          <table:table-cell table:style-name="ce277" office:value-type="float" office:value="2" calcext:value-type="float">
            <text:p>2</text:p>
          </table:table-cell>
          <table:table-cell table:style-name="ce151" office:value-type="string" calcext:value-type="string">
            <text:p>PI 1.0.ods</text:p>
          </table:table-cell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267" office:value-type="date" office:date-value="2016-12-01" calcext:value-type="date">
            <text:p>01/12/16</text:p>
          </table:table-cell>
          <table:table-cell table:style-name="ce151" office:value-type="float" office:value="1" calcext:value-type="float">
            <text:p>1</text:p>
          </table:table-cell>
          <table:table-cell table:style-name="ce267" office:value-type="date" office:date-value="2016-12-29" calcext:value-type="date">
            <text:p>29/12/16</text:p>
          </table:table-cell>
          <table:table-cell table:style-name="ce277" office:value-type="float" office:value="4" calcext:value-type="float">
            <text:p>4</text:p>
          </table:table-cell>
          <table:table-cell table:style-name="ce151" office:value-type="string" calcext:value-type="string">
            <text:p>PI *.ods</text:p>
          </table:table-cell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267" office:value-type="date" office:date-value="2016-01-12" calcext:value-type="date">
            <text:p>12/01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6" calcext:value-type="float">
            <text:p>6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trx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267" office:value-type="date" office:date-value="2016-05-12" calcext:value-type="date">
            <text:p>12/05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7" calcext:value-type="float">
            <text:p>7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Revisitando a energi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267" office:value-type="date" office:date-value="2016-07-12" calcext:value-type="date">
            <text:p>12/07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8" calcext:value-type="float">
            <text:p>8</text:p>
          </table:table-cell>
          <table:table-cell table:style-name="ce151"/>
          <table:table-cell/>
          <table:table-cell table:style-name="ce151" table:number-columns-repeated="2"/>
          <table:table-cell table:style-name="ce35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9" calcext:value-type="float">
            <text:p>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Question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267" office:value-type="date" office:date-value="2016-10-12" calcext:value-type="date">
            <text:p>12/10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10" calcext:value-type="float">
            <text:p>10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Answer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11" calcext:value-type="float">
            <text:p>11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12" calcext:value-type="float">
            <text:p>12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Echo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13" calcext:value-type="float">
            <text:p>1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urious Review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14" calcext:value-type="float">
            <text:p>14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8" calcext:value-type="float">
            <text:p>18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291216" calcext:value-type="float">
            <text:p>291216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9" calcext:value-type="float">
            <text:p>1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291216(2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0" calcext:value-type="float">
            <text:p>20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291216(3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1" calcext:value-type="float">
            <text:p>21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291216(4)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267" office:value-type="string" calcext:value-type="string">
            <text:p>27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5" calcext:value-type="float">
            <text:p>15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string" calcext:value-type="string">
            <text:p>Eisy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6" calcext:value-type="float">
            <text:p>16</text:p>
          </table:table-cell>
          <table:table-cell table:style-name="ce151" office:value-type="string" calcext:value-type="string">
            <text:p>CGPs*.ods</text:p>
          </table:table-cell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7" calcext:value-type="float">
            <text:p>17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2" calcext:value-type="float">
            <text:p>22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267" office:value-type="date" office:date-value="2017-01-03" calcext:value-type="date">
            <text:p>0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4" calcext:value-type="float">
            <text:p>24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string" calcext:value-type="string">
            <text:p>Dopamina do Cliqu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5" calcext:value-type="float">
            <text:p>25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Seek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267" office:value-type="date" office:date-value="2017-01-04" calcext:value-type="date">
            <text:p>04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6" calcext:value-type="float">
            <text:p>26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string" calcext:value-type="string">
            <text:p>Dic Text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267" office:value-type="date" office:date-value="2017-01-02" calcext:value-type="date">
            <text:p>02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3" calcext:value-type="float">
            <text:p>2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Espet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267" office:value-type="date" office:date-value="2017-01-12" calcext:value-type="date">
            <text:p>12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7" calcext:value-type="float">
            <text:p>27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string" calcext:value-type="string">
            <text:p>02-robo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267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8" calcext:value-type="float">
            <text:p>28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" calcext:value-type="float">
            <text:p>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29" calcext:value-type="float">
            <text:p>2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string" calcext:value-type="string">
            <text:p>Ste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0" calcext:value-type="float">
            <text:p>30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1" calcext:value-type="float">
            <text:p>31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2" calcext:value-type="float">
            <text:p>32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270" office:value-type="date" office:date-value="2017-01-13" calcext:value-type="date">
            <text:p>1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3" calcext:value-type="float">
            <text:p>33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267" office:value-type="date" office:date-value="2017-01-14" calcext:value-type="date">
            <text:p>14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4" calcext:value-type="float">
            <text:p>34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string" calcext:value-type="string">
            <text:p>Start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270" office:value-type="date" office:date-value="2017-01-18" calcext:value-type="date">
            <text:p>18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8" calcext:value-type="float">
            <text:p>38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string" calcext:value-type="string">
            <text:p>Expanded Experienc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9" calcext:value-type="float">
            <text:p>3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string" calcext:value-type="string">
            <text:p>Queimar U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0" calcext:value-type="float">
            <text:p>40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string" calcext:value-type="string">
            <text:p>Formula eEw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270" office:value-type="date" office:date-value="2017-01-14" calcext:value-type="date">
            <text:p>14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5" calcext:value-type="float">
            <text:p>35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1" calcext:value-type="float">
            <text:p>41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2" calcext:value-type="float">
            <text:p>42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0012017" calcext:value-type="float">
            <text:p>20012017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270" office:value-type="date" office:date-value="2017-01-20" calcext:value-type="date">
            <text:p>20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3" calcext:value-type="float">
            <text:p>4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string" calcext:value-type="string">
            <text:p>20012017 2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270" office:value-type="date" office:date-value="2017-01-19" calcext:value-type="date">
            <text:p>19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4" calcext:value-type="float">
            <text:p>44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table:style-name="ce151" office:value-type="float" office:value="2" calcext:value-type="float">
            <text:p>2</text:p>
          </table:table-cell>
          <table:table-cell table:style-name="ce151"/>
          <table:table-cell table:style-name="ce151" office:value-type="float" office:value="36" calcext:value-type="float">
            <text:p>36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270" office:value-type="date" office:date-value="2017-01-16" calcext:value-type="date">
            <text:p>16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37" calcext:value-type="float">
            <text:p>37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270" office:value-type="date" office:date-value="2017-01-23" calcext:value-type="date">
            <text:p>23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9" calcext:value-type="float">
            <text:p>4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123" calcext:value-type="float">
            <text:p>12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0" calcext:value-type="float">
            <text:p>50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11" calcext:value-type="float">
            <text:p>11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270" office:value-type="date" office:date-value="2017-01-25" calcext:value-type="date">
            <text:p>25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1" calcext:value-type="float">
            <text:p>51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33" calcext:value-type="float">
            <text:p>33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270" office:value-type="date" office:date-value="2017-01-29" calcext:value-type="date">
            <text:p>29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2" calcext:value-type="float">
            <text:p>52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string" calcext:value-type="string">
            <text:p>Nothingnes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5" calcext:value-type="float">
            <text:p>45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6" calcext:value-type="float">
            <text:p>46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7" calcext:value-type="float">
            <text:p>47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267" office:value-type="date" office:date-value="2017-01-22" calcext:value-type="date">
            <text:p>22/01/17</text:p>
          </table:table-cell>
          <table:table-cell table:style-name="ce151" office:value-type="float" office:value="3" calcext:value-type="float">
            <text:p>3</text:p>
          </table:table-cell>
          <table:table-cell table:style-name="ce151"/>
          <table:table-cell table:style-name="ce151" office:value-type="float" office:value="48" calcext:value-type="float">
            <text:p>48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0" calcext:value-type="float">
            <text:p>50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1" calcext:value-type="float">
            <text:p>51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2" calcext:value-type="float">
            <text:p>52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3" calcext:value-type="float">
            <text:p>5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string" calcext:value-type="string">
            <text:p>CGP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270" office:value-type="date" office:date-value="2017-02-03" calcext:value-type="date">
            <text:p>03/02/17</text:p>
          </table:table-cell>
          <table:table-cell table:style-name="ce151" office:value-type="float" office:value="2" calcext:value-type="float">
            <text:p>2</text:p>
          </table:table-cell>
          <table:table-cell table:style-name="ce151"/>
          <table:table-cell table:style-name="ce151" office:value-type="float" office:value="54" calcext:value-type="float">
            <text:p>54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270" office:value-type="date" office:date-value="2017-02-09" calcext:value-type="date">
            <text:p>09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5" calcext:value-type="float">
            <text:p>55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1" calcext:value-type="float">
            <text:p>31</text:p>
          </table:table-cell>
          <table:table-cell table:style-name="ce151" office:value-type="string" calcext:value-type="string">
            <text:p>WP_Model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270" office:value-type="date" office:date-value="2017-02-10" calcext:value-type="date">
            <text:p>10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6" calcext:value-type="float">
            <text:p>56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270" office:value-type="date" office:date-value="2017-02-12" calcext:value-type="date">
            <text:p>12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7" calcext:value-type="float">
            <text:p>57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2" calcext:value-type="float">
            <text:p>32</text:p>
          </table:table-cell>
          <table:table-cell table:style-name="ce151" office:value-type="string" calcext:value-type="string">
            <text:p>Valor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270" office:value-type="date" office:date-value="2017-02-14" calcext:value-type="date">
            <text:p>14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8" calcext:value-type="float">
            <text:p>58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3" calcext:value-type="float">
            <text:p>33</text:p>
          </table:table-cell>
          <table:table-cell table:style-name="ce151" office:value-type="string" calcext:value-type="string">
            <text:p>Table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270" office:value-type="date" office:date-value="2017-02-16" calcext:value-type="date">
            <text:p>16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59" calcext:value-type="float">
            <text:p>5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4" calcext:value-type="float">
            <text:p>34</text:p>
          </table:table-cell>
          <table:table-cell table:style-name="ce151" office:value-type="string" calcext:value-type="string">
            <text:p>Letras Grand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0" calcext:value-type="float">
            <text:p>60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5" calcext:value-type="float">
            <text:p>35</text:p>
          </table:table-cell>
          <table:table-cell table:style-name="ce151" office:value-type="string" calcext:value-type="string">
            <text:p>Matrix Note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270" office:value-type="date" office:date-value="2017-02-17" calcext:value-type="date">
            <text:p>17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1" calcext:value-type="float">
            <text:p>61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6" calcext:value-type="float">
            <text:p>36</text:p>
          </table:table-cell>
          <table:table-cell table:style-name="ce151" office:value-type="string" calcext:value-type="string">
            <text:p>Ao Todo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270" office:value-type="date" office:date-value="2017-02-18" calcext:value-type="date">
            <text:p>18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2" calcext:value-type="float">
            <text:p>62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7" calcext:value-type="float">
            <text:p>37</text:p>
          </table:table-cell>
          <table:table-cell table:style-name="ce151" office:value-type="string" calcext:value-type="string">
            <text:p>Estrelas Evaporam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3" calcext:value-type="float">
            <text:p>6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8" calcext:value-type="float">
            <text:p>38</text:p>
          </table:table-cell>
          <table:table-cell table:style-name="ce151" office:value-type="string" calcext:value-type="string">
            <text:p>Imagem Projetada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270" office:value-type="date" office:date-value="2017-02-25" calcext:value-type="date">
            <text:p>25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4" calcext:value-type="float">
            <text:p>64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39" calcext:value-type="float">
            <text:p>39</text:p>
          </table:table-cell>
          <table:table-cell table:style-name="ce151" office:value-type="string" calcext:value-type="string">
            <text:p>FR Pills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5" calcext:value-type="float">
            <text:p>65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string" calcext:value-type="string">
            <text:p>Next-Step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270" office:value-type="date" office:date-value="2017-02-28" calcext:value-type="date">
            <text:p>28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6" calcext:value-type="float">
            <text:p>66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1" calcext:value-type="float">
            <text:p>41</text:p>
          </table:table-cell>
          <table:table-cell table:style-name="ce151" office:value-type="string" calcext:value-type="string">
            <text:p>SPC</text:p>
          </table:table-cell>
          <table:table-cell table:style-name="ce35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267" office:value-type="date" office:date-value="2017-02-01" calcext:value-type="date">
            <text:p>01/02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49" calcext:value-type="float">
            <text:p>49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267" office:value-type="date" office:date-value="2017-03-03" calcext:value-type="date">
            <text:p>03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67" calcext:value-type="float">
            <text:p>67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----</text:p>
          </table:table-cell>
          <table:table-cell table:style-name="ce151" office:value-type="float" office:value="68" calcext:value-type="float">
            <text:p>68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267" office:value-type="date" office:date-value="2017-03-05" calcext:value-type="date">
            <text:p>05/03/17</text:p>
          </table:table-cell>
          <table:table-cell table:style-name="ce151" office:value-type="float" office:value="69" calcext:value-type="float">
            <text:p>69</text:p>
          </table:table-cell>
          <table:table-cell table:style-name="ce151"/>
          <table:table-cell/>
          <table:table-cell table:style-name="ce151"/>
          <table:table-cell table:style-name="ce151" office:value-type="string" calcext:value-type="string">
            <text:p>Compilado 2 texto total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0" calcext:value-type="float">
            <text:p>70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LWC-nrsv1.odt" xlink:type="simple">LWC-nrsv1</text:a></text:p>
          </table:table-cell>
          <table:table-cell table:style-name="ce267" office:value-type="date" office:date-value="2017-03-06" calcext:value-type="date">
            <text:p>06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1" calcext:value-type="float">
            <text:p>71</text:p>
          </table:table-cell>
          <table:table-cell table:style-name="ce151"/>
          <table:table-cell office:value-type="string" calcext:value-type="string">
            <text:p><text:a xlink:href="../PI%202.2/b00k.odt" xlink:type="simple">b00k</text:a>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b00k.odt" xlink:type="simple">b00k</text:a></text:p>
          </table:table-cell>
          <table:table-cell table:style-name="ce267" office:value-type="date" office:date-value="2017-03-06" calcext:value-type="date">
            <text:p>06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2" calcext:value-type="float">
            <text:p>72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*tct" xlink:type="simple">*tct</text:a></text:p>
          </table:table-cell>
          <table:table-cell table:style-name="ce267" office:value-type="date" office:date-value="2017-03-07" calcext:value-type="date">
            <text:p>07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3" calcext:value-type="float">
            <text:p>73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string" calcext:value-type="string">
            <text:p>Tomorrow Comes Today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dc" xlink:type="simple">ndc</text:a></text:p>
          </table:table-cell>
          <table:table-cell table:style-name="ce267" office:value-type="date" office:date-value="2017-03-12" calcext:value-type="date">
            <text:p>12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4" calcext:value-type="float">
            <text:p>74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3" calcext:value-type="float">
            <text:p>43</text:p>
          </table:table-cell>
          <table:table-cell table:style-name="ce151" office:value-type="string" calcext:value-type="string">
            <text:p>Nada de Cientifico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human" xlink:type="simple">human</text:a></text:p>
          </table:table-cell>
          <table:table-cell table:style-name="ce267" office:value-type="date" office:date-value="2017-03-12" calcext:value-type="date">
            <text:p>12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5" calcext:value-type="float">
            <text:p>75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4" calcext:value-type="float">
            <text:p>44</text:p>
          </table:table-cell>
          <table:table-cell table:style-name="ce151" office:value-type="string" calcext:value-type="string">
            <text:p>Human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trnsfrmd" xlink:type="simple">trnsfrmd</text:a></text:p>
          </table:table-cell>
          <table:table-cell table:style-name="ce267" office:value-type="date" office:date-value="2017-03-04" calcext:value-type="date">
            <text:p>0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6" calcext:value-type="float">
            <text:p>76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5" calcext:value-type="float">
            <text:p>45</text:p>
          </table:table-cell>
          <table:table-cell table:style-name="ce151" office:value-type="string" calcext:value-type="string">
            <text:p>Transformed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4%7C4project.ods" xlink:type="simple">4|4project</text:a></text:p>
          </table:table-cell>
          <table:table-cell table:style-name="ce267" office:value-type="date" office:date-value="2017-03-14" calcext:value-type="date">
            <text:p>1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7" calcext:value-type="float">
            <text:p>77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deep%20space" xlink:type="simple">deep space</text:a></text:p>
          </table:table-cell>
          <table:table-cell table:style-name="ce267" office:value-type="date" office:date-value="2017-03-14" calcext:value-type="date">
            <text:p>1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8" calcext:value-type="float">
            <text:p>78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6" calcext:value-type="float">
            <text:p>46</text:p>
          </table:table-cell>
          <table:table-cell table:style-name="ce151" office:value-type="string" calcext:value-type="string">
            <text:p>Deep Space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resultados" xlink:type="simple">resultados</text:a></text:p>
          </table:table-cell>
          <table:table-cell table:style-name="ce267" office:value-type="date" office:date-value="2017-03-15" calcext:value-type="date">
            <text:p>15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79" calcext:value-type="float">
            <text:p>79</text:p>
          </table:table-cell>
          <table:table-cell table:style-name="ce151"/>
          <table:table-cell office:value-type="string" calcext:value-type="string">
            <text:p><text:a xlink:href="../PI%202.2/C2t" xlink:type="simple">C2t</text:a></text:p>
          </table:table-cell>
          <table:table-cell table:style-name="ce151" office:value-type="float" office:value="47" calcext:value-type="float">
            <text:p>47</text:p>
          </table:table-cell>
          <table:table-cell table:style-name="ce151" office:value-type="string" calcext:value-type="string">
            <text:p>Resultados</text:p>
          </table:table-cell>
          <table:table-cell table:style-name="ce35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267" office:value-type="date" office:date-value="2017-03-24" calcext:value-type="date">
            <text:p>24/03/17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80" calcext:value-type="float">
            <text:p>80</text:p>
          </table:table-cell>
          <table:table-cell table:style-name="ce151"/>
          <table:table-cell/>
          <table:table-cell table:style-name="ce151" table:number-columns-repeated="2"/>
          <table:table-cell table:number-columns-repeated="1012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/>
          <table:table-cell table:style-name="ce267"/>
          <table:table-cell table:style-name="ce151" table:number-columns-repeated="4"/>
          <table:table-cell/>
          <table:table-cell table:style-name="ce151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171"/>
          <table:table-cell table:style-name="ce171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171" office:value-type="string" calcext:value-type="string" table:number-columns-spanned="2" table:number-rows-spanned="1">
            <text:p>Folder</text:p>
          </table:table-cell>
          <table:covered-table-cell table:style-name="ce151"/>
          <table:table-cell table:number-columns-repeated="1009"/>
        </table:table-row>
        <table:table-row table:style-name="ro1">
          <table:table-cell table:style-name="ce171" office:value-type="string" calcext:value-type="string">
            <text:p>Capitulo</text:p>
          </table:table-cell>
          <table:table-cell table:style-name="ce171" office:value-type="string" calcext:value-type="string">
            <text:p>Arquivo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Versao</text:p>
          </table:table-cell>
          <table:table-cell table:style-name="ce171" office:value-type="string" calcext:value-type="string">
            <text:p>Update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Referencend into:</text:p>
          </table:table-cell>
          <table:table-cell table:style-name="ce171" office:value-type="string" calcext:value-type="string">
            <text:p>Merged in:</text:p>
          </table:table-cell>
          <table:table-cell table:style-name="ce171" office:value-type="string" calcext:value-type="string">
            <text:p>Ordem</text:p>
          </table:table-cell>
          <table:table-cell table:style-name="ce171" office:value-type="string" calcext:value-type="string">
            <text:p>Title</text:p>
          </table:table-cell>
          <table:table-cell table:style-name="ce171" office:value-type="string" calcext:value-type="string">
            <text:p>start</text:p>
          </table:table-cell>
          <table:table-cell table:style-name="ce186" office:value-type="string" calcext:value-type="string" table:number-columns-spanned="2" table:number-rows-spanned="1">
            <text:p>Textos</text:p>
          </table:table-cell>
          <table:covered-table-cell table:style-name="ce151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51"/>
          <table:table-cell table:number-columns-repeated="4"/>
          <table:table-cell table:style-name="ce358"/>
          <table:table-cell table:style-name="ce151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51"/>
          <table:table-cell table:number-columns-repeated="4"/>
          <table:table-cell table:style-name="ce358"/>
          <table:table-cell table:style-name="ce151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Vontade Verdadeira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51"/>
          <table:table-cell table:number-columns-repeated="4"/>
          <table:table-cell table:style-name="ce358"/>
          <table:table-cell table:style-name="ce151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Textos/1/Non%20sense/Im%20runing%20around%20city.txt" xlink:type="simple">Im runing around city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Um%20mundo%20no%20qual%20os%20fatos%20simples%20naturais%20como.txt" xlink:type="simple">Mundo de Fatos Simple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Seus%20braços%20derretidos%20escorriam-me%20aos%20olhos,.txt" xlink:type="simple">Seus braços derretidos escorriam-me aos olho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as%20flores%20nascem%20monstros.txt" xlink:type="simple">Das flores nascem monstros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pois%20de%20muito%20refletir.txt" xlink:type="simple">Depois de muito refleti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chei%20que%20iria%20e%20voltei.txt" xlink:type="simple">Achei que iria e voltei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No%20decorrer%20da%20vida,%20do%20meu%20viver,.txt" xlink:type="simple">No decorrer da vida, do meu vive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%20insônia%20me%20é%20novamente%20companheira,.txt" xlink:type="simple">A insônia me é novamente companheir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Me%20perdi,%20me%20achei.txt" xlink:type="simple">Me perdi, me achei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o%20que%20tudo%20indica.txt" xlink:type="simple">Ao que tudo indic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gora%20mesmo%20o%20futuro%20parece%20se%20formar.txt" xlink:type="simple">Agora mesmo o futuro parece se formar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Bem%20como%20no%20primeiro%20dia,.txt" xlink:type="simple">Bem como no primeiro dia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m%20maior%20parte%20do%20tempo,.txt" xlink:type="simple">Em maior parte do temp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ntre%20todas%20as%20coisas%20possíveis,%20quero%20ouvir%20tua.txt" xlink:type="simple">Dentre todas as coisas possíveis, quero ouvir tua voz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Por%20entre%20brumas%20a%20avistei,%20mas%20em%20meu%20mundo.txt" xlink:type="simple">Por entre brumas a avistei, mas em meu mund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No%20vazio%20do%20breu.txt" xlink:type="simple">No vazio do breu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Queria%20que%20minhas%20memórias%20pudessem%20ser.txt" xlink:type="simple">Queria que minhas memórias pudessem ser</text:a></text:p>
          </table:table-cell>
          <table:table-cell table:style-name="ce267" office:value-type="string" calcext:value-type="string">
            <text:p>15/12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%20repente%20sonhei,.txt" xlink:type="simple">De repente sonhei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m%20nossas%20mentes%20surgem%20os%20pensamentos%20e%20dos.txt" xlink:type="simple">Em nossas mentes surgem os pensamentos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xistem%20motivos%20para%20exitar.txt" xlink:type="simple">Existem motivos para exitar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Minha%20vida%20só%20tem%20sentido%20em%20você.txt" xlink:type="simple">Minha vida só tem sentido em você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O%20que%20fazer%20ante%20tal%20momento_.txt" xlink:type="simple">O que fazer ante tal momento_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1/Raps/Pra%20mim%20é%20um%20remédio.txt" xlink:type="simple">Pra mim é um remédio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117" office:value-type="string" calcext:value-type="string">
            <text:p>1/</text:p>
          </table:table-cell>
          <table:table-cell table:style-name="ce151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reflexão.docx" xlink:type="simple">Reflexão</text:a></text:p>
          </table:table-cell>
          <table:table-cell table:style-name="ce267" office:value-type="date" office:date-value="2015-09-01" calcext:value-type="date">
            <text:p>01/09/15</text:p>
          </table:table-cell>
          <table:table-cell table:number-columns-repeated="8"/>
          <table:table-cell table:style-name="ce117" office:value-type="string" calcext:value-type="string">
            <text:p>.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Não%20sei.docx" xlink:type="simple">Não sei</text:a></text:p>
          </table:table-cell>
          <table:table-cell table:style-name="ce267" office:value-type="date" office:date-value="2015-09-01" calcext:value-type="date">
            <text:p>01/09/15</text:p>
          </table:table-cell>
          <table:table-cell table:number-columns-repeated="8"/>
          <table:table-cell table:style-name="ce117" office:value-type="string" calcext:value-type="string">
            <text:p>.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8"/>
          <table:table-cell table:style-name="ce117" office:value-type="string" calcext:value-type="string">
            <text:p>.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8"/>
          <table:table-cell table:style-name="ce358" office:value-type="string" calcext:value-type="string">
            <text:p>2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58" office:value-type="string" calcext:value-type="string">
            <text:p>2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58" office:value-type="string" calcext:value-type="string">
            <text:p>2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58" office:value-type="string" calcext:value-type="string">
            <text:p>2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Diário%20de%20bordo.docx" xlink:type="simple">Diário de bordo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Originais/Como%20sempre.docx" xlink:type="simple">Como sempre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358" office:value-type="string" calcext:value-type="string">
            <text:p>3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Originais/Te%20espancando%20ao%20contagiante%20som%20de%20bob.docx" xlink:type="simple">Te espancando ao contagiante som de bob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3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Monster%20inside%20a%20human.txt" xlink:type="simple">Monster inside a human</text:a></text:p>
          </table:table-cell>
          <table:table-cell table:style-name="ce267" office:value-type="date" office:date-value="2015-03-10" calcext:value-type="date">
            <text:p>10/03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Computing%20power.txt" xlink:type="simple">Computing power</text:a></text:p>
          </table:table-cell>
          <table:table-cell table:style-name="ce267" office:value-type="date" office:date-value="2015-05-10" calcext:value-type="date">
            <text:p>10/05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Incumoun.txt" xlink:type="simple">Incumoun</text:a></text:p>
          </table:table-cell>
          <table:table-cell table:style-name="ce267" office:value-type="date" office:date-value="2015-04-12" calcext:value-type="date">
            <text:p>12/04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No%20canto%20da%20tela.txt" xlink:type="simple">No canto da tela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.odt" xlink:type="simple">stick notes</text:a></text:p>
          </table:table-cell>
          <table:table-cell table:style-name="ce267" office:value-type="date" office:date-value="2015-11-11" calcext:value-type="date">
            <text:p>11/11/15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nada.txt" xlink:type="simple">O nada</text:a></text:p>
          </table:table-cell>
          <table:table-cell table:style-name="ce267" office:value-type="date" office:date-value="2016-01-03" calcext:value-type="date">
            <text:p>03/01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eep.docx" xlink:type="simple">Deep</text:a></text:p>
          </table:table-cell>
          <table:table-cell table:style-name="ce267" office:value-type="date" office:date-value="2016-03-03" calcext:value-type="date">
            <text:p>03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antorias.docx" xlink:type="simple">Cantorias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PI.docx" xlink:type="simple">PI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ascidos%20humanos.docx" xlink:type="simple">Nascidos humanos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alta%20de%20Vontades.docx" xlink:type="simple">Falta de Vontades</text:a></text:p>
          </table:table-cell>
          <table:table-cell table:style-name="ce267" office:value-type="date" office:date-value="2016-08-03" calcext:value-type="date">
            <text:p>03/08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why%20" xlink:type="simple">Why</text:a></text:p>
          </table:table-cell>
          <table:table-cell table:style-name="ce267" office:value-type="date" office:date-value="2016-10-04" calcext:value-type="date">
            <text:p>04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" xlink:type="simple">Impotencia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2" xlink:type="simple">Impotencia2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" xlink:type="simple">celular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" xlink:type="simple">Celular random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2" xlink:type="simple">Celular random notes2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est" xlink:type="simple">Nest</text:a></text:p>
          </table:table-cell>
          <table:table-cell table:style-name="ce267" office:value-type="date" office:date-value="2016-07-06" calcext:value-type="date">
            <text:p>06/07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%20Quê%20teme%20mais%20a%20morte,%20que%20a%20si%20mesmo%3F.txt" xlink:type="simple">Quê teme mais a morte, que a si mesmo?</text:a></text:p>
          </table:table-cell>
          <table:table-cell table:style-name="ce267" office:value-type="date" office:date-value="2016-02-06" calcext:value-type="date">
            <text:p>06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ecorrendo%20o%20Indesritivel.txt" xlink:type="simple">Decorrendo o Indesritivel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Hitori.txt" xlink:type="simple">Hitori</text:a></text:p>
          </table:table-cell>
          <table:table-cell table:style-name="ce267" office:value-type="date" office:date-value="2016-07-06" calcext:value-type="date">
            <text:p>06/07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58" office:value-type="string" calcext:value-type="string">
            <text:p>Escritos Diversos/2/</text:p>
          </table:table-cell>
          <table:table-cell table:style-name="ce151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58" office:value-type="string" calcext:value-type="string">
            <text:p>Escritos Diversos/2/</text:p>
          </table:table-cell>
          <table:table-cell table:style-name="ce151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58" office:value-type="string" calcext:value-type="string">
            <text:p>Escritos Diversos/2/</text:p>
          </table:table-cell>
          <table:table-cell table:style-name="ce151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58" office:value-type="string" calcext:value-type="string">
            <text:p>Escritos Diversos/2/</text:p>
          </table:table-cell>
          <table:table-cell table:style-name="ce151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58" office:value-type="string" calcext:value-type="string">
            <text:p>Escritos Diversos/2/</text:p>
          </table:table-cell>
          <table:table-cell table:style-name="ce151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Impotencia" xlink:type="simple">Impotencia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ramdon%20notes" xlink:type="simple">celular random notes</text:a></text:p>
          </table:table-cell>
          <table:table-cell table:style-name="ce267" office:value-type="date" office:date-value="2016-04-06" calcext:value-type="date">
            <text:p>06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Modifying%20the%20information%20system" xlink:type="simple">Modifying the information system</text:a></text:p>
          </table:table-cell>
          <table:table-cell table:style-name="ce267" office:value-type="date" office:date-value="2016-04-08" calcext:value-type="date">
            <text:p>08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dedicatoria%20a%20erva" xlink:type="simple">Dedicatoria a erva</text:a></text:p>
          </table:table-cell>
          <table:table-cell table:style-name="ce267" office:value-type="date" office:date-value="2016-04-09" calcext:value-type="date">
            <text:p>09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1612" xlink:type="simple">1612</text:a></text:p>
          </table:table-cell>
          <table:table-cell table:style-name="ce267" office:value-type="date" office:date-value="2016-02-10" calcext:value-type="date">
            <text:p>10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qtenrgy" xlink:type="simple">qtenrgy</text:a></text:p>
          </table:table-cell>
          <table:table-cell table:style-name="ce267" office:value-type="date" office:date-value="2016-07-10" calcext:value-type="date">
            <text:p>10/07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sonho" xlink:type="simple">sonho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rograming%5B%5D" xlink:type="simple">programing[]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osições%20indeterministicas" xlink:type="simple">Posições indeterministicas</text:a></text:p>
          </table:table-cell>
          <table:table-cell table:style-name="ce267" office:value-type="date" office:date-value="2016-12-10" calcext:value-type="date">
            <text:p>10/1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Turista%20do%20mundo" xlink:type="simple">Turista do mundo</text:a></text:p>
          </table:table-cell>
          <table:table-cell table:style-name="ce267" office:value-type="date" office:date-value="2016-02-12" calcext:value-type="date">
            <text:p>12/02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planing" xlink:type="simple">Pplaning</text:a></text:p>
          </table:table-cell>
          <table:table-cell table:style-name="ce267" office:value-type="date" office:date-value="2016-04-12" calcext:value-type="date">
            <text:p>12/04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notas%20do%20individuo" xlink:type="simple">notas do individuo</text:a></text:p>
          </table:table-cell>
          <table:table-cell table:style-name="ce267" office:value-type="date" office:date-value="2016-07-12" calcext:value-type="date">
            <text:p>12/07/16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mais%20importante%2002022017" xlink:type="simple">O mais importante 02022017</text:a></text:p>
          </table:table-cell>
          <table:table-cell table:style-name="ce267" office:value-type="date" office:date-value="2017-02-02" calcext:value-type="date">
            <text:p>02/02/17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8"/>
          <table:table-cell table:style-name="ce358" office:value-type="string" calcext:value-type="string">
            <text:p>Escritos Diversos/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vcards_20140806_101822.vcf" xlink:type="simple">vcards_20140806_101822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incumoun%2004122015.txt" xlink:type="simple">incumoun 04122015</text:a></text:p>
          </table:table-cell>
          <table:table-cell table:style-name="ce267" office:value-type="date" office:date-value="2015-04-12" calcext:value-type="date">
            <text:p>12/04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hlse.txt" xlink:type="simple">hlse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PI%202.2/LWC.odt" xlink:type="simple">LWC</text:a></text:p>
          </table:table-cell>
          <table:table-cell table:style-name="ce267" office:value-type="date" office:date-value="2017-08-02" calcext:value-type="date">
            <text:p>02/08/17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Drive/Poemas/Aliens%20que%20fazen%20weeeeeeriiiiiiii%20en%20vez%20de" xlink:type="simple">Aliens que fazen weeeeeeriiiiiiii en vez de</text:a></text:p>
          </table:table-cell>
          <table:table-cell table:style-name="ce267" office:value-type="date" office:date-value="2014-06-08" calcext:value-type="date">
            <text:p>08/06/14</text:p>
          </table:table-cell>
          <table:table-cell table:number-columns-repeated="8"/>
          <table:table-cell table:style-name="ce358" office:value-type="string" calcext:value-type="string">
            <text:p>Drive/</text:p>
          </table:table-cell>
          <table:table-cell table:style-name="ce151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A%20Chegada%20de%20um%20Novo%20Sentimento.docx" xlink:type="simple">A Chegada de um Novo Sentiment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Eu%20Mesmo.docx" xlink:type="simple">Eu Mesm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FirstText.docx" xlink:type="simple">FirstText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O%20justo%20que%20se%20julga%20sabio%20comete%20a%20injustiÃ§a.docx" xlink:type="simple">O justo que se julga sabio comete a injustiÃ§a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Prisioneiro%20da%20Escuridao.docx" xlink:type="simple">Prisioneiro da Escuridao</text:a></text:p>
          </table:table-cell>
          <table:table-cell table:style-name="ce267" office:value-type="date" office:date-value="2015-10-05" calcext:value-type="date">
            <text:p>05/10/15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O%20primeiro%20encontro.docx" xlink:type="simple">O primeiro encontro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Editados/Prisioneiro%20da%20escuridao%20texto2.docx" xlink:type="simple">Prisioneiro da escuridao texto2</text:a></text:p>
          </table:table-cell>
          <table:table-cell table:style-name="ce267" office:value-type="date" office:date-value="2016-05-01" calcext:value-type="date">
            <text:p>01/05/16</text:p>
          </table:table-cell>
          <table:table-cell table:number-columns-repeated="8"/>
          <table:table-cell table:style-name="ce358" office:value-type="string" calcext:value-type="string">
            <text:p>oldest ones/</text:p>
          </table:table-cell>
          <table:table-cell table:style-name="ce151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new%20file" xlink:type="simple">new file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knocking1-1" xlink:type="simple">knocking1-1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crazy%20enviromental%20mind" xlink:type="simple">crazy enviromental mind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nwusr" xlink:type="simple">nwusr</text:a></text:p>
          </table:table-cell>
          <table:table-cell table:style-name="ce267" office:value-type="date" office:date-value="2016-02-09" calcext:value-type="date">
            <text:p>09/02/16</text:p>
          </table:table-cell>
          <table:table-cell table:number-columns-repeated="8"/>
          <table:table-cell table:style-name="ce358" office:value-type="string" calcext:value-type="string">
            <text:p>./</text:p>
          </table:table-cell>
          <table:table-cell table:style-name="ce151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New%20Text%20Document.odt" xlink:type="simple">New Text Document</text:a></text:p>
          </table:table-cell>
          <table:table-cell table:style-name="ce267" office:value-type="date" office:date-value="2016-04-01" calcext:value-type="date">
            <text:p>01/04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nsaios%20Futuristicos%20-%20Pré-edição.docx" xlink:type="simple">Ensaios Futuristicos - Pré-edição</text:a></text:p>
          </table:table-cell>
          <table:table-cell table:style-name="ce267" office:value-type="date" office:date-value="2016-05-02" calcext:value-type="date">
            <text:p>02/05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scrita%20diversamente%20divergente.docx" xlink:type="simple">Escrita diversamente divergente</text:a></text:p>
          </table:table-cell>
          <table:table-cell table:style-name="ce267" office:value-type="date" office:date-value="2016-01-03" calcext:value-type="date">
            <text:p>03/01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.docx" xlink:type="simple">Compilado</text:a></text:p>
          </table:table-cell>
          <table:table-cell table:style-name="ce267" office:value-type="date" office:date-value="2016-10-03" calcext:value-type="date">
            <text:p>03/10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Index%20compilados%20II.odt" xlink:type="simple">Index compilados II</text:a></text:p>
          </table:table-cell>
          <table:table-cell table:style-name="ce267" office:value-type="date" office:date-value="2016-11-06" calcext:value-type="date">
            <text:p>06/11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ranslate.docx" xlink:type="simple">Translate</text:a></text:p>
          </table:table-cell>
          <table:table-cell table:style-name="ce267" office:value-type="date" office:date-value="2016-05-03" calcext:value-type="date">
            <text:p>03/05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nsaios%20Futuristicos%20-%20Pré-edição%201.2.odt" xlink:type="simple">Ensaios Futuristicos - Pré-edição 1.2</text:a></text:p>
          </table:table-cell>
          <table:table-cell table:style-name="ce267" office:value-type="date" office:date-value="2016-03-10" calcext:value-type="date">
            <text:p>10/03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58" office:value-type="string" calcext:value-type="string">
            <text:p>Compilados – Edits – Index/</text:p>
          </table:table-cell>
          <table:table-cell table:style-name="ce151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86" office:value-type="string" calcext:value-type="string" table:number-columns-spanned="2" table:number-rows-spanned="1">
            <text:p>nrsdirectory/nrs_subjects</text:p>
          </table:table-cell>
          <table:covered-table-cell table:style-name="ce15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58" office:value-type="string" calcext:value-type="string">
            <text:p>/</text:p>
          </table:table-cell>
          <table:table-cell table:style-name="ce151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Progress.A1:Progress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20:05.949229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08T12:20:14.601275641</dc:date>
    <meta:editing-duration>P1DT4H32M59S</meta:editing-duration>
    <meta:editing-cycles>302</meta:editing-cycles>
    <meta:document-statistic meta:table-count="10" meta:cell-count="4977" meta:object-count="0"/>
  </office:meta>
</office:document-meta>
</file>